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1077">
            <text:p>1077</text:p>
          </table:table-cell>
          <table:table-cell office:value-type="float" office:value="1">
            <text:p>1</text:p>
          </table:table-cell>
          <table:table-cell office:value-type="float" office:value="1075">
            <text:p>1075</text:p>
          </table:table-cell>
          <table:table-cell office:value-type="float" office:value="1081">
            <text:p>1081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0.555041628122112">
            <text:p>-0.5550416281</text:p>
          </table:table-cell>
          <table:table-cell table:formula="of:=IF(OR(AND([.B2]&gt;[.E2];[.C2]=0);AND([.B2]&lt;=[.E2];[.C2]=1));1;&quot;&quot;)" office:value-type="float" office:value="1">
            <text:p>1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float" office:value="1090">
            <text:p>1090</text:p>
          </table:table-cell>
          <table:table-cell office:value-type="float" office:value="1124">
            <text:p>1124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 office:value-type="float" office:value="1">
            <text:p>1</text:p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3.02491103202847">
            <text:p>-3.024911032</text:p>
          </table:table-cell>
          <table:table-cell table:formula="of:=IF(OR(AND([.B3]&gt;[.E3];[.C3]=0);AND([.B3]&lt;=[.E3];[.C3]=1));1;&quot;&quot;)">
            <text:p/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721">
            <text:p>721</text:p>
          </table:table-cell>
          <table:table-cell office:value-type="float" office:value="741">
            <text:p>741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2.69905533063428">
            <text:p>-2.6990553306</text:p>
          </table:table-cell>
          <table:table-cell table:formula="of:=IF(OR(AND([.B4]&gt;[.E4];[.C4]=0);AND([.B4]&lt;=[.E4];[.C4]=1));1;&quot;&quot;)">
            <text:p/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1465">
            <text:p>1465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483">
            <text:p>1483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-1.48347943358058">
            <text:p>-1.4834794336</text:p>
          </table:table-cell>
          <table:table-cell table:formula="of:=IF(OR(AND([.B5]&gt;[.E5];[.C5]=0);AND([.B5]&lt;=[.E5];[.C5]=1));1;&quot;&quot;)" office:value-type="float" office:value="1">
            <text:p>1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38">
            <text:p>838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-5.72792362768496">
            <text:p>-5.7279236277</text:p>
          </table:table-cell>
          <table:table-cell table:formula="of:=IF(OR(AND([.B6]&gt;[.E6];[.C6]=0);AND([.B6]&lt;=[.E6];[.C6]=1));1;&quot;&quot;)" office:value-type="float" office:value="1">
            <text:p>1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office:value-type="float" office:value="759">
            <text:p>759</text:p>
          </table:table-cell>
          <table:table-cell office:value-type="float" office:value="773">
            <text:p>773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-1.8111254851229">
            <text:p>-1.8111254851</text:p>
          </table:table-cell>
          <table:table-cell table:formula="of:=IF(OR(AND([.B7]&gt;[.E7];[.C7]=0);AND([.B7]&lt;=[.E7];[.C7]=1));1;&quot;&quot;)">
            <text:p/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office:value-type="float" office:value="979">
            <text:p>979</text:p>
          </table:table-cell>
          <table:table-cell office:value-type="float" office:value="994">
            <text:p>994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-1.50905432595575">
            <text:p>-1.509054326</text:p>
          </table:table-cell>
          <table:table-cell table:formula="of:=IF(OR(AND([.B8]&gt;[.E8];[.C8]=0);AND([.B8]&lt;=[.E8];[.C8]=1));1;&quot;&quot;)">
            <text:p/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1346">
            <text:p>1346</text:p>
          </table:table-cell>
          <table:table-cell office:value-type="float" office:value="1">
            <text:p>1</text:p>
          </table:table-cell>
          <table:table-cell office:value-type="float" office:value="1352">
            <text:p>1352</text:p>
          </table:table-cell>
          <table:table-cell office:value-type="float" office:value="1335">
            <text:p>1335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 office:value-type="float" office:value="1">
            <text:p>1</text:p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1.27340823970037">
            <text:p>1.2734082397</text:p>
          </table:table-cell>
          <table:table-cell table:formula="of:=IF(OR(AND([.B9]&gt;[.E9];[.C9]=0);AND([.B9]&lt;=[.E9];[.C9]=1));1;&quot;&quot;)">
            <text:p/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631">
            <text:p>631</text:p>
          </table:table-cell>
          <table:table-cell office:value-type="float" office:value="0">
            <text:p>0</text:p>
          </table:table-cell>
          <table:table-cell office:value-type="float" office:value="632">
            <text:p>632</text:p>
          </table:table-cell>
          <table:table-cell office:value-type="float" office:value="645">
            <text:p>645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2.01550387596899">
            <text:p>-2.015503876</text:p>
          </table:table-cell>
          <table:table-cell table:formula="of:=IF(OR(AND([.B10]&gt;[.E10];[.C10]=0);AND([.B10]&lt;=[.E10];[.C10]=1));1;&quot;&quot;)">
            <text:p/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2265">
            <text:p>12265</text:p>
          </table:table-cell>
          <table:table-cell office:value-type="float" office:value="0">
            <text:p>0</text:p>
          </table:table-cell>
          <table:table-cell office:value-type="float" office:value="12245">
            <text:p>12245</text:p>
          </table:table-cell>
          <table:table-cell office:value-type="float" office:value="12405">
            <text:p>1240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 office:value-type="float" office:value="1">
            <text:p>1</text:p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1.28980249899234">
            <text:p>-1.289802499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2035">
            <text:p>2035</text:p>
          </table:table-cell>
          <table:table-cell office:value-type="float" office:value="0">
            <text:p>0</text:p>
          </table:table-cell>
          <table:table-cell office:value-type="float" office:value="2023">
            <text:p>2023</text:p>
          </table:table-cell>
          <table:table-cell office:value-type="float" office:value="2075">
            <text:p>2075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 office:value-type="float" office:value="1">
            <text:p>1</text:p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2.50602409638554">
            <text:p>-2.5060240964</text:p>
          </table:table-cell>
          <table:table-cell table:formula="of:=IF(OR(AND([.B12]&gt;[.E12];[.C12]=0);AND([.B12]&lt;=[.E12];[.C12]=1));1;&quot;&quot;)">
            <text:p/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1335">
            <text:p>1335</text:p>
          </table:table-cell>
          <table:table-cell office:value-type="float" office:value="0">
            <text:p>0</text:p>
          </table:table-cell>
          <table:table-cell office:value-type="float" office:value="1337">
            <text:p>1337</text:p>
          </table:table-cell>
          <table:table-cell office:value-type="float" office:value="1389">
            <text:p>1389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-3.74370050395967">
            <text:p>-3.743700504</text:p>
          </table:table-cell>
          <table:table-cell table:formula="of:=IF(OR(AND([.B13]&gt;[.E13];[.C13]=0);AND([.B13]&lt;=[.E13];[.C13]=1));1;&quot;&quot;)">
            <text:p/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3047">
            <text:p>3047</text:p>
          </table:table-cell>
          <table:table-cell office:value-type="float" office:value="1">
            <text:p>1</text:p>
          </table:table-cell>
          <table:table-cell office:value-type="float" office:value="3044">
            <text:p>3044</text:p>
          </table:table-cell>
          <table:table-cell office:value-type="float" office:value="3077">
            <text:p>3077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1.07247318817029">
            <text:p>-1.0724731882</text:p>
          </table:table-cell>
          <table:table-cell table:formula="of:=IF(OR(AND([.B14]&gt;[.E14];[.C14]=0);AND([.B14]&lt;=[.E14];[.C14]=1));1;&quot;&quot;)" office:value-type="float" office:value="1">
            <text:p>1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832">
            <text:p>1832</text:p>
          </table:table-cell>
          <table:table-cell office:value-type="float" office:value="1">
            <text:p>1</text:p>
          </table:table-cell>
          <table:table-cell office:value-type="float" office:value="1835">
            <text:p>1835</text:p>
          </table:table-cell>
          <table:table-cell office:value-type="float" office:value="1846">
            <text:p>1846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 office:value-type="float" office:value="1">
            <text:p>1</text:p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 office:value-type="float" office:value="1">
            <text:p>1</text:p>
          </table:table-cell>
          <table:table-cell table:formula="of:=IF(OR(AND([.G15]=1;[.I15]=1);AND([.F15]=1;[.H15]=1));1;&quot;&quot;)" office:value-type="float" office:value="1">
            <text:p>1</text:p>
          </table:table-cell>
          <table:table-cell/>
          <table:table-cell table:formula="of:=([.D15]/[.E15]*100)-100" office:value-type="float" office:value="-0.59588299024918">
            <text:p>-0.5958829902</text:p>
          </table:table-cell>
          <table:table-cell table:formula="of:=IF(OR(AND([.B15]&gt;[.E15];[.C15]=0);AND([.B15]&lt;=[.E15];[.C15]=1));1;&quot;&quot;)" office:value-type="float" office:value="1">
            <text:p>1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182">
            <text:p>1182</text:p>
          </table:table-cell>
          <table:table-cell office:value-type="float" office:value="1">
            <text:p>1</text:p>
          </table:table-cell>
          <table:table-cell office:value-type="float" office:value="1183">
            <text:p>1183</text:p>
          </table:table-cell>
          <table:table-cell office:value-type="float" office:value="1211">
            <text:p>1211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 office:value-type="float" office:value="1">
            <text:p>1</text:p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 office:value-type="float" office:value="1">
            <text:p>1</text:p>
          </table:table-cell>
          <table:table-cell table:formula="of:=IF(OR(AND([.G16]=1;[.I16]=1);AND([.F16]=1;[.H16]=1));1;&quot;&quot;)" office:value-type="float" office:value="1">
            <text:p>1</text:p>
          </table:table-cell>
          <table:table-cell/>
          <table:table-cell table:formula="of:=([.D16]/[.E16]*100)-100" office:value-type="float" office:value="-2.3121387283237">
            <text:p>-2.3121387283</text:p>
          </table:table-cell>
          <table:table-cell table:formula="of:=IF(OR(AND([.B16]&gt;[.E16];[.C16]=0);AND([.B16]&lt;=[.E16];[.C16]=1));1;&quot;&quot;)" office:value-type="float" office:value="1">
            <text:p>1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office:value-type="float" office:value="967">
            <text:p>967</text:p>
          </table:table-cell>
          <table:table-cell office:value-type="float" office:value="989">
            <text:p>989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2.22446916076845">
            <text:p>-2.2244691608</text:p>
          </table:table-cell>
          <table:table-cell table:formula="of:=IF(OR(AND([.B17]&gt;[.E17];[.C17]=0);AND([.B17]&lt;=[.E17];[.C17]=1));1;&quot;&quot;)" office:value-type="float" office:value="1">
            <text:p>1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743">
            <text:p>1743</text:p>
          </table:table-cell>
          <table:table-cell office:value-type="float" office:value="0">
            <text:p>0</text:p>
          </table:table-cell>
          <table:table-cell office:value-type="float" office:value="1719">
            <text:p>1719</text:p>
          </table:table-cell>
          <table:table-cell office:value-type="float" office:value="1748">
            <text:p>1748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 office:value-type="float" office:value="1">
            <text:p>1</text:p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-1.65903890160183">
            <text:p>-1.6590389016</text:p>
          </table:table-cell>
          <table:table-cell table:formula="of:=IF(OR(AND([.B18]&gt;[.E18];[.C18]=0);AND([.B18]&lt;=[.E18];[.C18]=1));1;&quot;&quot;)">
            <text:p/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270">
            <text:p>1270</text:p>
          </table:table-cell>
          <table:table-cell office:value-type="float" office:value="1">
            <text:p>1</text:p>
          </table:table-cell>
          <table:table-cell office:value-type="float" office:value="1265">
            <text:p>1265</text:p>
          </table:table-cell>
          <table:table-cell office:value-type="float" office:value="1263">
            <text:p>1263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0.158353127474271">
            <text:p>0.1583531275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618">
            <text:p>1618</text:p>
          </table:table-cell>
          <table:table-cell office:value-type="float" office:value="1">
            <text:p>1</text:p>
          </table:table-cell>
          <table:table-cell office:value-type="float" office:value="1622">
            <text:p>1622</text:p>
          </table:table-cell>
          <table:table-cell office:value-type="float" office:value="1633">
            <text:p>1633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 office:value-type="float" office:value="1">
            <text:p>1</text:p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  <table:table-cell table:formula="of:=([.D20]/[.E20]*100)-100" office:value-type="float" office:value="-0.67360685854257">
            <text:p>-0.6736068585</text:p>
          </table:table-cell>
          <table:table-cell table:formula="of:=IF(OR(AND([.B20]&gt;[.E20];[.C20]=0);AND([.B20]&lt;=[.E20];[.C20]=1));1;&quot;&quot;)" office:value-type="float" office:value="1">
            <text:p>1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4020">
            <text:p>4020</text:p>
          </table:table-cell>
          <table:table-cell office:value-type="float" office:value="1">
            <text:p>1</text:p>
          </table:table-cell>
          <table:table-cell office:value-type="float" office:value="4044">
            <text:p>4044</text:p>
          </table:table-cell>
          <table:table-cell office:value-type="float" office:value="4145">
            <text:p>4145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 office:value-type="float" office:value="1">
            <text:p>1</text:p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 office:value-type="float" office:value="1">
            <text:p>1</text:p>
          </table:table-cell>
          <table:table-cell table:formula="of:=IF(OR(AND([.G21]=1;[.I21]=1);AND([.F21]=1;[.H21]=1));1;&quot;&quot;)" office:value-type="float" office:value="1">
            <text:p>1</text:p>
          </table:table-cell>
          <table:table-cell/>
          <table:table-cell table:formula="of:=([.D21]/[.E21]*100)-100" office:value-type="float" office:value="-2.43667068757539">
            <text:p>-2.4366706876</text:p>
          </table:table-cell>
          <table:table-cell table:formula="of:=IF(OR(AND([.B21]&gt;[.E21];[.C21]=0);AND([.B21]&lt;=[.E21];[.C21]=1));1;&quot;&quot;)" office:value-type="float" office:value="1">
            <text:p>1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1183">
            <text:p>1183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176">
            <text:p>1176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1.10544217687074">
            <text:p>1.1054421769</text:p>
          </table:table-cell>
          <table:table-cell table:formula="of:=IF(OR(AND([.B22]&gt;[.E22];[.C22]=0);AND([.B22]&lt;=[.E22];[.C22]=1));1;&quot;&quot;)" office:value-type="float" office:value="1">
            <text:p>1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4940">
            <text:p>4940</text:p>
          </table:table-cell>
          <table:table-cell office:value-type="float" office:value="0">
            <text:p>0</text:p>
          </table:table-cell>
          <table:table-cell office:value-type="float" office:value="4937">
            <text:p>4937</text:p>
          </table:table-cell>
          <table:table-cell office:value-type="float" office:value="4975">
            <text:p>497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 office:value-type="float" office:value="1">
            <text:p>1</text:p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0.763819095477388">
            <text:p>-0.7638190955</text:p>
          </table:table-cell>
          <table:table-cell table:formula="of:=IF(OR(AND([.B23]&gt;[.E23];[.C23]=0);AND([.B23]&lt;=[.E23];[.C23]=1));1;&quot;&quot;)">
            <text:p/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3975">
            <text:p>3975</text:p>
          </table:table-cell>
          <table:table-cell office:value-type="float" office:value="1">
            <text:p>1</text:p>
          </table:table-cell>
          <table:table-cell office:value-type="float" office:value="4034">
            <text:p>4034</text:p>
          </table:table-cell>
          <table:table-cell office:value-type="float" office:value="4080">
            <text:p>408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 office:value-type="float" office:value="1">
            <text:p>1</text:p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 office:value-type="float" office:value="1">
            <text:p>1</text:p>
          </table:table-cell>
          <table:table-cell table:formula="of:=IF(OR(AND([.G24]=1;[.I24]=1);AND([.F24]=1;[.H24]=1));1;&quot;&quot;)" office:value-type="float" office:value="1">
            <text:p>1</text:p>
          </table:table-cell>
          <table:table-cell/>
          <table:table-cell table:formula="of:=([.D24]/[.E24]*100)-100" office:value-type="float" office:value="-1.12745098039215">
            <text:p>-1.1274509804</text:p>
          </table:table-cell>
          <table:table-cell table:formula="of:=IF(OR(AND([.B24]&gt;[.E24];[.C24]=0);AND([.B24]&lt;=[.E24];[.C24]=1));1;&quot;&quot;)" office:value-type="float" office:value="1">
            <text:p>1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5920">
            <text:p>5920</text:p>
          </table:table-cell>
          <table:table-cell office:value-type="float" office:value="1">
            <text:p>1</text:p>
          </table:table-cell>
          <table:table-cell office:value-type="float" office:value="5944">
            <text:p>5944</text:p>
          </table:table-cell>
          <table:table-cell office:value-type="float" office:value="6090">
            <text:p>609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 office:value-type="float" office:value="1">
            <text:p>1</text:p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 office:value-type="float" office:value="1">
            <text:p>1</text:p>
          </table:table-cell>
          <table:table-cell table:formula="of:=IF(OR(AND([.G25]=1;[.I25]=1);AND([.F25]=1;[.H25]=1));1;&quot;&quot;)" office:value-type="float" office:value="1">
            <text:p>1</text:p>
          </table:table-cell>
          <table:table-cell/>
          <table:table-cell table:formula="of:=([.D25]/[.E25]*100)-100" office:value-type="float" office:value="-2.39737274220033">
            <text:p>-2.3973727422</text:p>
          </table:table-cell>
          <table:table-cell table:formula="of:=IF(OR(AND([.B25]&gt;[.E25];[.C25]=0);AND([.B25]&lt;=[.E25];[.C25]=1));1;&quot;&quot;)" office:value-type="float" office:value="1">
            <text:p>1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16570">
            <text:p>16570</text:p>
          </table:table-cell>
          <table:table-cell office:value-type="float" office:value="1">
            <text:p>1</text:p>
          </table:table-cell>
          <table:table-cell office:value-type="float" office:value="16712">
            <text:p>16712</text:p>
          </table:table-cell>
          <table:table-cell office:value-type="float" office:value="17100">
            <text:p>17100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 office:value-type="float" office:value="1">
            <text:p>1</text:p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 office:value-type="float" office:value="1">
            <text:p>1</text:p>
          </table:table-cell>
          <table:table-cell table:formula="of:=IF(OR(AND([.G26]=1;[.I26]=1);AND([.F26]=1;[.H26]=1));1;&quot;&quot;)" office:value-type="float" office:value="1">
            <text:p>1</text:p>
          </table:table-cell>
          <table:table-cell/>
          <table:table-cell table:formula="of:=([.D26]/[.E26]*100)-100" office:value-type="float" office:value="-2.26900584795322">
            <text:p>-2.269005848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2522">
            <text:p>2522</text:p>
          </table:table-cell>
          <table:table-cell office:value-type="float" office:value="1">
            <text:p>1</text:p>
          </table:table-cell>
          <table:table-cell office:value-type="float" office:value="2546">
            <text:p>2546</text:p>
          </table:table-cell>
          <table:table-cell office:value-type="float" office:value="2519">
            <text:p>2519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 office:value-type="float" office:value="1">
            <text:p>1</text:p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1.07185391028186">
            <text:p>1.0718539103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1865">
            <text:p>1865</text:p>
          </table:table-cell>
          <table:table-cell office:value-type="float" office:value="1820">
            <text:p>1820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2.47252747252746">
            <text:p>2.4725274725</text:p>
          </table:table-cell>
          <table:table-cell table:formula="of:=IF(OR(AND([.B28]&gt;[.E28];[.C28]=0);AND([.B28]&lt;=[.E28];[.C28]=1));1;&quot;&quot;)" office:value-type="float" office:value="1">
            <text:p>1</text:p>
          </table:table-cell>
        </table:table-row>
        <table:table-row table:style-name="ro1">
          <table:table-cell office:value-type="float" office:value="2317">
            <text:p>2317</text:p>
          </table:table-cell>
          <table:table-cell office:value-type="float" office:value="1194">
            <text:p>1194</text:p>
          </table:table-cell>
          <table:table-cell office:value-type="float" office:value="1">
            <text:p>1</text:p>
          </table:table-cell>
          <table:table-cell office:value-type="float" office:value="1190">
            <text:p>1190</text:p>
          </table:table-cell>
          <table:table-cell office:value-type="float" office:value="1199">
            <text:p>1199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0.750625521267722">
            <text:p>-0.7506255213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4850">
            <text:p>4850</text:p>
          </table:table-cell>
          <table:table-cell office:value-type="float" office:value="0">
            <text:p>0</text:p>
          </table:table-cell>
          <table:table-cell office:value-type="float" office:value="4820">
            <text:p>4820</text:p>
          </table:table-cell>
          <table:table-cell office:value-type="float" office:value="4915">
            <text:p>4915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 office:value-type="float" office:value="1">
            <text:p>1</text:p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1.93285859613428">
            <text:p>-1.9328585961</text:p>
          </table:table-cell>
          <table:table-cell table:formula="of:=IF(OR(AND([.B30]&gt;[.E30];[.C30]=0);AND([.B30]&lt;=[.E30];[.C30]=1));1;&quot;&quot;)">
            <text:p/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float" office:value="5230">
            <text:p>5230</text:p>
          </table:table-cell>
          <table:table-cell office:value-type="float" office:value="1">
            <text:p>1</text:p>
          </table:table-cell>
          <table:table-cell office:value-type="float" office:value="5269">
            <text:p>5269</text:p>
          </table:table-cell>
          <table:table-cell office:value-type="float" office:value="5280">
            <text:p>5280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 office:value-type="float" office:value="1">
            <text:p>1</text:p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 office:value-type="float" office:value="1">
            <text:p>1</text:p>
          </table:table-cell>
          <table:table-cell table:formula="of:=IF(OR(AND([.G31]=1;[.I31]=1);AND([.F31]=1;[.H31]=1));1;&quot;&quot;)" office:value-type="float" office:value="1">
            <text:p>1</text:p>
          </table:table-cell>
          <table:table-cell/>
          <table:table-cell table:formula="of:=([.D31]/[.E31]*100)-100" office:value-type="float" office:value="-0.208333333333329">
            <text:p>-0.2083333333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office:value-type="float" office:value="811">
            <text:p>811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-1.60295930949445">
            <text:p>-1.6029593095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float" office:value="1768">
            <text:p>1768</text:p>
          </table:table-cell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 office:value-type="float" office:value="1778">
            <text:p>1778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-0.337457817772773">
            <text:p>-0.3374578178</text:p>
          </table:table-cell>
          <table:table-cell table:formula="of:=IF(OR(AND([.B33]&gt;[.E33];[.C33]=0);AND([.B33]&lt;=[.E33];[.C33]=1));1;&quot;&quot;)">
            <text:p/>
          </table:table-cell>
        </table:table-row>
        <table:table-row table:style-name="ro1">
          <table:table-cell office:value-type="float" office:value="2395">
            <text:p>2395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418">
            <text:p>418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 office:value-type="float" office:value="1">
            <text:p>1</text:p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0.239234449760758">
            <text:p>-0.2392344498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2174">
            <text:p>2174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-5.05979760809568">
            <text:p>-5.0597976081</text:p>
          </table:table-cell>
          <table:table-cell table:formula="of:=IF(OR(AND([.B35]&gt;[.E35];[.C35]=0);AND([.B35]&lt;=[.E35];[.C35]=1));1;&quot;&quot;)">
            <text:p/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2353">
            <text:p>2353</text:p>
          </table:table-cell>
          <table:table-cell office:value-type="float" office:value="0">
            <text:p>0</text:p>
          </table:table-cell>
          <table:table-cell office:value-type="float" office:value="2374">
            <text:p>2374</text:p>
          </table:table-cell>
          <table:table-cell office:value-type="float" office:value="2416">
            <text:p>2416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1.73841059602648">
            <text:p>-1.738410596</text:p>
          </table:table-cell>
          <table:table-cell table:formula="of:=IF(OR(AND([.B36]&gt;[.E36];[.C36]=0);AND([.B36]&lt;=[.E36];[.C36]=1));1;&quot;&quot;)">
            <text:p/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2304">
            <text:p>2304</text:p>
          </table:table-cell>
          <table:table-cell office:value-type="float" office:value="1">
            <text:p>1</text:p>
          </table:table-cell>
          <table:table-cell office:value-type="float" office:value="2335">
            <text:p>2335</text:p>
          </table:table-cell>
          <table:table-cell office:value-type="float" office:value="2313">
            <text:p>2313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 office:value-type="float" office:value="1">
            <text:p>1</text:p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 office:value-type="float" office:value="1">
            <text:p>1</text:p>
          </table:table-cell>
          <table:table-cell table:formula="of:=IF(OR(AND([.G37]=1;[.I37]=1);AND([.F37]=1;[.H37]=1));1;&quot;&quot;)" office:value-type="float" office:value="1">
            <text:p>1</text:p>
          </table:table-cell>
          <table:table-cell/>
          <table:table-cell table:formula="of:=([.D37]/[.E37]*100)-100" office:value-type="float" office:value="0.951145698227407">
            <text:p>0.9511456982</text:p>
          </table:table-cell>
          <table:table-cell table:formula="of:=IF(OR(AND([.B37]&gt;[.E37];[.C37]=0);AND([.B37]&lt;=[.E37];[.C37]=1));1;&quot;&quot;)" office:value-type="float" office:value="1">
            <text:p>1</text:p>
          </table:table-cell>
        </table:table-row>
        <table:table-row table:style-name="ro1">
          <table:table-cell office:value-type="float" office:value="2433">
            <text:p>2433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76">
            <text:p>1176</text:p>
          </table:table-cell>
          <table:table-cell office:value-type="float" office:value="1179">
            <text:p>1179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-0.254452926208643">
            <text:p>-0.2544529262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3773">
            <text:p>3773</text:p>
          </table:table-cell>
          <table:table-cell office:value-type="float" office:value="1">
            <text:p>1</text:p>
          </table:table-cell>
          <table:table-cell office:value-type="float" office:value="3687">
            <text:p>3687</text:p>
          </table:table-cell>
          <table:table-cell office:value-type="float" office:value="3891">
            <text:p>3891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5.24286815728604">
            <text:p>-5.2428681573</text:p>
          </table:table-cell>
          <table:table-cell table:formula="of:=IF(OR(AND([.B39]&gt;[.E39];[.C39]=0);AND([.B39]&lt;=[.E39];[.C39]=1));1;&quot;&quot;)" office:value-type="float" office:value="1">
            <text:p>1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1619">
            <text:p>1619</text:p>
          </table:table-cell>
          <table:table-cell office:value-type="float" office:value="0">
            <text:p>0</text:p>
          </table:table-cell>
          <table:table-cell office:value-type="float" office:value="1611">
            <text:p>1611</text:p>
          </table:table-cell>
          <table:table-cell office:value-type="float" office:value="1653">
            <text:p>1653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 office:value-type="float" office:value="1">
            <text:p>1</text:p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-2.54083484573503">
            <text:p>-2.5408348457</text:p>
          </table:table-cell>
          <table:table-cell table:formula="of:=IF(OR(AND([.B40]&gt;[.E40];[.C40]=0);AND([.B40]&lt;=[.E40];[.C40]=1));1;&quot;&quot;)">
            <text:p/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2420">
            <text:p>2420</text:p>
          </table:table-cell>
          <table:table-cell office:value-type="float" office:value="2491">
            <text:p>2491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 office:value-type="float" office:value="1">
            <text:p>1</text:p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 office:value-type="float" office:value="1">
            <text:p>1</text:p>
          </table:table-cell>
          <table:table-cell table:formula="of:=IF(OR(AND([.G41]=1;[.I41]=1);AND([.F41]=1;[.H41]=1));1;&quot;&quot;)" office:value-type="float" office:value="1">
            <text:p>1</text:p>
          </table:table-cell>
          <table:table-cell/>
          <table:table-cell table:formula="of:=([.D41]/[.E41]*100)-100" office:value-type="float" office:value="-2.85026093938178">
            <text:p>-2.8502609394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8720">
            <text:p>8720</text:p>
          </table:table-cell>
          <table:table-cell office:value-type="float" office:value="0">
            <text:p>0</text:p>
          </table:table-cell>
          <table:table-cell office:value-type="float" office:value="8650">
            <text:p>8650</text:p>
          </table:table-cell>
          <table:table-cell office:value-type="float" office:value="8570">
            <text:p>8570</text:p>
          </table:table-cell>
          <table:table-cell table:formula="of:=IF(AND([.B42]&gt;[.E42];[.H42]=1);1;&quot;&quot;)" office:value-type="float" office:value="1">
            <text:p>1</text:p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 office:value-type="float" office:value="1">
            <text:p>1</text:p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 office:value-type="float" office:value="1">
            <text:p>1</text:p>
          </table:table-cell>
          <table:table-cell/>
          <table:table-cell table:formula="of:=([.D42]/[.E42]*100)-100" office:value-type="float" office:value="0.933488914819151">
            <text:p>0.9334889148</text:p>
          </table:table-cell>
          <table:table-cell table:formula="of:=IF(OR(AND([.B42]&gt;[.E42];[.C42]=0);AND([.B42]&lt;=[.E42];[.C42]=1));1;&quot;&quot;)" office:value-type="float" office:value="1">
            <text:p>1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6779">
            <text:p>6779</text:p>
          </table:table-cell>
          <table:table-cell office:value-type="float" office:value="6870">
            <text:p>6870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 office:value-type="float" office:value="1">
            <text:p>1</text:p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 office:value-type="float" office:value="1">
            <text:p>1</text:p>
          </table:table-cell>
          <table:table-cell table:formula="of:=IF(OR(AND([.G43]=1;[.I43]=1);AND([.F43]=1;[.H43]=1));1;&quot;&quot;)" office:value-type="float" office:value="1">
            <text:p>1</text:p>
          </table:table-cell>
          <table:table-cell/>
          <table:table-cell table:formula="of:=([.D43]/[.E43]*100)-100" office:value-type="float" office:value="-1.32459970887918">
            <text:p>-1.3245997089</text:p>
          </table:table-cell>
          <table:table-cell table:formula="of:=IF(OR(AND([.B43]&gt;[.E43];[.C43]=0);AND([.B43]&lt;=[.E43];[.C43]=1));1;&quot;&quot;)" office:value-type="float" office:value="1">
            <text:p>1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office:value-type="float" office:value="1402">
            <text:p>1402</text:p>
          </table:table-cell>
          <table:table-cell office:value-type="float" office:value="1">
            <text:p>1</text:p>
          </table:table-cell>
          <table:table-cell office:value-type="float" office:value="1401">
            <text:p>1401</text:p>
          </table:table-cell>
          <table:table-cell office:value-type="float" office:value="1399">
            <text:p>1399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0.142959256611874">
            <text:p>0.1429592566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1923">
            <text:p>1923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34">
            <text:p>1934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 office:value-type="float" office:value="1">
            <text:p>1</text:p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 office:value-type="float" office:value="1">
            <text:p>1</text:p>
          </table:table-cell>
          <table:table-cell table:formula="of:=IF(OR(AND([.G45]=1;[.I45]=1);AND([.F45]=1;[.H45]=1));1;&quot;&quot;)" office:value-type="float" office:value="1">
            <text:p>1</text:p>
          </table:table-cell>
          <table:table-cell/>
          <table:table-cell table:formula="of:=([.D45]/[.E45]*100)-100" office:value-type="float" office:value="0.0517063081695994">
            <text:p>0.0517063082</text:p>
          </table:table-cell>
          <table:table-cell table:formula="of:=IF(OR(AND([.B45]&gt;[.E45];[.C45]=0);AND([.B45]&lt;=[.E45];[.C45]=1));1;&quot;&quot;)" office:value-type="float" office:value="1">
            <text:p>1</text:p>
          </table:table-cell>
        </table:table-row>
        <table:table-row table:style-name="ro1">
          <table:table-cell office:value-type="float" office:value="2695">
            <text:p>2695</text:p>
          </table:table-cell>
          <table:table-cell office:value-type="float" office:value="3835">
            <text:p>3835</text:p>
          </table:table-cell>
          <table:table-cell office:value-type="float" office:value="0">
            <text:p>0</text:p>
          </table:table-cell>
          <table:table-cell office:value-type="float" office:value="3812">
            <text:p>3812</text:p>
          </table:table-cell>
          <table:table-cell office:value-type="float" office:value="3780">
            <text:p>3780</text:p>
          </table:table-cell>
          <table:table-cell table:formula="of:=IF(AND([.B46]&gt;[.E46];[.H46]=1);1;&quot;&quot;)" office:value-type="float" office:value="1">
            <text:p>1</text:p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 office:value-type="float" office:value="1">
            <text:p>1</text:p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 office:value-type="float" office:value="1">
            <text:p>1</text:p>
          </table:table-cell>
          <table:table-cell/>
          <table:table-cell table:formula="of:=([.D46]/[.E46]*100)-100" office:value-type="float" office:value="0.846560846560848">
            <text:p>0.8465608466</text:p>
          </table:table-cell>
          <table:table-cell table:formula="of:=IF(OR(AND([.B46]&gt;[.E46];[.C46]=0);AND([.B46]&lt;=[.E46];[.C46]=1));1;&quot;&quot;)" office:value-type="float" office:value="1">
            <text:p>1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2633">
            <text:p>2633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2634">
            <text:p>2634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-0.0379650721336446">
            <text:p>-0.0379650721</text:p>
          </table:table-cell>
          <table:table-cell table:formula="of:=IF(OR(AND([.B47]&gt;[.E47];[.C47]=0);AND([.B47]&lt;=[.E47];[.C47]=1));1;&quot;&quot;)">
            <text:p/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float" office:value="3515">
            <text:p>3515</text:p>
          </table:table-cell>
          <table:table-cell office:value-type="float" office:value="1">
            <text:p>1</text:p>
          </table:table-cell>
          <table:table-cell office:value-type="float" office:value="3547">
            <text:p>3547</text:p>
          </table:table-cell>
          <table:table-cell office:value-type="float" office:value="3515">
            <text:p>3515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 office:value-type="float" office:value="1">
            <text:p>1</text:p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 office:value-type="float" office:value="1">
            <text:p>1</text:p>
          </table:table-cell>
          <table:table-cell table:formula="of:=IF(OR(AND([.G48]=1;[.I48]=1);AND([.F48]=1;[.H48]=1));1;&quot;&quot;)" office:value-type="float" office:value="1">
            <text:p>1</text:p>
          </table:table-cell>
          <table:table-cell/>
          <table:table-cell table:formula="of:=([.D48]/[.E48]*100)-100" office:value-type="float" office:value="0.910384068278816">
            <text:p>0.9103840683</text:p>
          </table:table-cell>
          <table:table-cell table:formula="of:=IF(OR(AND([.B48]&gt;[.E48];[.C48]=0);AND([.B48]&lt;=[.E48];[.C48]=1));1;&quot;&quot;)" office:value-type="float" office:value="1">
            <text:p>1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-2.45901639344262">
            <text:p>-2.4590163934</text:p>
          </table:table-cell>
          <table:table-cell table:formula="of:=IF(OR(AND([.B49]&gt;[.E49];[.C49]=0);AND([.B49]&lt;=[.E49];[.C49]=1));1;&quot;&quot;)">
            <text:p/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2794">
            <text:p>2794</text:p>
          </table:table-cell>
          <table:table-cell office:value-type="float" office:value="0">
            <text:p>0</text:p>
          </table:table-cell>
          <table:table-cell office:value-type="float" office:value="2794">
            <text:p>2794</text:p>
          </table:table-cell>
          <table:table-cell office:value-type="float" office:value="2854">
            <text:p>2854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2.10231254379818">
            <text:p>-2.1023125438</text:p>
          </table:table-cell>
          <table:table-cell table:formula="of:=IF(OR(AND([.B50]&gt;[.E50];[.C50]=0);AND([.B50]&lt;=[.E50];[.C50]=1));1;&quot;&quot;)">
            <text:p/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5310">
            <text:p>5310</text:p>
          </table:table-cell>
          <table:table-cell office:value-type="float" office:value="1">
            <text:p>1</text:p>
          </table:table-cell>
          <table:table-cell office:value-type="float" office:value="5285">
            <text:p>5285</text:p>
          </table:table-cell>
          <table:table-cell office:value-type="float" office:value="5300">
            <text:p>530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0.28301886792454">
            <text:p>-0.2830188679</text:p>
          </table:table-cell>
          <table:table-cell table:formula="of:=IF(OR(AND([.B51]&gt;[.E51];[.C51]=0);AND([.B51]&lt;=[.E51];[.C51]=1));1;&quot;&quot;)">
            <text:p/>
          </table:table-cell>
        </table:table-row>
        <table:table-row table:style-name="ro1">
          <table:table-cell office:value-type="float" office:value="2784">
            <text:p>2784</text:p>
          </table:table-cell>
          <table:table-cell office:value-type="float" office:value="2119">
            <text:p>2119</text:p>
          </table:table-cell>
          <table:table-cell office:value-type="float" office:value="1">
            <text:p>1</text:p>
          </table:table-cell>
          <table:table-cell office:value-type="float" office:value="2126">
            <text:p>2126</text:p>
          </table:table-cell>
          <table:table-cell office:value-type="float" office:value="2133">
            <text:p>2133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 office:value-type="float" office:value="1">
            <text:p>1</text:p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 office:value-type="float" office:value="1">
            <text:p>1</text:p>
          </table:table-cell>
          <table:table-cell table:formula="of:=IF(OR(AND([.G52]=1;[.I52]=1);AND([.F52]=1;[.H52]=1));1;&quot;&quot;)" office:value-type="float" office:value="1">
            <text:p>1</text:p>
          </table:table-cell>
          <table:table-cell/>
          <table:table-cell table:formula="of:=([.D52]/[.E52]*100)-100" office:value-type="float" office:value="-0.328176277543363">
            <text:p>-0.3281762775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1">
          <table:table-cell office:value-type="float" office:value="2801">
            <text:p>2801</text:p>
          </table:table-cell>
          <table:table-cell office:value-type="float" office:value="3380">
            <text:p>3380</text:p>
          </table:table-cell>
          <table:table-cell office:value-type="float" office:value="1">
            <text:p>1</text:p>
          </table:table-cell>
          <table:table-cell office:value-type="float" office:value="3372">
            <text:p>3372</text:p>
          </table:table-cell>
          <table:table-cell office:value-type="float" office:value="3475">
            <text:p>3475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2.96402877697842">
            <text:p>-2.964028777</text:p>
          </table:table-cell>
          <table:table-cell table:formula="of:=IF(OR(AND([.B53]&gt;[.E53];[.C53]=0);AND([.B53]&lt;=[.E53];[.C53]=1));1;&quot;&quot;)" office:value-type="float" office:value="1">
            <text:p>1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2440">
            <text:p>2440</text:p>
          </table:table-cell>
          <table:table-cell office:value-type="float" office:value="1">
            <text:p>1</text:p>
          </table:table-cell>
          <table:table-cell office:value-type="float" office:value="2450">
            <text:p>2450</text:p>
          </table:table-cell>
          <table:table-cell office:value-type="float" office:value="2491">
            <text:p>2491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 office:value-type="float" office:value="1">
            <text:p>1</text:p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 office:value-type="float" office:value="1">
            <text:p>1</text:p>
          </table:table-cell>
          <table:table-cell table:formula="of:=IF(OR(AND([.G54]=1;[.I54]=1);AND([.F54]=1;[.H54]=1));1;&quot;&quot;)" office:value-type="float" office:value="1">
            <text:p>1</text:p>
          </table:table-cell>
          <table:table-cell/>
          <table:table-cell table:formula="of:=([.D54]/[.E54]*100)-100" office:value-type="float" office:value="-1.64592533119229">
            <text:p>-1.6459253312</text:p>
          </table:table-cell>
          <table:table-cell table:formula="of:=IF(OR(AND([.B54]&gt;[.E54];[.C54]=0);AND([.B54]&lt;=[.E54];[.C54]=1));1;&quot;&quot;)" office:value-type="float" office:value="1">
            <text:p>1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float" office:value="2323">
            <text:p>2323</text:p>
          </table:table-cell>
          <table:table-cell office:value-type="float" office:value="2366">
            <text:p>2366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 office:value-type="float" office:value="1">
            <text:p>1</text:p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 office:value-type="float" office:value="1">
            <text:p>1</text:p>
          </table:table-cell>
          <table:table-cell table:formula="of:=IF(OR(AND([.G55]=1;[.I55]=1);AND([.F55]=1;[.H55]=1));1;&quot;&quot;)" office:value-type="float" office:value="1">
            <text:p>1</text:p>
          </table:table-cell>
          <table:table-cell/>
          <table:table-cell table:formula="of:=([.D55]/[.E55]*100)-100" office:value-type="float" office:value="-1.81741335587489">
            <text:p>-1.8174133559</text:p>
          </table:table-cell>
          <table:table-cell table:formula="of:=IF(OR(AND([.B55]&gt;[.E55];[.C55]=0);AND([.B55]&lt;=[.E55];[.C55]=1));1;&quot;&quot;)" office:value-type="float" office:value="1">
            <text:p>1</text:p>
          </table:table-cell>
        </table:table-row>
        <table:table-row table:style-name="ro1">
          <table:table-cell office:value-type="float" office:value="2871">
            <text:p>2871</text:p>
          </table:table-cell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 office:value-type="float" office:value="699">
            <text:p>699</text:p>
          </table:table-cell>
          <table:table-cell office:value-type="float" office:value="711">
            <text:p>711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-1.68776371308017">
            <text:p>-1.6877637131</text:p>
          </table:table-cell>
          <table:table-cell table:formula="of:=IF(OR(AND([.B56]&gt;[.E56];[.C56]=0);AND([.B56]&lt;=[.E56];[.C56]=1));1;&quot;&quot;)" office:value-type="float" office:value="1">
            <text:p>1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4335">
            <text:p>4335</text:p>
          </table:table-cell>
          <table:table-cell office:value-type="float" office:value="1">
            <text:p>1</text:p>
          </table:table-cell>
          <table:table-cell office:value-type="float" office:value="4357">
            <text:p>4357</text:p>
          </table:table-cell>
          <table:table-cell office:value-type="float" office:value="4460">
            <text:p>4460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 office:value-type="float" office:value="1">
            <text:p>1</text:p>
          </table:table-cell>
          <table:table-cell table:formula="of:=IF(OR(AND([.G57]=1;[.I57]=1);AND([.F57]=1;[.H57]=1));1;&quot;&quot;)" office:value-type="float" office:value="1">
            <text:p>1</text:p>
          </table:table-cell>
          <table:table-cell/>
          <table:table-cell table:formula="of:=([.D57]/[.E57]*100)-100" office:value-type="float" office:value="-2.30941704035874">
            <text:p>-2.3094170404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1">
          <table:table-cell office:value-type="float" office:value="2897">
            <text:p>2897</text:p>
          </table:table-cell>
          <table:table-cell office:value-type="float" office:value="5250">
            <text:p>5250</text:p>
          </table:table-cell>
          <table:table-cell office:value-type="float" office:value="1">
            <text:p>1</text:p>
          </table:table-cell>
          <table:table-cell office:value-type="float" office:value="5254">
            <text:p>5254</text:p>
          </table:table-cell>
          <table:table-cell office:value-type="float" office:value="5370">
            <text:p>5370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 office:value-type="float" office:value="1">
            <text:p>1</text:p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 office:value-type="float" office:value="1">
            <text:p>1</text:p>
          </table:table-cell>
          <table:table-cell table:formula="of:=IF(OR(AND([.G58]=1;[.I58]=1);AND([.F58]=1;[.H58]=1));1;&quot;&quot;)" office:value-type="float" office:value="1">
            <text:p>1</text:p>
          </table:table-cell>
          <table:table-cell/>
          <table:table-cell table:formula="of:=([.D58]/[.E58]*100)-100" office:value-type="float" office:value="-2.16014897579143">
            <text:p>-2.1601489758</text:p>
          </table:table-cell>
          <table:table-cell table:formula="of:=IF(OR(AND([.B58]&gt;[.E58];[.C58]=0);AND([.B58]&lt;=[.E58];[.C58]=1));1;&quot;&quot;)" office:value-type="float" office:value="1">
            <text:p>1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4123">
            <text:p>4123</text:p>
          </table:table-cell>
          <table:table-cell office:value-type="float" office:value="1">
            <text:p>1</text:p>
          </table:table-cell>
          <table:table-cell office:value-type="float" office:value="4118">
            <text:p>4118</text:p>
          </table:table-cell>
          <table:table-cell office:value-type="float" office:value="4171">
            <text:p>4171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-1.27067849436587">
            <text:p>-1.2706784944</text:p>
          </table:table-cell>
          <table:table-cell table:formula="of:=IF(OR(AND([.B59]&gt;[.E59];[.C59]=0);AND([.B59]&lt;=[.E59];[.C59]=1));1;&quot;&quot;)" office:value-type="float" office:value="1">
            <text:p>1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float" office:value="1542">
            <text:p>1542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1549">
            <text:p>1549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-0.451904454486765">
            <text:p>-0.4519044545</text:p>
          </table:table-cell>
          <table:table-cell table:formula="of:=IF(OR(AND([.B60]&gt;[.E60];[.C60]=0);AND([.B60]&lt;=[.E60];[.C60]=1));1;&quot;&quot;)">
            <text:p/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1038">
            <text:p>1038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-0.481695568400781">
            <text:p>-0.4816955684</text:p>
          </table:table-cell>
          <table:table-cell table:formula="of:=IF(OR(AND([.B61]&gt;[.E61];[.C61]=0);AND([.B61]&lt;=[.E61];[.C61]=1));1;&quot;&quot;)">
            <text:p/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1046">
            <text:p>1046</text:p>
          </table:table-cell>
          <table:table-cell office:value-type="float" office:value="1040">
            <text:p>1040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 office:value-type="float" office:value="1">
            <text:p>1</text:p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 office:value-type="float" office:value="1">
            <text:p>1</text:p>
          </table:table-cell>
          <table:table-cell table:formula="of:=IF(OR(AND([.G62]=1;[.I62]=1);AND([.F62]=1;[.H62]=1));1;&quot;&quot;)" office:value-type="float" office:value="1">
            <text:p>1</text:p>
          </table:table-cell>
          <table:table-cell/>
          <table:table-cell table:formula="of:=([.D62]/[.E62]*100)-100" office:value-type="float" office:value="0.57692307692308">
            <text:p>0.5769230769</text:p>
          </table:table-cell>
          <table:table-cell table:formula="of:=IF(OR(AND([.B62]&gt;[.E62];[.C62]=0);AND([.B62]&lt;=[.E62];[.C62]=1));1;&quot;&quot;)" office:value-type="float" office:value="1">
            <text:p>1</text:p>
          </table:table-cell>
        </table:table-row>
        <table:table-row table:style-name="ro1">
          <table:table-cell office:value-type="float" office:value="3064">
            <text:p>3064</text:p>
          </table:table-cell>
          <table:table-cell office:value-type="float" office:value="5190">
            <text:p>5190</text:p>
          </table:table-cell>
          <table:table-cell office:value-type="float" office:value="0">
            <text:p>0</text:p>
          </table:table-cell>
          <table:table-cell office:value-type="float" office:value="5251">
            <text:p>5251</text:p>
          </table:table-cell>
          <table:table-cell office:value-type="float" office:value="5400">
            <text:p>540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2.75925925925927">
            <text:p>-2.7592592593</text:p>
          </table:table-cell>
          <table:table-cell table:formula="of:=IF(OR(AND([.B63]&gt;[.E63];[.C63]=0);AND([.B63]&lt;=[.E63];[.C63]=1));1;&quot;&quot;)">
            <text:p/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11">
            <text:p>1811</text:p>
          </table:table-cell>
          <table:table-cell office:value-type="float" office:value="1857">
            <text:p>1857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 office:value-type="float" office:value="1">
            <text:p>1</text:p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-2.47711362412494">
            <text:p>-2.4771136241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1">
          <table:table-cell office:value-type="float" office:value="3088">
            <text:p>3088</text:p>
          </table:table-cell>
          <table:table-cell office:value-type="float" office:value="5060">
            <text:p>5060</text:p>
          </table:table-cell>
          <table:table-cell office:value-type="float" office:value="0">
            <text:p>0</text:p>
          </table:table-cell>
          <table:table-cell office:value-type="float" office:value="5114">
            <text:p>5114</text:p>
          </table:table-cell>
          <table:table-cell office:value-type="float" office:value="5140">
            <text:p>5140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-0.505836575875492">
            <text:p>-0.5058365759</text:p>
          </table:table-cell>
          <table:table-cell table:formula="of:=IF(OR(AND([.B65]&gt;[.E65];[.C65]=0);AND([.B65]&lt;=[.E65];[.C65]=1));1;&quot;&quot;)">
            <text:p/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3405">
            <text:p>3405</text:p>
          </table:table-cell>
          <table:table-cell office:value-type="float" office:value="0">
            <text:p>0</text:p>
          </table:table-cell>
          <table:table-cell office:value-type="float" office:value="3432">
            <text:p>3432</text:p>
          </table:table-cell>
          <table:table-cell office:value-type="float" office:value="3505">
            <text:p>3505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2.08273894436519">
            <text:p>-2.0827389444</text:p>
          </table:table-cell>
          <table:table-cell table:formula="of:=IF(OR(AND([.B66]&gt;[.E66];[.C66]=0);AND([.B66]&lt;=[.E66];[.C66]=1));1;&quot;&quot;)">
            <text:p/>
          </table:table-cell>
        </table:table-row>
        <table:table-row table:style-name="ro1">
          <table:table-cell office:value-type="float" office:value="3099">
            <text:p>3099</text:p>
          </table:table-cell>
          <table:table-cell office:value-type="float" office:value="1802">
            <text:p>1802</text:p>
          </table:table-cell>
          <table:table-cell office:value-type="float" office:value="1">
            <text:p>1</text:p>
          </table:table-cell>
          <table:table-cell office:value-type="float" office:value="1813">
            <text:p>1813</text:p>
          </table:table-cell>
          <table:table-cell office:value-type="float" office:value="1831">
            <text:p>1831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 office:value-type="float" office:value="1">
            <text:p>1</text:p>
          </table:table-cell>
          <table:table-cell table:formula="of:=IF(OR(AND([.G67]=1;[.I67]=1);AND([.F67]=1;[.H67]=1));1;&quot;&quot;)" office:value-type="float" office:value="1">
            <text:p>1</text:p>
          </table:table-cell>
          <table:table-cell/>
          <table:table-cell table:formula="of:=([.D67]/[.E67]*100)-100" office:value-type="float" office:value="-0.983069361004922">
            <text:p>-0.983069361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1">
          <table:table-cell office:value-type="float" office:value="3116">
            <text:p>3116</text:p>
          </table:table-cell>
          <table:table-cell office:value-type="float" office:value="2029">
            <text:p>2029</text:p>
          </table:table-cell>
          <table:table-cell office:value-type="float" office:value="1">
            <text:p>1</text:p>
          </table:table-cell>
          <table:table-cell office:value-type="float" office:value="1995">
            <text:p>1995</text:p>
          </table:table-cell>
          <table:table-cell office:value-type="float" office:value="2062">
            <text:p>2062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3.24927255092143">
            <text:p>-3.2492725509</text:p>
          </table:table-cell>
          <table:table-cell table:formula="of:=IF(OR(AND([.B68]&gt;[.E68];[.C68]=0);AND([.B68]&lt;=[.E68];[.C68]=1));1;&quot;&quot;)" office:value-type="float" office:value="1">
            <text:p>1</text:p>
          </table:table-cell>
        </table:table-row>
        <table:table-row table:style-name="ro1">
          <table:table-cell office:value-type="float" office:value="3141">
            <text:p>3141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479">
            <text:p>5479</text:p>
          </table:table-cell>
          <table:table-cell office:value-type="float" office:value="5590">
            <text:p>5590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-1.98568872987478">
            <text:p>-1.9856887299</text:p>
          </table:table-cell>
          <table:table-cell table:formula="of:=IF(OR(AND([.B69]&gt;[.E69];[.C69]=0);AND([.B69]&lt;=[.E69];[.C69]=1));1;&quot;&quot;)">
            <text:p/>
          </table:table-cell>
        </table:table-row>
        <table:table-row table:style-name="ro1">
          <table:table-cell office:value-type="float" office:value="3197">
            <text:p>3197</text:p>
          </table:table-cell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1586">
            <text:p>1586</text:p>
          </table:table-cell>
          <table:table-cell office:value-type="float" office:value="1585">
            <text:p>1585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 office:value-type="float" office:value="1">
            <text:p>1</text:p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 office:value-type="float" office:value="1">
            <text:p>1</text:p>
          </table:table-cell>
          <table:table-cell table:formula="of:=IF(OR(AND([.G70]=1;[.I70]=1);AND([.F70]=1;[.H70]=1));1;&quot;&quot;)" office:value-type="float" office:value="1">
            <text:p>1</text:p>
          </table:table-cell>
          <table:table-cell/>
          <table:table-cell table:formula="of:=([.D70]/[.E70]*100)-100" office:value-type="float" office:value="0.0630914826498525">
            <text:p>0.0630914826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1">
          <table:table-cell office:value-type="float" office:value="3231">
            <text:p>3231</text:p>
          </table:table-cell>
          <table:table-cell office:value-type="float" office:value="2209">
            <text:p>2209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2238">
            <text:p>2238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1.02770330652369">
            <text:p>-1.0277033065</text:p>
          </table:table-cell>
          <table:table-cell table:formula="of:=IF(OR(AND([.B71]&gt;[.E71];[.C71]=0);AND([.B71]&lt;=[.E71];[.C71]=1));1;&quot;&quot;)">
            <text:p/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804">
            <text:p>804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806">
            <text:p>806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0.248138957816366">
            <text:p>0.2481389578</text:p>
          </table:table-cell>
          <table:table-cell table:formula="of:=IF(OR(AND([.B72]&gt;[.E72];[.C72]=0);AND([.B72]&lt;=[.E72];[.C72]=1));1;&quot;&quot;)">
            <text:p/>
          </table:table-cell>
        </table:table-row>
        <table:table-row table:style-name="ro1">
          <table:table-cell office:value-type="float" office:value="3291">
            <text:p>3291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831">
            <text:p>1831</text:p>
          </table:table-cell>
          <table:table-cell office:value-type="float" office:value="1890">
            <text:p>1890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-3.12169312169313">
            <text:p>-3.1216931217</text:p>
          </table:table-cell>
          <table:table-cell table:formula="of:=IF(OR(AND([.B73]&gt;[.E73];[.C73]=0);AND([.B73]&lt;=[.E73];[.C73]=1));1;&quot;&quot;)">
            <text:p/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14190">
            <text:p>14190</text:p>
          </table:table-cell>
          <table:table-cell office:value-type="float" office:value="1">
            <text:p>1</text:p>
          </table:table-cell>
          <table:table-cell office:value-type="float" office:value="14234">
            <text:p>14234</text:p>
          </table:table-cell>
          <table:table-cell office:value-type="float" office:value="14200">
            <text:p>14200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 office:value-type="float" office:value="1">
            <text:p>1</text:p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 office:value-type="float" office:value="1">
            <text:p>1</text:p>
          </table:table-cell>
          <table:table-cell table:formula="of:=IF(OR(AND([.G74]=1;[.I74]=1);AND([.F74]=1;[.H74]=1));1;&quot;&quot;)" office:value-type="float" office:value="1">
            <text:p>1</text:p>
          </table:table-cell>
          <table:table-cell/>
          <table:table-cell table:formula="of:=([.D74]/[.E74]*100)-100" office:value-type="float" office:value="0.239436619718305">
            <text:p>0.2394366197</text:p>
          </table:table-cell>
          <table:table-cell table:formula="of:=IF(OR(AND([.B74]&gt;[.E74];[.C74]=0);AND([.B74]&lt;=[.E74];[.C74]=1));1;&quot;&quot;)" office:value-type="float" office:value="1">
            <text:p>1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2540">
            <text:p>2540</text:p>
          </table:table-cell>
          <table:table-cell office:value-type="float" office:value="0">
            <text:p>0</text:p>
          </table:table-cell>
          <table:table-cell office:value-type="float" office:value="2570">
            <text:p>2570</text:p>
          </table:table-cell>
          <table:table-cell office:value-type="float" office:value="2583">
            <text:p>2583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-0.503290747193191">
            <text:p>-0.5032907472</text:p>
          </table:table-cell>
          <table:table-cell table:formula="of:=IF(OR(AND([.B75]&gt;[.E75];[.C75]=0);AND([.B75]&lt;=[.E75];[.C75]=1));1;&quot;&quot;)">
            <text:p/>
          </table:table-cell>
        </table:table-row>
        <table:table-row table:style-name="ro1">
          <table:table-cell office:value-type="float" office:value="3382">
            <text:p>3382</text:p>
          </table:table-cell>
          <table:table-cell office:value-type="float" office:value="5020">
            <text:p>5020</text:p>
          </table:table-cell>
          <table:table-cell office:value-type="float" office:value="1">
            <text:p>1</text:p>
          </table:table-cell>
          <table:table-cell office:value-type="float" office:value="5047">
            <text:p>5047</text:p>
          </table:table-cell>
          <table:table-cell office:value-type="float" office:value="5066">
            <text:p>5066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 office:value-type="float" office:value="1">
            <text:p>1</text:p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 office:value-type="float" office:value="1">
            <text:p>1</text:p>
          </table:table-cell>
          <table:table-cell table:formula="of:=IF(OR(AND([.G76]=1;[.I76]=1);AND([.F76]=1;[.H76]=1));1;&quot;&quot;)" office:value-type="float" office:value="1">
            <text:p>1</text:p>
          </table:table-cell>
          <table:table-cell/>
          <table:table-cell table:formula="of:=([.D76]/[.E76]*100)-100" office:value-type="float" office:value="-0.375049348598495">
            <text:p>-0.3750493486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1">
          <table:table-cell office:value-type="float" office:value="3391">
            <text:p>3391</text:p>
          </table:table-cell>
          <table:table-cell office:value-type="float" office:value="9610">
            <text:p>9610</text:p>
          </table:table-cell>
          <table:table-cell office:value-type="float" office:value="1">
            <text:p>1</text:p>
          </table:table-cell>
          <table:table-cell office:value-type="float" office:value="9689">
            <text:p>9689</text:p>
          </table:table-cell>
          <table:table-cell office:value-type="float" office:value="9570">
            <text:p>957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 office:value-type="float" office:value="1">
            <text:p>1</text:p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1.24346917450366">
            <text:p>1.2434691745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1043">
            <text:p>1043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1052">
            <text:p>1052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1.33079847908745">
            <text:p>-1.3307984791</text:p>
          </table:table-cell>
          <table:table-cell table:formula="of:=IF(OR(AND([.B78]&gt;[.E78];[.C78]=0);AND([.B78]&lt;=[.E78];[.C78]=1));1;&quot;&quot;)" office:value-type="float" office:value="1">
            <text:p>1</text:p>
          </table:table-cell>
        </table:table-row>
        <table:table-row table:style-name="ro1">
          <table:table-cell office:value-type="float" office:value="3405">
            <text:p>3405</text:p>
          </table:table-cell>
          <table:table-cell office:value-type="float" office:value="1459">
            <text:p>1459</text:p>
          </table:table-cell>
          <table:table-cell office:value-type="float" office:value="1">
            <text:p>1</text:p>
          </table:table-cell>
          <table:table-cell office:value-type="float" office:value="1452">
            <text:p>1452</text:p>
          </table:table-cell>
          <table:table-cell office:value-type="float" office:value="1476">
            <text:p>1476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-1.6260162601626">
            <text:p>-1.6260162602</text:p>
          </table:table-cell>
          <table:table-cell table:formula="of:=IF(OR(AND([.B79]&gt;[.E79];[.C79]=0);AND([.B79]&lt;=[.E79];[.C79]=1));1;&quot;&quot;)" office:value-type="float" office:value="1">
            <text:p>1</text:p>
          </table:table-cell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917">
            <text:p>917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office:value-type="float" office:value="922">
            <text:p>922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 office:value-type="float" office:value="1">
            <text:p>1</text:p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 office:value-type="float" office:value="1">
            <text:p>1</text:p>
          </table:table-cell>
          <table:table-cell table:formula="of:=IF(OR(AND([.G80]=1;[.I80]=1);AND([.F80]=1;[.H80]=1));1;&quot;&quot;)" office:value-type="float" office:value="1">
            <text:p>1</text:p>
          </table:table-cell>
          <table:table-cell/>
          <table:table-cell table:formula="of:=([.D80]/[.E80]*100)-100" office:value-type="float" office:value="-0.32537960954447">
            <text:p>-0.3253796095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office:value-type="float" office:value="1192">
            <text:p>1192</text:p>
          </table:table-cell>
          <table:table-cell office:value-type="float" office:value="1246">
            <text:p>1246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-4.3338683788122">
            <text:p>-4.3338683788</text:p>
          </table:table-cell>
          <table:table-cell table:formula="of:=IF(OR(AND([.B81]&gt;[.E81];[.C81]=0);AND([.B81]&lt;=[.E81];[.C81]=1));1;&quot;&quot;)" office:value-type="float" office:value="1">
            <text:p>1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float" office:value="498">
            <text:p>498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0.401606425702823">
            <text:p>-0.4016064257</text:p>
          </table:table-cell>
          <table:table-cell table:formula="of:=IF(OR(AND([.B82]&gt;[.E82];[.C82]=0);AND([.B82]&lt;=[.E82];[.C82]=1));1;&quot;&quot;)" office:value-type="float" office:value="1">
            <text:p>1</text:p>
          </table:table-cell>
        </table:table-row>
        <table:table-row table:style-name="ro1">
          <table:table-cell office:value-type="float" office:value="3606">
            <text:p>3606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-2.83687943262412">
            <text:p>-2.8368794326</text:p>
          </table:table-cell>
          <table:table-cell table:formula="of:=IF(OR(AND([.B83]&gt;[.E83];[.C83]=0);AND([.B83]&lt;=[.E83];[.C83]=1));1;&quot;&quot;)">
            <text:p/>
          </table:table-cell>
        </table:table-row>
        <table:table-row table:style-name="ro1">
          <table:table-cell office:value-type="float" office:value="3626">
            <text:p>3626</text:p>
          </table:table-cell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  <table:table-cell office:value-type="float" office:value="2779">
            <text:p>2779</text:p>
          </table:table-cell>
          <table:table-cell office:value-type="float" office:value="2809">
            <text:p>2809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1.0679957280171">
            <text:p>-1.067995728</text:p>
          </table:table-cell>
          <table:table-cell table:formula="of:=IF(OR(AND([.B84]&gt;[.E84];[.C84]=0);AND([.B84]&lt;=[.E84];[.C84]=1));1;&quot;&quot;)" office:value-type="float" office:value="1">
            <text:p>1</text:p>
          </table:table-cell>
        </table:table-row>
        <table:table-row table:style-name="ro1">
          <table:table-cell office:value-type="float" office:value="3632">
            <text:p>3632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572">
            <text:p>572</text:p>
          </table:table-cell>
          <table:table-cell table:formula="of:=IF(AND([.B85]&gt;[.E85];[.H85]=1);1;&quot;&quot;)" office:value-type="float" office:value="1">
            <text:p>1</text:p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 office:value-type="float" office:value="1">
            <text:p>1</text:p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 office:value-type="float" office:value="1">
            <text:p>1</text:p>
          </table:table-cell>
          <table:table-cell/>
          <table:table-cell table:formula="of:=([.D85]/[.E85]*100)-100" office:value-type="float" office:value="-0.349650349650361">
            <text:p>-0.3496503497</text:p>
          </table:table-cell>
          <table:table-cell table:formula="of:=IF(OR(AND([.B85]&gt;[.E85];[.C85]=0);AND([.B85]&lt;=[.E85];[.C85]=1));1;&quot;&quot;)" office:value-type="float" office:value="1">
            <text:p>1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2990">
            <text:p>2990</text:p>
          </table:table-cell>
          <table:table-cell office:value-type="float" office:value="0">
            <text:p>0</text:p>
          </table:table-cell>
          <table:table-cell office:value-type="float" office:value="2971">
            <text:p>2971</text:p>
          </table:table-cell>
          <table:table-cell office:value-type="float" office:value="3045">
            <text:p>3045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 office:value-type="float" office:value="1">
            <text:p>1</text:p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2.43021346469622">
            <text:p>-2.4302134647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1">
          <table:table-cell office:value-type="float" office:value="3639">
            <text:p>3639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35">
            <text:p>1435</text:p>
          </table:table-cell>
          <table:table-cell office:value-type="float" office:value="1505">
            <text:p>1505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 office:value-type="float" office:value="1">
            <text:p>1</text:p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-4.65116279069767">
            <text:p>-4.6511627907</text:p>
          </table:table-cell>
          <table:table-cell table:formula="of:=IF(OR(AND([.B87]&gt;[.E87];[.C87]=0);AND([.B87]&lt;=[.E87];[.C87]=1));1;&quot;&quot;)">
            <text:p/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float" office:value="3170">
            <text:p>3170</text:p>
          </table:table-cell>
          <table:table-cell office:value-type="float" office:value="0">
            <text:p>0</text:p>
          </table:table-cell>
          <table:table-cell office:value-type="float" office:value="3140">
            <text:p>3140</text:p>
          </table:table-cell>
          <table:table-cell office:value-type="float" office:value="3240">
            <text:p>3240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 office:value-type="float" office:value="1">
            <text:p>1</text:p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-3.08641975308642">
            <text:p>-3.0864197531</text:p>
          </table:table-cell>
          <table:table-cell table:formula="of:=IF(OR(AND([.B88]&gt;[.E88];[.C88]=0);AND([.B88]&lt;=[.E88];[.C88]=1));1;&quot;&quot;)">
            <text:p/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1304">
            <text:p>1304</text:p>
          </table:table-cell>
          <table:table-cell office:value-type="float" office:value="0">
            <text:p>0</text:p>
          </table:table-cell>
          <table:table-cell office:value-type="float" office:value="1316">
            <text:p>1316</text:p>
          </table:table-cell>
          <table:table-cell office:value-type="float" office:value="1329">
            <text:p>1329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-0.978179082016553">
            <text:p>-0.978179082</text:p>
          </table:table-cell>
          <table:table-cell table:formula="of:=IF(OR(AND([.B89]&gt;[.E89];[.C89]=0);AND([.B89]&lt;=[.E89];[.C89]=1));1;&quot;&quot;)">
            <text:p/>
          </table:table-cell>
        </table:table-row>
        <table:table-row table:style-name="ro1">
          <table:table-cell office:value-type="float" office:value="3659">
            <text:p>3659</text:p>
          </table:table-cell>
          <table:table-cell office:value-type="float" office:value="1627">
            <text:p>1627</text:p>
          </table:table-cell>
          <table:table-cell office:value-type="float" office:value="1">
            <text:p>1</text:p>
          </table:table-cell>
          <table:table-cell office:value-type="float" office:value="1648">
            <text:p>1648</text:p>
          </table:table-cell>
          <table:table-cell office:value-type="float" office:value="1670">
            <text:p>1670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 office:value-type="float" office:value="1">
            <text:p>1</text:p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 office:value-type="float" office:value="1">
            <text:p>1</text:p>
          </table:table-cell>
          <table:table-cell/>
          <table:table-cell table:formula="of:=([.D90]/[.E90]*100)-100" office:value-type="float" office:value="-1.31736526946108">
            <text:p>-1.3173652695</text:p>
          </table:table-cell>
          <table:table-cell table:formula="of:=IF(OR(AND([.B90]&gt;[.E90];[.C90]=0);AND([.B90]&lt;=[.E90];[.C90]=1));1;&quot;&quot;)" office:value-type="float" office:value="1">
            <text:p>1</text:p>
          </table:table-cell>
        </table:table-row>
        <table:table-row table:style-name="ro1">
          <table:table-cell office:value-type="float" office:value="3664">
            <text:p>3664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520">
            <text:p>520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1.92307692307693">
            <text:p>-1.9230769231</text:p>
          </table:table-cell>
          <table:table-cell table:formula="of:=IF(OR(AND([.B91]&gt;[.E91];[.C91]=0);AND([.B91]&lt;=[.E91];[.C91]=1));1;&quot;&quot;)">
            <text:p/>
          </table:table-cell>
        </table:table-row>
        <table:table-row table:style-name="ro1">
          <table:table-cell office:value-type="float" office:value="3668">
            <text:p>3668</text:p>
          </table:table-cell>
          <table:table-cell office:value-type="float" office:value="2031">
            <text:p>2031</text:p>
          </table:table-cell>
          <table:table-cell office:value-type="float" office:value="0">
            <text:p>0</text:p>
          </table:table-cell>
          <table:table-cell office:value-type="float" office:value="2028">
            <text:p>2028</text:p>
          </table:table-cell>
          <table:table-cell office:value-type="float" office:value="2091">
            <text:p>2091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 office:value-type="float" office:value="1">
            <text:p>1</text:p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3.012912482066">
            <text:p>-3.0129124821</text:p>
          </table:table-cell>
          <table:table-cell table:formula="of:=IF(OR(AND([.B92]&gt;[.E92];[.C92]=0);AND([.B92]&lt;=[.E92];[.C92]=1));1;&quot;&quot;)">
            <text:p/>
          </table:table-cell>
        </table:table-row>
        <table:table-row table:style-name="ro1">
          <table:table-cell office:value-type="float" office:value="3738">
            <text:p>3738</text:p>
          </table:table-cell>
          <table:table-cell office:value-type="float" office:value="1827">
            <text:p>1827</text:p>
          </table:table-cell>
          <table:table-cell office:value-type="float" office:value="0">
            <text:p>0</text:p>
          </table:table-cell>
          <table:table-cell office:value-type="float" office:value="1840">
            <text:p>1840</text:p>
          </table:table-cell>
          <table:table-cell office:value-type="float" office:value="1863">
            <text:p>1863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-1.23456790123457">
            <text:p>-1.2345679012</text:p>
          </table:table-cell>
          <table:table-cell table:formula="of:=IF(OR(AND([.B93]&gt;[.E93];[.C93]=0);AND([.B93]&lt;=[.E93];[.C93]=1));1;&quot;&quot;)">
            <text:p/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1109">
            <text:p>1109</text:p>
          </table:table-cell>
          <table:table-cell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1083">
            <text:p>1083</text:p>
          </table:table-cell>
          <table:table-cell table:formula="of:=IF(AND([.B94]&gt;[.E94];[.H94]=1);1;&quot;&quot;)" office:value-type="float" office:value="1">
            <text:p>1</text:p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  <table:table-cell table:formula="of:=([.D94]/[.E94]*100)-100" office:value-type="float" office:value="-2.03139427516159">
            <text:p>-2.0313942752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office:value-type="float" office:value="375">
            <text:p>375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0.799999999999997">
            <text:p>0.8</text:p>
          </table:table-cell>
          <table:table-cell table:formula="of:=IF(OR(AND([.B95]&gt;[.E95];[.C95]=0);AND([.B95]&lt;=[.E95];[.C95]=1));1;&quot;&quot;)">
            <text:p/>
          </table:table-cell>
        </table:table-row>
        <table:table-row table:style-name="ro1">
          <table:table-cell office:value-type="float" office:value="3774">
            <text:p>3774</text:p>
          </table:table-cell>
          <table:table-cell office:value-type="float" office:value="2172">
            <text:p>2172</text:p>
          </table:table-cell>
          <table:table-cell office:value-type="float" office:value="1">
            <text:p>1</text:p>
          </table:table-cell>
          <table:table-cell office:value-type="float" office:value="2148">
            <text:p>2148</text:p>
          </table:table-cell>
          <table:table-cell office:value-type="float" office:value="2237">
            <text:p>2237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-3.97854269110415">
            <text:p>-3.9785426911</text:p>
          </table:table-cell>
          <table:table-cell table:formula="of:=IF(OR(AND([.B96]&gt;[.E96];[.C96]=0);AND([.B96]&lt;=[.E96];[.C96]=1));1;&quot;&quot;)" office:value-type="float" office:value="1">
            <text:p>1</text:p>
          </table:table-cell>
        </table:table-row>
        <table:table-row table:style-name="ro1">
          <table:table-cell office:value-type="float" office:value="3788">
            <text:p>3788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24">
            <text:p>724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-0.13812154696133">
            <text:p>-0.138121547</text:p>
          </table:table-cell>
          <table:table-cell table:formula="of:=IF(OR(AND([.B97]&gt;[.E97];[.C97]=0);AND([.B97]&lt;=[.E97];[.C97]=1));1;&quot;&quot;)">
            <text:p/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712">
            <text:p>712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 office:value-type="float" office:value="1">
            <text:p>1</text:p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1.12359550561798">
            <text:p>-1.1235955056</text:p>
          </table:table-cell>
          <table:table-cell table:formula="of:=IF(OR(AND([.B98]&gt;[.E98];[.C98]=0);AND([.B98]&lt;=[.E98];[.C98]=1));1;&quot;&quot;)">
            <text:p/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float" office:value="591">
            <text:p>591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 office:value-type="float" office:value="1">
            <text:p>1</text:p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-6.09137055837563">
            <text:p>-6.0913705584</text:p>
          </table:table-cell>
          <table:table-cell table:formula="of:=IF(OR(AND([.B99]&gt;[.E99];[.C99]=0);AND([.B99]&lt;=[.E99];[.C99]=1));1;&quot;&quot;)">
            <text:p/>
          </table:table-cell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2035">
            <text:p>2035</text:p>
          </table:table-cell>
          <table:table-cell office:value-type="float" office:value="0">
            <text:p>0</text:p>
          </table:table-cell>
          <table:table-cell office:value-type="float" office:value="2038">
            <text:p>2038</text:p>
          </table:table-cell>
          <table:table-cell office:value-type="float" office:value="2087">
            <text:p>2087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2.34786775275515">
            <text:p>-2.3478677528</text:p>
          </table:table-cell>
          <table:table-cell table:formula="of:=IF(OR(AND([.B100]&gt;[.E100];[.C100]=0);AND([.B100]&lt;=[.E100];[.C100]=1));1;&quot;&quot;)">
            <text:p/>
          </table:table-cell>
        </table:table-row>
        <table:table-row table:style-name="ro1">
          <table:table-cell office:value-type="float" office:value="3861">
            <text:p>3861</text:p>
          </table:table-cell>
          <table:table-cell office:value-type="float" office:value="571">
            <text:p>571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573">
            <text:p>573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 office:value-type="float" office:value="1">
            <text:p>1</text:p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  <table:table-cell table:formula="of:=([.D101]/[.E101]*100)-100" office:value-type="float" office:value="0.174520069808025">
            <text:p>0.1745200698</text:p>
          </table:table-cell>
          <table:table-cell table:formula="of:=IF(OR(AND([.B101]&gt;[.E101];[.C101]=0);AND([.B101]&lt;=[.E101];[.C101]=1));1;&quot;&quot;)" office:value-type="float" office:value="1">
            <text:p>1</text:p>
          </table:table-cell>
        </table:table-row>
        <table:table-row table:style-name="ro1">
          <table:table-cell office:value-type="float" office:value="3903">
            <text:p>3903</text:p>
          </table:table-cell>
          <table:table-cell office:value-type="float" office:value="1163">
            <text:p>1163</text:p>
          </table:table-cell>
          <table:table-cell office:value-type="float" office:value="1">
            <text:p>1</text:p>
          </table:table-cell>
          <table:table-cell office:value-type="float" office:value="1131">
            <text:p>1131</text:p>
          </table:table-cell>
          <table:table-cell office:value-type="float" office:value="1339">
            <text:p>1339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15.5339805825243">
            <text:p>-15.5339805825</text:p>
          </table:table-cell>
          <table:table-cell table:formula="of:=IF(OR(AND([.B102]&gt;[.E102];[.C102]=0);AND([.B102]&lt;=[.E102];[.C102]=1));1;&quot;&quot;)" office:value-type="float" office:value="1">
            <text:p>1</text:p>
          </table:table-cell>
        </table:table-row>
        <table:table-row table:style-name="ro1">
          <table:table-cell office:value-type="float" office:value="3905">
            <text:p>3905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516">
            <text:p>516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0.968992248062023">
            <text:p>0.9689922481</text:p>
          </table:table-cell>
          <table:table-cell table:formula="of:=IF(OR(AND([.B103]&gt;[.E103];[.C103]=0);AND([.B103]&lt;=[.E103];[.C103]=1));1;&quot;&quot;)">
            <text:p/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float" office:value="4020">
            <text:p>4020</text:p>
          </table:table-cell>
          <table:table-cell office:value-type="float" office:value="1">
            <text:p>1</text:p>
          </table:table-cell>
          <table:table-cell office:value-type="float" office:value="4306">
            <text:p>4306</text:p>
          </table:table-cell>
          <table:table-cell office:value-type="float" office:value="3875">
            <text:p>3875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 office:value-type="float" office:value="1">
            <text:p>1</text:p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11.1225806451613">
            <text:p>11.1225806452</text:p>
          </table:table-cell>
          <table:table-cell table:formula="of:=IF(OR(AND([.B104]&gt;[.E104];[.C104]=0);AND([.B104]&lt;=[.E104];[.C104]=1));1;&quot;&quot;)">
            <text:p/>
          </table:table-cell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1249">
            <text:p>1249</text:p>
          </table:table-cell>
          <table:table-cell office:value-type="float" office:value="0">
            <text:p>0</text:p>
          </table:table-cell>
          <table:table-cell office:value-type="float" office:value="1273">
            <text:p>1273</text:p>
          </table:table-cell>
          <table:table-cell office:value-type="float" office:value="1308">
            <text:p>1308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2.67584097859327">
            <text:p>-2.6758409786</text:p>
          </table:table-cell>
          <table:table-cell table:formula="of:=IF(OR(AND([.B105]&gt;[.E105];[.C105]=0);AND([.B105]&lt;=[.E105];[.C105]=1));1;&quot;&quot;)">
            <text:p/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39">
            <text:p>139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 office:value-type="float" office:value="1">
            <text:p>1</text:p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1.43884892086331">
            <text:p>-1.4388489209</text:p>
          </table:table-cell>
          <table:table-cell table:formula="of:=IF(OR(AND([.B106]&gt;[.E106];[.C106]=0);AND([.B106]&lt;=[.E106];[.C106]=1));1;&quot;&quot;)">
            <text:p/>
          </table:table-cell>
        </table:table-row>
        <table:table-row table:style-name="ro1">
          <table:table-cell office:value-type="float" office:value="4021">
            <text:p>4021</text:p>
          </table:table-cell>
          <table:table-cell office:value-type="float" office:value="2716">
            <text:p>2716</text:p>
          </table:table-cell>
          <table:table-cell office:value-type="float" office:value="1">
            <text:p>1</text:p>
          </table:table-cell>
          <table:table-cell office:value-type="float" office:value="2709">
            <text:p>2709</text:p>
          </table:table-cell>
          <table:table-cell office:value-type="float" office:value="2789">
            <text:p>2789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2.86841161706704">
            <text:p>-2.8684116171</text:p>
          </table:table-cell>
          <table:table-cell table:formula="of:=IF(OR(AND([.B107]&gt;[.E107];[.C107]=0);AND([.B107]&lt;=[.E107];[.C107]=1));1;&quot;&quot;)" office:value-type="float" office:value="1">
            <text:p>1</text:p>
          </table:table-cell>
        </table:table-row>
        <table:table-row table:style-name="ro1">
          <table:table-cell office:value-type="float" office:value="4042">
            <text:p>4042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612">
            <text:p>612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-4.08496732026144">
            <text:p>-4.0849673203</text:p>
          </table:table-cell>
          <table:table-cell table:formula="of:=IF(OR(AND([.B108]&gt;[.E108];[.C108]=0);AND([.B108]&lt;=[.E108];[.C108]=1));1;&quot;&quot;)" office:value-type="float" office:value="1">
            <text:p>1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493">
            <text:p>493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502">
            <text:p>502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-2.19123505976096">
            <text:p>-2.1912350598</text:p>
          </table:table-cell>
          <table:table-cell table:formula="of:=IF(OR(AND([.B109]&gt;[.E109];[.C109]=0);AND([.B109]&lt;=[.E109];[.C109]=1));1;&quot;&quot;)" office:value-type="float" office:value="1">
            <text:p>1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6499">
            <text:p>6499</text:p>
          </table:table-cell>
          <table:table-cell office:value-type="float" office:value="1">
            <text:p>1</text:p>
          </table:table-cell>
          <table:table-cell office:value-type="float" office:value="6441">
            <text:p>6441</text:p>
          </table:table-cell>
          <table:table-cell office:value-type="float" office:value="6591">
            <text:p>6591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2.27583067819754">
            <text:p>-2.2758306782</text:p>
          </table:table-cell>
          <table:table-cell table:formula="of:=IF(OR(AND([.B110]&gt;[.E110];[.C110]=0);AND([.B110]&lt;=[.E110];[.C110]=1));1;&quot;&quot;)" office:value-type="float" office:value="1">
            <text:p>1</text:p>
          </table:table-cell>
        </table:table-row>
        <table:table-row table:style-name="ro1">
          <table:table-cell office:value-type="float" office:value="4088">
            <text:p>4088</text:p>
          </table:table-cell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 office:value-type="float" office:value="1782">
            <text:p>1782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0.897867564534224">
            <text:p>0.8978675645</text:p>
          </table:table-cell>
          <table:table-cell table:formula="of:=IF(OR(AND([.B111]&gt;[.E111];[.C111]=0);AND([.B111]&lt;=[.E111];[.C111]=1));1;&quot;&quot;)" office:value-type="float" office:value="1">
            <text:p>1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float" office:value="1214">
            <text:p>1214</text:p>
          </table:table-cell>
          <table:table-cell office:value-type="float" office:value="1223">
            <text:p>1223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0.735895339329517">
            <text:p>-0.7358953393</text:p>
          </table:table-cell>
          <table:table-cell table:formula="of:=IF(OR(AND([.B112]&gt;[.E112];[.C112]=0);AND([.B112]&lt;=[.E112];[.C112]=1));1;&quot;&quot;)">
            <text:p/>
          </table:table-cell>
        </table:table-row>
        <table:table-row table:style-name="ro1">
          <table:table-cell office:value-type="float" office:value="4114">
            <text:p>4114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699">
            <text:p>1699</text:p>
          </table:table-cell>
          <table:table-cell office:value-type="float" office:value="1742">
            <text:p>1742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 office:value-type="float" office:value="1">
            <text:p>1</text:p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2.46842709529277">
            <text:p>-2.4684270953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1">
          <table:table-cell office:value-type="float" office:value="4116">
            <text:p>4116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51">
            <text:p>551</text:p>
          </table:table-cell>
          <table:table-cell table:formula="of:=IF(AND([.B114]&gt;[.E114];[.H114]=1);1;&quot;&quot;)" office:value-type="float" office:value="1">
            <text:p>1</text:p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 office:value-type="float" office:value="1">
            <text:p>1</text:p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 office:value-type="float" office:value="1">
            <text:p>1</text:p>
          </table:table-cell>
          <table:table-cell/>
          <table:table-cell table:formula="of:=([.D114]/[.E114]*100)-100" office:value-type="float" office:value="-0.362976406533576">
            <text:p>-0.3629764065</text:p>
          </table:table-cell>
          <table:table-cell table:formula="of:=IF(OR(AND([.B114]&gt;[.E114];[.C114]=0);AND([.B114]&lt;=[.E114];[.C114]=1));1;&quot;&quot;)" office:value-type="float" office:value="1">
            <text:p>1</text:p>
          </table:table-cell>
        </table:table-row>
        <table:table-row table:style-name="ro1">
          <table:table-cell office:value-type="float" office:value="4151">
            <text:p>4151</text:p>
          </table:table-cell>
          <table:table-cell office:value-type="float" office:value="1864">
            <text:p>1864</text:p>
          </table:table-cell>
          <table:table-cell office:value-type="float" office:value="1">
            <text:p>1</text:p>
          </table:table-cell>
          <table:table-cell office:value-type="float" office:value="1870">
            <text:p>1870</text:p>
          </table:table-cell>
          <table:table-cell office:value-type="float" office:value="1847">
            <text:p>1847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 office:value-type="float" office:value="1">
            <text:p>1</text:p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1.24526258798051">
            <text:p>1.245262588</text:p>
          </table:table-cell>
          <table:table-cell table:formula="of:=IF(OR(AND([.B115]&gt;[.E115];[.C115]=0);AND([.B115]&lt;=[.E115];[.C115]=1));1;&quot;&quot;)">
            <text:p/>
          </table:table-cell>
        </table:table-row>
        <table:table-row table:style-name="ro1">
          <table:table-cell office:value-type="float" office:value="4185">
            <text:p>4185</text:p>
          </table:table-cell>
          <table:table-cell office:value-type="float" office:value="1791">
            <text:p>1791</text:p>
          </table:table-cell>
          <table:table-cell office:value-type="float" office:value="0">
            <text:p>0</text:p>
          </table:table-cell>
          <table:table-cell office:value-type="float" office:value="1790">
            <text:p>1790</text:p>
          </table:table-cell>
          <table:table-cell office:value-type="float" office:value="1789">
            <text:p>1789</text:p>
          </table:table-cell>
          <table:table-cell table:formula="of:=IF(AND([.B116]&gt;[.E116];[.H116]=1);1;&quot;&quot;)" office:value-type="float" office:value="1">
            <text:p>1</text:p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 office:value-type="float" office:value="1">
            <text:p>1</text:p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 office:value-type="float" office:value="1">
            <text:p>1</text:p>
          </table:table-cell>
          <table:table-cell/>
          <table:table-cell table:formula="of:=([.D116]/[.E116]*100)-100" office:value-type="float" office:value="0.0558971492453821">
            <text:p>0.0558971492</text:p>
          </table:table-cell>
          <table:table-cell table:formula="of:=IF(OR(AND([.B116]&gt;[.E116];[.C116]=0);AND([.B116]&lt;=[.E116];[.C116]=1));1;&quot;&quot;)" office:value-type="float" office:value="1">
            <text:p>1</text:p>
          </table:table-cell>
        </table:table-row>
        <table:table-row table:style-name="ro1">
          <table:table-cell office:value-type="float" office:value="4188">
            <text:p>4188</text:p>
          </table:table-cell>
          <table:table-cell office:value-type="float" office:value="689">
            <text:p>689</text:p>
          </table:table-cell>
          <table:table-cell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690">
            <text:p>690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1.30434782608695">
            <text:p>-1.3043478261</text:p>
          </table:table-cell>
          <table:table-cell table:formula="of:=IF(OR(AND([.B117]&gt;[.E117];[.C117]=0);AND([.B117]&lt;=[.E117];[.C117]=1));1;&quot;&quot;)" office:value-type="float" office:value="1">
            <text:p>1</text:p>
          </table:table-cell>
        </table:table-row>
        <table:table-row table:style-name="ro1">
          <table:table-cell office:value-type="float" office:value="4201">
            <text:p>4201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779">
            <text:p>779</text:p>
          </table:table-cell>
          <table:table-cell office:value-type="float" office:value="788">
            <text:p>788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 office:value-type="float" office:value="1">
            <text:p>1</text:p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-1.14213197969542">
            <text:p>-1.1421319797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1">
          <table:table-cell office:value-type="float" office:value="4202">
            <text:p>4202</text:p>
          </table:table-cell>
          <table:table-cell office:value-type="float" office:value="1425">
            <text:p>1425</text:p>
          </table:table-cell>
          <table:table-cell office:value-type="float" office:value="1">
            <text:p>1</text:p>
          </table:table-cell>
          <table:table-cell office:value-type="float" office:value="1435">
            <text:p>1435</text:p>
          </table:table-cell>
          <table:table-cell office:value-type="float" office:value="1452">
            <text:p>1452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 office:value-type="float" office:value="1">
            <text:p>1</text:p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-1.17079889807162">
            <text:p>-1.1707988981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1">
          <table:table-cell office:value-type="float" office:value="4204">
            <text:p>4204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float" office:value="1313">
            <text:p>1313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 office:value-type="float" office:value="1">
            <text:p>1</text:p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1.67555217060168">
            <text:p>-1.6755521706</text:p>
          </table:table-cell>
          <table:table-cell table:formula="of:=IF(OR(AND([.B120]&gt;[.E120];[.C120]=0);AND([.B120]&lt;=[.E120];[.C120]=1));1;&quot;&quot;)">
            <text:p/>
          </table:table-cell>
        </table:table-row>
        <table:table-row table:style-name="ro1">
          <table:table-cell office:value-type="float" office:value="4205">
            <text:p>4205</text:p>
          </table:table-cell>
          <table:table-cell office:value-type="float" office:value="941">
            <text:p>941</text:p>
          </table:table-cell>
          <table:table-cell office:value-type="float" office:value="1">
            <text:p>1</text:p>
          </table:table-cell>
          <table:table-cell office:value-type="float" office:value="944">
            <text:p>944</text:p>
          </table:table-cell>
          <table:table-cell office:value-type="float" office:value="985">
            <text:p>985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 office:value-type="float" office:value="1">
            <text:p>1</text:p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 office:value-type="float" office:value="1">
            <text:p>1</text:p>
          </table:table-cell>
          <table:table-cell table:formula="of:=IF(OR(AND([.G121]=1;[.I121]=1);AND([.F121]=1;[.H121]=1));1;&quot;&quot;)" office:value-type="float" office:value="1">
            <text:p>1</text:p>
          </table:table-cell>
          <table:table-cell/>
          <table:table-cell table:formula="of:=([.D121]/[.E121]*100)-100" office:value-type="float" office:value="-4.16243654822335">
            <text:p>-4.1624365482</text:p>
          </table:table-cell>
          <table:table-cell table:formula="of:=IF(OR(AND([.B121]&gt;[.E121];[.C121]=0);AND([.B121]&lt;=[.E121];[.C121]=1));1;&quot;&quot;)" office:value-type="float" office:value="1">
            <text:p>1</text:p>
          </table:table-cell>
        </table:table-row>
        <table:table-row table:style-name="ro1">
          <table:table-cell office:value-type="float" office:value="4206">
            <text:p>4206</text:p>
          </table:table-cell>
          <table:table-cell office:value-type="float" office:value="2464">
            <text:p>2464</text:p>
          </table:table-cell>
          <table:table-cell office:value-type="float" office:value="1">
            <text:p>1</text:p>
          </table:table-cell>
          <table:table-cell office:value-type="float" office:value="2462">
            <text:p>2462</text:p>
          </table:table-cell>
          <table:table-cell office:value-type="float" office:value="2493">
            <text:p>2493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1.24348174889691">
            <text:p>-1.2434817489</text:p>
          </table:table-cell>
          <table:table-cell table:formula="of:=IF(OR(AND([.B122]&gt;[.E122];[.C122]=0);AND([.B122]&lt;=[.E122];[.C122]=1));1;&quot;&quot;)" office:value-type="float" office:value="1">
            <text:p>1</text:p>
          </table:table-cell>
        </table:table-row>
        <table:table-row table:style-name="ro1">
          <table:table-cell office:value-type="float" office:value="4208">
            <text:p>4208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-0.462962962962962">
            <text:p>-0.462962963</text:p>
          </table:table-cell>
          <table:table-cell table:formula="of:=IF(OR(AND([.B123]&gt;[.E123];[.C123]=0);AND([.B123]&lt;=[.E123];[.C123]=1));1;&quot;&quot;)">
            <text:p/>
          </table:table-cell>
        </table:table-row>
        <table:table-row table:style-name="ro1">
          <table:table-cell office:value-type="float" office:value="4217">
            <text:p>4217</text:p>
          </table:table-cell>
          <table:table-cell office:value-type="float" office:value="1766">
            <text:p>1766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809">
            <text:p>1809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 office:value-type="float" office:value="1">
            <text:p>1</text:p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-2.43228302929795">
            <text:p>-2.4322830293</text:p>
          </table:table-cell>
          <table:table-cell table:formula="of:=IF(OR(AND([.B124]&gt;[.E124];[.C124]=0);AND([.B124]&lt;=[.E124];[.C124]=1));1;&quot;&quot;)">
            <text:p/>
          </table:table-cell>
        </table:table-row>
        <table:table-row table:style-name="ro1">
          <table:table-cell office:value-type="float" office:value="4231">
            <text:p>4231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654">
            <text:p>654</text:p>
          </table:table-cell>
          <table:table-cell office:value-type="float" office:value="671">
            <text:p>671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 office:value-type="float" office:value="1">
            <text:p>1</text:p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-2.53353204172876">
            <text:p>-2.5335320417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1">
          <table:table-cell office:value-type="float" office:value="4272">
            <text:p>4272</text:p>
          </table:table-cell>
          <table:table-cell office:value-type="float" office:value="1319">
            <text:p>1319</text:p>
          </table:table-cell>
          <table:table-cell office:value-type="float" office:value="0">
            <text:p>0</text:p>
          </table:table-cell>
          <table:table-cell office:value-type="float" office:value="1313">
            <text:p>1313</text:p>
          </table:table-cell>
          <table:table-cell office:value-type="float" office:value="1329">
            <text:p>1329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 office:value-type="float" office:value="1">
            <text:p>1</text:p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-1.20391271632808">
            <text:p>-1.2039127163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1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4.42384105960265">
            <text:p>4.4238410596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1">
          <table:table-cell office:value-type="float" office:value="4298">
            <text:p>4298</text:p>
          </table:table-cell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514">
            <text:p>1514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 office:value-type="float" office:value="1">
            <text:p>1</text:p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0.264200792602381">
            <text:p>-0.2642007926</text:p>
          </table:table-cell>
          <table:table-cell table:formula="of:=IF(OR(AND([.B128]&gt;[.E128];[.C128]=0);AND([.B128]&lt;=[.E128];[.C128]=1));1;&quot;&quot;)">
            <text:p/>
          </table:table-cell>
        </table:table-row>
        <table:table-row table:style-name="ro1">
          <table:table-cell office:value-type="float" office:value="4307">
            <text:p>4307</text:p>
          </table:table-cell>
          <table:table-cell office:value-type="float" office:value="4820">
            <text:p>4820</text:p>
          </table:table-cell>
          <table:table-cell office:value-type="float" office:value="1">
            <text:p>1</text:p>
          </table:table-cell>
          <table:table-cell office:value-type="float" office:value="4847">
            <text:p>4847</text:p>
          </table:table-cell>
          <table:table-cell office:value-type="float" office:value="4880">
            <text:p>4880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 office:value-type="float" office:value="1">
            <text:p>1</text:p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 office:value-type="float" office:value="1">
            <text:p>1</text:p>
          </table:table-cell>
          <table:table-cell table:formula="of:=IF(OR(AND([.G129]=1;[.I129]=1);AND([.F129]=1;[.H129]=1));1;&quot;&quot;)" office:value-type="float" office:value="1">
            <text:p>1</text:p>
          </table:table-cell>
          <table:table-cell/>
          <table:table-cell table:formula="of:=([.D129]/[.E129]*100)-100" office:value-type="float" office:value="-0.676229508196727">
            <text:p>-0.6762295082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1">
          <table:table-cell office:value-type="float" office:value="4324">
            <text:p>4324</text:p>
          </table:table-cell>
          <table:table-cell office:value-type="float" office:value="6320">
            <text:p>6320</text:p>
          </table:table-cell>
          <table:table-cell office:value-type="float" office:value="1">
            <text:p>1</text:p>
          </table:table-cell>
          <table:table-cell office:value-type="float" office:value="6300">
            <text:p>6300</text:p>
          </table:table-cell>
          <table:table-cell office:value-type="float" office:value="6340">
            <text:p>634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-0.630914826498412">
            <text:p>-0.6309148265</text:p>
          </table:table-cell>
          <table:table-cell table:formula="of:=IF(OR(AND([.B130]&gt;[.E130];[.C130]=0);AND([.B130]&lt;=[.E130];[.C130]=1));1;&quot;&quot;)" office:value-type="float" office:value="1">
            <text:p>1</text:p>
          </table:table-cell>
        </table:table-row>
        <table:table-row table:style-name="ro1">
          <table:table-cell office:value-type="float" office:value="4348">
            <text:p>4348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office:value-type="float" office:value="1117">
            <text:p>1117</text:p>
          </table:table-cell>
          <table:table-cell office:value-type="float" office:value="1107">
            <text:p>1107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0.903342366757002">
            <text:p>0.9033423668</text:p>
          </table:table-cell>
          <table:table-cell table:formula="of:=IF(OR(AND([.B131]&gt;[.E131];[.C131]=0);AND([.B131]&lt;=[.E131];[.C131]=1));1;&quot;&quot;)" office:value-type="float" office:value="1">
            <text:p>1</text:p>
          </table:table-cell>
        </table:table-row>
        <table:table-row table:style-name="ro1">
          <table:table-cell office:value-type="float" office:value="4452">
            <text:p>4452</text:p>
          </table:table-cell>
          <table:table-cell office:value-type="float" office:value="5093">
            <text:p>5093</text:p>
          </table:table-cell>
          <table:table-cell office:value-type="float" office:value="0">
            <text:p>0</text:p>
          </table:table-cell>
          <table:table-cell office:value-type="float" office:value="5118">
            <text:p>5118</text:p>
          </table:table-cell>
          <table:table-cell office:value-type="float" office:value="5244">
            <text:p>5244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2.40274599542334">
            <text:p>-2.4027459954</text:p>
          </table:table-cell>
          <table:table-cell table:formula="of:=IF(OR(AND([.B132]&gt;[.E132];[.C132]=0);AND([.B132]&lt;=[.E132];[.C132]=1));1;&quot;&quot;)">
            <text:p/>
          </table:table-cell>
        </table:table-row>
        <table:table-row table:style-name="ro1">
          <table:table-cell office:value-type="float" office:value="4502">
            <text:p>4502</text:p>
          </table:table-cell>
          <table:table-cell office:value-type="float" office:value="5712">
            <text:p>5712</text:p>
          </table:table-cell>
          <table:table-cell office:value-type="float" office:value="0">
            <text:p>0</text:p>
          </table:table-cell>
          <table:table-cell office:value-type="float" office:value="5711">
            <text:p>5711</text:p>
          </table:table-cell>
          <table:table-cell office:value-type="float" office:value="5706">
            <text:p>5706</text:p>
          </table:table-cell>
          <table:table-cell table:formula="of:=IF(AND([.B133]&gt;[.E133];[.H133]=1);1;&quot;&quot;)" office:value-type="float" office:value="1">
            <text:p>1</text:p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 office:value-type="float" office:value="1">
            <text:p>1</text:p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 office:value-type="float" office:value="1">
            <text:p>1</text:p>
          </table:table-cell>
          <table:table-cell/>
          <table:table-cell table:formula="of:=([.D133]/[.E133]*100)-100" office:value-type="float" office:value="0.087627059235885">
            <text:p>0.0876270592</text:p>
          </table:table-cell>
          <table:table-cell table:formula="of:=IF(OR(AND([.B133]&gt;[.E133];[.C133]=0);AND([.B133]&lt;=[.E133];[.C133]=1));1;&quot;&quot;)" office:value-type="float" office:value="1">
            <text:p>1</text:p>
          </table:table-cell>
        </table:table-row>
        <table:table-row table:style-name="ro1">
          <table:table-cell office:value-type="float" office:value="4503">
            <text:p>4503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666">
            <text:p>1666</text:p>
          </table:table-cell>
          <table:table-cell office:value-type="float" office:value="1667">
            <text:p>1667</text:p>
          </table:table-cell>
          <table:table-cell table:formula="of:=IF(AND([.B134]&gt;[.E134];[.H134]=1);1;&quot;&quot;)" office:value-type="float" office:value="1">
            <text:p>1</text:p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 office:value-type="float" office:value="1">
            <text:p>1</text:p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 office:value-type="float" office:value="1">
            <text:p>1</text:p>
          </table:table-cell>
          <table:table-cell/>
          <table:table-cell table:formula="of:=([.D134]/[.E134]*100)-100" office:value-type="float" office:value="-0.0599880023995212">
            <text:p>-0.0599880024</text:p>
          </table:table-cell>
          <table:table-cell table:formula="of:=IF(OR(AND([.B134]&gt;[.E134];[.C134]=0);AND([.B134]&lt;=[.E134];[.C134]=1));1;&quot;&quot;)" office:value-type="float" office:value="1">
            <text:p>1</text:p>
          </table:table-cell>
        </table:table-row>
        <table:table-row table:style-name="ro1">
          <table:table-cell office:value-type="float" office:value="4506">
            <text:p>4506</text:p>
          </table:table-cell>
          <table:table-cell office:value-type="float" office:value="1335">
            <text:p>1335</text:p>
          </table:table-cell>
          <table:table-cell office:value-type="float" office:value="1">
            <text:p>1</text:p>
          </table:table-cell>
          <table:table-cell office:value-type="float" office:value="1337">
            <text:p>1337</text:p>
          </table:table-cell>
          <table:table-cell office:value-type="float" office:value="1317">
            <text:p>1317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 office:value-type="float" office:value="1">
            <text:p>1</text:p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1.51860288534549">
            <text:p>1.5186028853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1">
          <table:table-cell office:value-type="float" office:value="4507">
            <text:p>4507</text:p>
          </table:table-cell>
          <table:table-cell office:value-type="float" office:value="4700">
            <text:p>4700</text:p>
          </table:table-cell>
          <table:table-cell office:value-type="float" office:value="1">
            <text:p>1</text:p>
          </table:table-cell>
          <table:table-cell office:value-type="float" office:value="4767">
            <text:p>4767</text:p>
          </table:table-cell>
          <table:table-cell office:value-type="float" office:value="4645">
            <text:p>4645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 office:value-type="float" office:value="1">
            <text:p>1</text:p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2.6264800861141">
            <text:p>2.6264800861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1">
          <table:table-cell office:value-type="float" office:value="4508">
            <text:p>4508</text:p>
          </table:table-cell>
          <table:table-cell office:value-type="float" office:value="2151">
            <text:p>2151</text:p>
          </table:table-cell>
          <table:table-cell office:value-type="float" office:value="0">
            <text:p>0</text:p>
          </table:table-cell>
          <table:table-cell office:value-type="float" office:value="2158">
            <text:p>2158</text:p>
          </table:table-cell>
          <table:table-cell office:value-type="float" office:value="2144">
            <text:p>2144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0.652985074626855">
            <text:p>0.6529850746</text:p>
          </table:table-cell>
          <table:table-cell table:formula="of:=IF(OR(AND([.B137]&gt;[.E137];[.C137]=0);AND([.B137]&lt;=[.E137];[.C137]=1));1;&quot;&quot;)" office:value-type="float" office:value="1">
            <text:p>1</text:p>
          </table:table-cell>
        </table:table-row>
        <table:table-row table:style-name="ro1">
          <table:table-cell office:value-type="float" office:value="4519">
            <text:p>4519</text:p>
          </table:table-cell>
          <table:table-cell office:value-type="float" office:value="4015">
            <text:p>4015</text:p>
          </table:table-cell>
          <table:table-cell office:value-type="float" office:value="0">
            <text:p>0</text:p>
          </table:table-cell>
          <table:table-cell office:value-type="float" office:value="4059">
            <text:p>4059</text:p>
          </table:table-cell>
          <table:table-cell office:value-type="float" office:value="3980">
            <text:p>3980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1.98492462311557">
            <text:p>1.9849246231</text:p>
          </table:table-cell>
          <table:table-cell table:formula="of:=IF(OR(AND([.B138]&gt;[.E138];[.C138]=0);AND([.B138]&lt;=[.E138];[.C138]=1));1;&quot;&quot;)" office:value-type="float" office:value="1">
            <text:p>1</text:p>
          </table:table-cell>
        </table:table-row>
        <table:table-row table:style-name="ro1">
          <table:table-cell office:value-type="float" office:value="4521">
            <text:p>4521</text:p>
          </table:table-cell>
          <table:table-cell office:value-type="float" office:value="5860">
            <text:p>5860</text:p>
          </table:table-cell>
          <table:table-cell office:value-type="float" office:value="1">
            <text:p>1</text:p>
          </table:table-cell>
          <table:table-cell office:value-type="float" office:value="5869">
            <text:p>5869</text:p>
          </table:table-cell>
          <table:table-cell office:value-type="float" office:value="5890">
            <text:p>589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 office:value-type="float" office:value="1">
            <text:p>1</text:p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 office:value-type="float" office:value="1">
            <text:p>1</text:p>
          </table:table-cell>
          <table:table-cell table:formula="of:=IF(OR(AND([.G139]=1;[.I139]=1);AND([.F139]=1;[.H139]=1));1;&quot;&quot;)" office:value-type="float" office:value="1">
            <text:p>1</text:p>
          </table:table-cell>
          <table:table-cell/>
          <table:table-cell table:formula="of:=([.D139]/[.E139]*100)-100" office:value-type="float" office:value="-0.356536502546689">
            <text:p>-0.3565365025</text:p>
          </table:table-cell>
          <table:table-cell table:formula="of:=IF(OR(AND([.B139]&gt;[.E139];[.C139]=0);AND([.B139]&lt;=[.E139];[.C139]=1));1;&quot;&quot;)" office:value-type="float" office:value="1">
            <text:p>1</text:p>
          </table:table-cell>
        </table:table-row>
        <table:table-row table:style-name="ro1">
          <table:table-cell office:value-type="float" office:value="4523">
            <text:p>4523</text:p>
          </table:table-cell>
          <table:table-cell office:value-type="float" office:value="7956">
            <text:p>7956</text:p>
          </table:table-cell>
          <table:table-cell office:value-type="float" office:value="1">
            <text:p>1</text:p>
          </table:table-cell>
          <table:table-cell office:value-type="float" office:value="7949">
            <text:p>7949</text:p>
          </table:table-cell>
          <table:table-cell office:value-type="float" office:value="7977">
            <text:p>7977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0.351009151310009">
            <text:p>-0.3510091513</text:p>
          </table:table-cell>
          <table:table-cell table:formula="of:=IF(OR(AND([.B140]&gt;[.E140];[.C140]=0);AND([.B140]&lt;=[.E140];[.C140]=1));1;&quot;&quot;)" office:value-type="float" office:value="1">
            <text:p>1</text:p>
          </table:table-cell>
        </table:table-row>
        <table:table-row table:style-name="ro1">
          <table:table-cell office:value-type="float" office:value="4527">
            <text:p>4527</text:p>
          </table:table-cell>
          <table:table-cell office:value-type="float" office:value="1766">
            <text:p>1766</text:p>
          </table:table-cell>
          <table:table-cell office:value-type="float" office:value="0">
            <text:p>0</text:p>
          </table:table-cell>
          <table:table-cell office:value-type="float" office:value="1774">
            <text:p>1774</text:p>
          </table:table-cell>
          <table:table-cell office:value-type="float" office:value="1769">
            <text:p>1769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0.282645562464666">
            <text:p>0.2826455625</text:p>
          </table:table-cell>
          <table:table-cell table:formula="of:=IF(OR(AND([.B141]&gt;[.E141];[.C141]=0);AND([.B141]&lt;=[.E141];[.C141]=1));1;&quot;&quot;)">
            <text:p/>
          </table:table-cell>
        </table:table-row>
        <table:table-row table:style-name="ro1">
          <table:table-cell office:value-type="float" office:value="4528">
            <text:p>4528</text:p>
          </table:table-cell>
          <table:table-cell office:value-type="float" office:value="15440">
            <text:p>15440</text:p>
          </table:table-cell>
          <table:table-cell office:value-type="float" office:value="1">
            <text:p>1</text:p>
          </table:table-cell>
          <table:table-cell office:value-type="float" office:value="15570">
            <text:p>15570</text:p>
          </table:table-cell>
          <table:table-cell office:value-type="float" office:value="15170">
            <text:p>1517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2.63678312458799">
            <text:p>2.6367831246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4120">
            <text:p>4120</text:p>
          </table:table-cell>
          <table:table-cell office:value-type="float" office:value="1">
            <text:p>1</text:p>
          </table:table-cell>
          <table:table-cell office:value-type="float" office:value="4164">
            <text:p>4164</text:p>
          </table:table-cell>
          <table:table-cell office:value-type="float" office:value="4085">
            <text:p>4085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 office:value-type="float" office:value="1">
            <text:p>1</text:p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1.93390452876376">
            <text:p>1.9339045288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1">
          <table:table-cell office:value-type="float" office:value="4534">
            <text:p>4534</text:p>
          </table:table-cell>
          <table:table-cell office:value-type="float" office:value="7470">
            <text:p>7470</text:p>
          </table:table-cell>
          <table:table-cell office:value-type="float" office:value="1">
            <text:p>1</text:p>
          </table:table-cell>
          <table:table-cell office:value-type="float" office:value="7465">
            <text:p>7465</text:p>
          </table:table-cell>
          <table:table-cell office:value-type="float" office:value="7460">
            <text:p>746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0.0670241286863273">
            <text:p>0.0670241287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677">
            <text:p>2677</text:p>
          </table:table-cell>
          <table:table-cell office:value-type="float" office:value="1">
            <text:p>1</text:p>
          </table:table-cell>
          <table:table-cell office:value-type="float" office:value="2692">
            <text:p>2692</text:p>
          </table:table-cell>
          <table:table-cell office:value-type="float" office:value="2683">
            <text:p>2683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 office:value-type="float" office:value="1">
            <text:p>1</text:p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 office:value-type="float" office:value="1">
            <text:p>1</text:p>
          </table:table-cell>
          <table:table-cell table:formula="of:=IF(OR(AND([.G145]=1;[.I145]=1);AND([.F145]=1;[.H145]=1));1;&quot;&quot;)" office:value-type="float" office:value="1">
            <text:p>1</text:p>
          </table:table-cell>
          <table:table-cell/>
          <table:table-cell table:formula="of:=([.D145]/[.E145]*100)-100" office:value-type="float" office:value="0.335445396943726">
            <text:p>0.3354453969</text:p>
          </table:table-cell>
          <table:table-cell table:formula="of:=IF(OR(AND([.B145]&gt;[.E145];[.C145]=0);AND([.B145]&lt;=[.E145];[.C145]=1));1;&quot;&quot;)" office:value-type="float" office:value="1">
            <text:p>1</text:p>
          </table:table-cell>
        </table:table-row>
        <table:table-row table:style-name="ro1">
          <table:table-cell office:value-type="float" office:value="4543">
            <text:p>4543</text:p>
          </table:table-cell>
          <table:table-cell office:value-type="float" office:value="3280">
            <text:p>3280</text:p>
          </table:table-cell>
          <table:table-cell office:value-type="float" office:value="1">
            <text:p>1</text:p>
          </table:table-cell>
          <table:table-cell office:value-type="float" office:value="3265">
            <text:p>3265</text:p>
          </table:table-cell>
          <table:table-cell office:value-type="float" office:value="3270">
            <text:p>327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-0.15290519877675">
            <text:p>-0.1529051988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1">
          <table:table-cell office:value-type="float" office:value="4544">
            <text:p>4544</text:p>
          </table:table-cell>
          <table:table-cell office:value-type="float" office:value="5130">
            <text:p>5130</text:p>
          </table:table-cell>
          <table:table-cell office:value-type="float" office:value="1">
            <text:p>1</text:p>
          </table:table-cell>
          <table:table-cell office:value-type="float" office:value="5139">
            <text:p>5139</text:p>
          </table:table-cell>
          <table:table-cell office:value-type="float" office:value="5160">
            <text:p>516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 office:value-type="float" office:value="1">
            <text:p>1</text:p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 office:value-type="float" office:value="1">
            <text:p>1</text:p>
          </table:table-cell>
          <table:table-cell table:formula="of:=IF(OR(AND([.G147]=1;[.I147]=1);AND([.F147]=1;[.H147]=1));1;&quot;&quot;)" office:value-type="float" office:value="1">
            <text:p>1</text:p>
          </table:table-cell>
          <table:table-cell/>
          <table:table-cell table:formula="of:=([.D147]/[.E147]*100)-100" office:value-type="float" office:value="-0.406976744186053">
            <text:p>-0.4069767442</text:p>
          </table:table-cell>
          <table:table-cell table:formula="of:=IF(OR(AND([.B147]&gt;[.E147];[.C147]=0);AND([.B147]&lt;=[.E147];[.C147]=1));1;&quot;&quot;)" office:value-type="float" office:value="1">
            <text:p>1</text:p>
          </table:table-cell>
        </table:table-row>
        <table:table-row table:style-name="ro1">
          <table:table-cell office:value-type="float" office:value="4555">
            <text:p>4555</text:p>
          </table:table-cell>
          <table:table-cell office:value-type="float" office:value="7130">
            <text:p>7130</text:p>
          </table:table-cell>
          <table:table-cell office:value-type="float" office:value="0">
            <text:p>0</text:p>
          </table:table-cell>
          <table:table-cell office:value-type="float" office:value="7125">
            <text:p>7125</text:p>
          </table:table-cell>
          <table:table-cell office:value-type="float" office:value="7130">
            <text:p>713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-0.0701262272089735">
            <text:p>-0.0701262272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1">
          <table:table-cell office:value-type="float" office:value="4568">
            <text:p>4568</text:p>
          </table:table-cell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office:value-type="float" office:value="2226">
            <text:p>2226</text:p>
          </table:table-cell>
          <table:table-cell office:value-type="float" office:value="2227">
            <text:p>2227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-0.0449034575662353">
            <text:p>-0.0449034576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1">
          <table:table-cell office:value-type="float" office:value="4569">
            <text:p>4569</text:p>
          </table:table-cell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  <table:table-cell office:value-type="float" office:value="1985">
            <text:p>1985</text:p>
          </table:table-cell>
          <table:table-cell office:value-type="float" office:value="1976">
            <text:p>1976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0.455465587044529">
            <text:p>0.455465587</text:p>
          </table:table-cell>
          <table:table-cell table:formula="of:=IF(OR(AND([.B150]&gt;[.E150];[.C150]=0);AND([.B150]&lt;=[.E150];[.C150]=1));1;&quot;&quot;)">
            <text:p/>
          </table:table-cell>
        </table:table-row>
        <table:table-row table:style-name="ro1">
          <table:table-cell office:value-type="float" office:value="4572">
            <text:p>4572</text:p>
          </table:table-cell>
          <table:table-cell office:value-type="float" office:value="2222">
            <text:p>2222</text:p>
          </table:table-cell>
          <table:table-cell office:value-type="float" office:value="1">
            <text:p>1</text:p>
          </table:table-cell>
          <table:table-cell office:value-type="float" office:value="2287">
            <text:p>2287</text:p>
          </table:table-cell>
          <table:table-cell office:value-type="float" office:value="2500">
            <text:p>250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 office:value-type="float" office:value="1">
            <text:p>1</text:p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 office:value-type="float" office:value="1">
            <text:p>1</text:p>
          </table:table-cell>
          <table:table-cell table:formula="of:=IF(OR(AND([.G151]=1;[.I151]=1);AND([.F151]=1;[.H151]=1));1;&quot;&quot;)" office:value-type="float" office:value="1">
            <text:p>1</text:p>
          </table:table-cell>
          <table:table-cell/>
          <table:table-cell table:formula="of:=([.D151]/[.E151]*100)-100" office:value-type="float" office:value="-8.52000000000001">
            <text:p>-8.52</text:p>
          </table:table-cell>
          <table:table-cell table:formula="of:=IF(OR(AND([.B151]&gt;[.E151];[.C151]=0);AND([.B151]&lt;=[.E151];[.C151]=1));1;&quot;&quot;)" office:value-type="float" office:value="1">
            <text:p>1</text:p>
          </table:table-cell>
        </table:table-row>
        <table:table-row table:style-name="ro1">
          <table:table-cell office:value-type="float" office:value="4578">
            <text:p>4578</text:p>
          </table:table-cell>
          <table:table-cell office:value-type="float" office:value="4049">
            <text:p>4049</text:p>
          </table:table-cell>
          <table:table-cell office:value-type="float" office:value="0">
            <text:p>0</text:p>
          </table:table-cell>
          <table:table-cell office:value-type="float" office:value="4066">
            <text:p>4066</text:p>
          </table:table-cell>
          <table:table-cell office:value-type="float" office:value="4073">
            <text:p>4073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0.171863491284057">
            <text:p>-0.1718634913</text:p>
          </table:table-cell>
          <table:table-cell table:formula="of:=IF(OR(AND([.B152]&gt;[.E152];[.C152]=0);AND([.B152]&lt;=[.E152];[.C152]=1));1;&quot;&quot;)">
            <text:p/>
          </table:table-cell>
        </table:table-row>
        <table:table-row table:style-name="ro1">
          <table:table-cell office:value-type="float" office:value="4581">
            <text:p>4581</text:p>
          </table:table-cell>
          <table:table-cell office:value-type="float" office:value="7380">
            <text:p>7380</text:p>
          </table:table-cell>
          <table:table-cell office:value-type="float" office:value="1">
            <text:p>1</text:p>
          </table:table-cell>
          <table:table-cell office:value-type="float" office:value="7415">
            <text:p>7415</text:p>
          </table:table-cell>
          <table:table-cell office:value-type="float" office:value="7360">
            <text:p>7360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 office:value-type="float" office:value="1">
            <text:p>1</text:p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0.747282608695656">
            <text:p>0.7472826087</text:p>
          </table:table-cell>
          <table:table-cell table:formula="of:=IF(OR(AND([.B153]&gt;[.E153];[.C153]=0);AND([.B153]&lt;=[.E153];[.C153]=1));1;&quot;&quot;)">
            <text:p/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389">
            <text:p>14389</text:p>
          </table:table-cell>
          <table:table-cell office:value-type="float" office:value="14730">
            <text:p>14730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2.31500339443313">
            <text:p>-2.3150033944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1">
          <table:table-cell office:value-type="float" office:value="4612">
            <text:p>4612</text:p>
          </table:table-cell>
          <table:table-cell office:value-type="float" office:value="2235">
            <text:p>2235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276">
            <text:p>2276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 office:value-type="float" office:value="1">
            <text:p>1</text:p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2.15289982425307">
            <text:p>-2.1528998243</text:p>
          </table:table-cell>
          <table:table-cell table:formula="of:=IF(OR(AND([.B155]&gt;[.E155];[.C155]=0);AND([.B155]&lt;=[.E155];[.C155]=1));1;&quot;&quot;)">
            <text:p/>
          </table:table-cell>
        </table:table-row>
        <table:table-row table:style-name="ro1">
          <table:table-cell office:value-type="float" office:value="4613">
            <text:p>4613</text:p>
          </table:table-cell>
          <table:table-cell office:value-type="float" office:value="1664">
            <text:p>1664</text:p>
          </table:table-cell>
          <table:table-cell office:value-type="float" office:value="1">
            <text:p>1</text:p>
          </table:table-cell>
          <table:table-cell office:value-type="float" office:value="1679">
            <text:p>1679</text:p>
          </table:table-cell>
          <table:table-cell office:value-type="float" office:value="1685">
            <text:p>1685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 office:value-type="float" office:value="1">
            <text:p>1</text:p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 office:value-type="float" office:value="1">
            <text:p>1</text:p>
          </table:table-cell>
          <table:table-cell table:formula="of:=IF(OR(AND([.G156]=1;[.I156]=1);AND([.F156]=1;[.H156]=1));1;&quot;&quot;)" office:value-type="float" office:value="1">
            <text:p>1</text:p>
          </table:table-cell>
          <table:table-cell/>
          <table:table-cell table:formula="of:=([.D156]/[.E156]*100)-100" office:value-type="float" office:value="-0.356083086053417">
            <text:p>-0.3560830861</text:p>
          </table:table-cell>
          <table:table-cell table:formula="of:=IF(OR(AND([.B156]&gt;[.E156];[.C156]=0);AND([.B156]&lt;=[.E156];[.C156]=1));1;&quot;&quot;)" office:value-type="float" office:value="1">
            <text:p>1</text:p>
          </table:table-cell>
        </table:table-row>
        <table:table-row table:style-name="ro1">
          <table:table-cell office:value-type="float" office:value="4631">
            <text:p>4631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283">
            <text:p>283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3.18021201413427">
            <text:p>-3.1802120141</text:p>
          </table:table-cell>
          <table:table-cell table:formula="of:=IF(OR(AND([.B157]&gt;[.E157];[.C157]=0);AND([.B157]&lt;=[.E157];[.C157]=1));1;&quot;&quot;)" office:value-type="float" office:value="1">
            <text:p>1</text:p>
          </table:table-cell>
        </table:table-row>
        <table:table-row table:style-name="ro1">
          <table:table-cell office:value-type="float" office:value="4634">
            <text:p>4634</text:p>
          </table:table-cell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float" office:value="462">
            <text:p>462</text:p>
          </table:table-cell>
          <table:table-cell office:value-type="float" office:value="466">
            <text:p>466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0.858369098712444">
            <text:p>-0.8583690987</text:p>
          </table:table-cell>
          <table:table-cell table:formula="of:=IF(OR(AND([.B158]&gt;[.E158];[.C158]=0);AND([.B158]&lt;=[.E158];[.C158]=1));1;&quot;&quot;)" office:value-type="float" office:value="1">
            <text:p>1</text:p>
          </table:table-cell>
        </table:table-row>
        <table:table-row table:style-name="ro1">
          <table:table-cell office:value-type="float" office:value="4641">
            <text:p>4641</text:p>
          </table:table-cell>
          <table:table-cell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2237">
            <text:p>2237</text:p>
          </table:table-cell>
          <table:table-cell office:value-type="float" office:value="2247">
            <text:p>2247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-0.445037828215405">
            <text:p>-0.4450378282</text:p>
          </table:table-cell>
          <table:table-cell table:formula="of:=IF(OR(AND([.B159]&gt;[.E159];[.C159]=0);AND([.B159]&lt;=[.E159];[.C159]=1));1;&quot;&quot;)">
            <text:p/>
          </table:table-cell>
        </table:table-row>
        <table:table-row table:style-name="ro1">
          <table:table-cell office:value-type="float" office:value="4666">
            <text:p>4666</text:p>
          </table:table-cell>
          <table:table-cell office:value-type="float" office:value="2178">
            <text:p>2178</text:p>
          </table:table-cell>
          <table:table-cell office:value-type="float" office:value="0">
            <text:p>0</text:p>
          </table:table-cell>
          <table:table-cell office:value-type="float" office:value="2223">
            <text:p>2223</text:p>
          </table:table-cell>
          <table:table-cell office:value-type="float" office:value="2200">
            <text:p>220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1.04545454545455">
            <text:p>1.0454545455</text:p>
          </table:table-cell>
          <table:table-cell table:formula="of:=IF(OR(AND([.B160]&gt;[.E160];[.C160]=0);AND([.B160]&lt;=[.E160];[.C160]=1));1;&quot;&quot;)">
            <text:p/>
          </table:table-cell>
        </table:table-row>
        <table:table-row table:style-name="ro1">
          <table:table-cell office:value-type="float" office:value="4676">
            <text:p>4676</text:p>
          </table:table-cell>
          <table:table-cell office:value-type="float" office:value="1468">
            <text:p>1468</text:p>
          </table:table-cell>
          <table:table-cell office:value-type="float" office:value="0">
            <text:p>0</text:p>
          </table:table-cell>
          <table:table-cell office:value-type="float" office:value="1456">
            <text:p>1456</text:p>
          </table:table-cell>
          <table:table-cell office:value-type="float" office:value="1459">
            <text:p>1459</text:p>
          </table:table-cell>
          <table:table-cell table:formula="of:=IF(AND([.B161]&gt;[.E161];[.H161]=1);1;&quot;&quot;)" office:value-type="float" office:value="1">
            <text:p>1</text:p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 office:value-type="float" office:value="1">
            <text:p>1</text:p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 office:value-type="float" office:value="1">
            <text:p>1</text:p>
          </table:table-cell>
          <table:table-cell/>
          <table:table-cell table:formula="of:=([.D161]/[.E161]*100)-100" office:value-type="float" office:value="-0.205620287868399">
            <text:p>-0.2056202879</text:p>
          </table:table-cell>
          <table:table-cell table:formula="of:=IF(OR(AND([.B161]&gt;[.E161];[.C161]=0);AND([.B161]&lt;=[.E161];[.C161]=1));1;&quot;&quot;)" office:value-type="float" office:value="1">
            <text:p>1</text:p>
          </table:table-cell>
        </table:table-row>
        <table:table-row table:style-name="ro1">
          <table:table-cell office:value-type="float" office:value="4681">
            <text:p>4681</text:p>
          </table:table-cell>
          <table:table-cell office:value-type="float" office:value="2945">
            <text:p>2945</text:p>
          </table:table-cell>
          <table:table-cell office:value-type="float" office:value="0">
            <text:p>0</text:p>
          </table:table-cell>
          <table:table-cell office:value-type="float" office:value="2974">
            <text:p>2974</text:p>
          </table:table-cell>
          <table:table-cell office:value-type="float" office:value="2991">
            <text:p>2991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-0.568371782012704">
            <text:p>-0.568371782</text:p>
          </table:table-cell>
          <table:table-cell table:formula="of:=IF(OR(AND([.B162]&gt;[.E162];[.C162]=0);AND([.B162]&lt;=[.E162];[.C162]=1));1;&quot;&quot;)">
            <text:p/>
          </table:table-cell>
        </table:table-row>
        <table:table-row table:style-name="ro1">
          <table:table-cell office:value-type="float" office:value="4684">
            <text:p>4684</text:p>
          </table:table-cell>
          <table:table-cell office:value-type="float" office:value="4945">
            <text:p>4945</text:p>
          </table:table-cell>
          <table:table-cell office:value-type="float" office:value="1">
            <text:p>1</text:p>
          </table:table-cell>
          <table:table-cell office:value-type="float" office:value="4977">
            <text:p>4977</text:p>
          </table:table-cell>
          <table:table-cell office:value-type="float" office:value="5070">
            <text:p>5070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 office:value-type="float" office:value="1">
            <text:p>1</text:p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 office:value-type="float" office:value="1">
            <text:p>1</text:p>
          </table:table-cell>
          <table:table-cell table:formula="of:=IF(OR(AND([.G163]=1;[.I163]=1);AND([.F163]=1;[.H163]=1));1;&quot;&quot;)" office:value-type="float" office:value="1">
            <text:p>1</text:p>
          </table:table-cell>
          <table:table-cell/>
          <table:table-cell table:formula="of:=([.D163]/[.E163]*100)-100" office:value-type="float" office:value="-1.83431952662721">
            <text:p>-1.8343195266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1">
          <table:table-cell office:value-type="float" office:value="4689">
            <text:p>4689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478">
            <text:p>478</text:p>
          </table:table-cell>
          <table:table-cell table:formula="of:=IF(AND([.B164]&gt;[.E164];[.H164]=1);1;&quot;&quot;)" office:value-type="float" office:value="1">
            <text:p>1</text:p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 office:value-type="float" office:value="1">
            <text:p>1</text:p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 office:value-type="float" office:value="1">
            <text:p>1</text:p>
          </table:table-cell>
          <table:table-cell/>
          <table:table-cell table:formula="of:=([.D164]/[.E164]*100)-100" office:value-type="float" office:value="1.25523012552303">
            <text:p>1.2552301255</text:p>
          </table:table-cell>
          <table:table-cell table:formula="of:=IF(OR(AND([.B164]&gt;[.E164];[.C164]=0);AND([.B164]&lt;=[.E164];[.C164]=1));1;&quot;&quot;)" office:value-type="float" office:value="1">
            <text:p>1</text:p>
          </table:table-cell>
        </table:table-row>
        <table:table-row table:style-name="ro1">
          <table:table-cell office:value-type="float" office:value="4704">
            <text:p>4704</text:p>
          </table:table-cell>
          <table:table-cell office:value-type="float" office:value="4320">
            <text:p>4320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4260">
            <text:p>4260</text:p>
          </table:table-cell>
          <table:table-cell table:formula="of:=IF(AND([.B165]&gt;[.E165];[.H165]=1);1;&quot;&quot;)" office:value-type="float" office:value="1">
            <text:p>1</text:p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 office:value-type="float" office:value="1">
            <text:p>1</text:p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 office:value-type="float" office:value="1">
            <text:p>1</text:p>
          </table:table-cell>
          <table:table-cell/>
          <table:table-cell table:formula="of:=([.D165]/[.E165]*100)-100" office:value-type="float" office:value="0.938967136150225">
            <text:p>0.9389671362</text:p>
          </table:table-cell>
          <table:table-cell table:formula="of:=IF(OR(AND([.B165]&gt;[.E165];[.C165]=0);AND([.B165]&lt;=[.E165];[.C165]=1));1;&quot;&quot;)" office:value-type="float" office:value="1">
            <text:p>1</text:p>
          </table:table-cell>
        </table:table-row>
        <table:table-row table:style-name="ro1">
          <table:table-cell office:value-type="float" office:value="4708">
            <text:p>4708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252">
            <text:p>1252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0.479233226837067">
            <text:p>-0.4792332268</text:p>
          </table:table-cell>
          <table:table-cell table:formula="of:=IF(OR(AND([.B166]&gt;[.E166];[.C166]=0);AND([.B166]&lt;=[.E166];[.C166]=1));1;&quot;&quot;)" office:value-type="float" office:value="1">
            <text:p>1</text:p>
          </table:table-cell>
        </table:table-row>
        <table:table-row table:style-name="ro1">
          <table:table-cell office:value-type="float" office:value="4716">
            <text:p>4716</text:p>
          </table:table-cell>
          <table:table-cell office:value-type="float" office:value="4930">
            <text:p>4930</text:p>
          </table:table-cell>
          <table:table-cell office:value-type="float" office:value="1">
            <text:p>1</text:p>
          </table:table-cell>
          <table:table-cell office:value-type="float" office:value="4895">
            <text:p>4895</text:p>
          </table:table-cell>
          <table:table-cell office:value-type="float" office:value="4800">
            <text:p>4800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1.97916666666667">
            <text:p>1.9791666667</text:p>
          </table:table-cell>
          <table:table-cell table:formula="of:=IF(OR(AND([.B167]&gt;[.E167];[.C167]=0);AND([.B167]&lt;=[.E167];[.C167]=1));1;&quot;&quot;)">
            <text:p/>
          </table:table-cell>
        </table:table-row>
        <table:table-row table:style-name="ro1">
          <table:table-cell office:value-type="float" office:value="4719">
            <text:p>4719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830">
            <text:p>1830</text:p>
          </table:table-cell>
          <table:table-cell office:value-type="float" office:value="1860">
            <text:p>1860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 office:value-type="float" office:value="1">
            <text:p>1</text:p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1.61290322580645">
            <text:p>-1.6129032258</text:p>
          </table:table-cell>
          <table:table-cell table:formula="of:=IF(OR(AND([.B168]&gt;[.E168];[.C168]=0);AND([.B168]&lt;=[.E168];[.C168]=1));1;&quot;&quot;)">
            <text:p/>
          </table:table-cell>
        </table:table-row>
        <table:table-row table:style-name="ro1">
          <table:table-cell office:value-type="float" office:value="4722">
            <text:p>4722</text:p>
          </table:table-cell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703">
            <text:p>703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2.27596017069702">
            <text:p>2.2759601707</text:p>
          </table:table-cell>
          <table:table-cell table:formula="of:=IF(OR(AND([.B169]&gt;[.E169];[.C169]=0);AND([.B169]&lt;=[.E169];[.C169]=1));1;&quot;&quot;)" office:value-type="float" office:value="1">
            <text:p>1</text:p>
          </table:table-cell>
        </table:table-row>
        <table:table-row table:style-name="ro1">
          <table:table-cell office:value-type="float" office:value="4726">
            <text:p>4726</text:p>
          </table:table-cell>
          <table:table-cell office:value-type="float" office:value="1187">
            <text:p>1187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15">
            <text:p>1215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 office:value-type="float" office:value="1">
            <text:p>1</text:p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-3.20987654320987">
            <text:p>-3.2098765432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1">
          <table:table-cell office:value-type="float" office:value="4732">
            <text:p>4732</text:p>
          </table:table-cell>
          <table:table-cell office:value-type="float" office:value="1965">
            <text:p>1965</text:p>
          </table:table-cell>
          <table:table-cell office:value-type="float" office:value="1">
            <text:p>1</text:p>
          </table:table-cell>
          <table:table-cell office:value-type="float" office:value="1965">
            <text:p>1965</text:p>
          </table:table-cell>
          <table:table-cell office:value-type="float" office:value="1984">
            <text:p>1984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 office:value-type="float" office:value="1">
            <text:p>1</text:p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 office:value-type="float" office:value="1">
            <text:p>1</text:p>
          </table:table-cell>
          <table:table-cell table:formula="of:=IF(OR(AND([.G171]=1;[.I171]=1);AND([.F171]=1;[.H171]=1));1;&quot;&quot;)" office:value-type="float" office:value="1">
            <text:p>1</text:p>
          </table:table-cell>
          <table:table-cell/>
          <table:table-cell table:formula="of:=([.D171]/[.E171]*100)-100" office:value-type="float" office:value="-0.957661290322577">
            <text:p>-0.9576612903</text:p>
          </table:table-cell>
          <table:table-cell table:formula="of:=IF(OR(AND([.B171]&gt;[.E171];[.C171]=0);AND([.B171]&lt;=[.E171];[.C171]=1));1;&quot;&quot;)" office:value-type="float" office:value="1">
            <text:p>1</text:p>
          </table:table-cell>
        </table:table-row>
        <table:table-row table:style-name="ro1">
          <table:table-cell office:value-type="float" office:value="4751">
            <text:p>4751</text:p>
          </table:table-cell>
          <table:table-cell office:value-type="float" office:value="4645">
            <text:p>4645</text:p>
          </table:table-cell>
          <table:table-cell office:value-type="float" office:value="0">
            <text:p>0</text:p>
          </table:table-cell>
          <table:table-cell office:value-type="float" office:value="4711">
            <text:p>4711</text:p>
          </table:table-cell>
          <table:table-cell office:value-type="float" office:value="4800">
            <text:p>4800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1.85416666666667">
            <text:p>-1.8541666667</text:p>
          </table:table-cell>
          <table:table-cell table:formula="of:=IF(OR(AND([.B172]&gt;[.E172];[.C172]=0);AND([.B172]&lt;=[.E172];[.C172]=1));1;&quot;&quot;)">
            <text:p/>
          </table:table-cell>
        </table:table-row>
        <table:table-row table:style-name="ro1">
          <table:table-cell office:value-type="float" office:value="4755">
            <text:p>4755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491">
            <text:p>1491</text:p>
          </table:table-cell>
          <table:table-cell office:value-type="float" office:value="1516">
            <text:p>1516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-1.64907651715039">
            <text:p>-1.6490765172</text:p>
          </table:table-cell>
          <table:table-cell table:formula="of:=IF(OR(AND([.B173]&gt;[.E173];[.C173]=0);AND([.B173]&lt;=[.E173];[.C173]=1));1;&quot;&quot;)">
            <text:p/>
          </table:table-cell>
        </table:table-row>
        <table:table-row table:style-name="ro1">
          <table:table-cell office:value-type="float" office:value="4761">
            <text:p>4761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647">
            <text:p>647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 office:value-type="float" office:value="1">
            <text:p>1</text:p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1.70015455950541">
            <text:p>-1.7001545595</text:p>
          </table:table-cell>
          <table:table-cell table:formula="of:=IF(OR(AND([.B174]&gt;[.E174];[.C174]=0);AND([.B174]&lt;=[.E174];[.C174]=1));1;&quot;&quot;)">
            <text:p/>
          </table:table-cell>
        </table:table-row>
        <table:table-row table:style-name="ro1">
          <table:table-cell office:value-type="float" office:value="4768">
            <text:p>4768</text:p>
          </table:table-cell>
          <table:table-cell office:value-type="float" office:value="5890">
            <text:p>5890</text:p>
          </table:table-cell>
          <table:table-cell office:value-type="float" office:value="0">
            <text:p>0</text:p>
          </table:table-cell>
          <table:table-cell office:value-type="float" office:value="5994">
            <text:p>5994</text:p>
          </table:table-cell>
          <table:table-cell office:value-type="float" office:value="5850">
            <text:p>585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2.46153846153847">
            <text:p>2.4615384615</text:p>
          </table:table-cell>
          <table:table-cell table:formula="of:=IF(OR(AND([.B175]&gt;[.E175];[.C175]=0);AND([.B175]&lt;=[.E175];[.C175]=1));1;&quot;&quot;)" office:value-type="float" office:value="1">
            <text:p>1</text:p>
          </table:table-cell>
        </table:table-row>
        <table:table-row table:style-name="ro1">
          <table:table-cell office:value-type="float" office:value="4777">
            <text:p>4777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768">
            <text:p>768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-1.5625">
            <text:p>-1.5625</text:p>
          </table:table-cell>
          <table:table-cell table:formula="of:=IF(OR(AND([.B176]&gt;[.E176];[.C176]=0);AND([.B176]&lt;=[.E176];[.C176]=1));1;&quot;&quot;)">
            <text:p/>
          </table:table-cell>
        </table:table-row>
        <table:table-row table:style-name="ro1">
          <table:table-cell office:value-type="float" office:value="4793">
            <text:p>4793</text:p>
          </table:table-cell>
          <table:table-cell office:value-type="float" office:value="889">
            <text:p>889</text:p>
          </table:table-cell>
          <table:table-cell office:value-type="float" office:value="1">
            <text:p>1</text:p>
          </table:table-cell>
          <table:table-cell office:value-type="float" office:value="884">
            <text:p>884</text:p>
          </table:table-cell>
          <table:table-cell office:value-type="float" office:value="877">
            <text:p>877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0.798175598631687">
            <text:p>0.7981755986</text:p>
          </table:table-cell>
          <table:table-cell table:formula="of:=IF(OR(AND([.B177]&gt;[.E177];[.C177]=0);AND([.B177]&lt;=[.E177];[.C177]=1));1;&quot;&quot;)">
            <text:p/>
          </table:table-cell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1518">
            <text:p>1518</text:p>
          </table:table-cell>
          <table:table-cell office:value-type="float" office:value="1">
            <text:p>1</text:p>
          </table:table-cell>
          <table:table-cell office:value-type="float" office:value="1498">
            <text:p>1498</text:p>
          </table:table-cell>
          <table:table-cell office:value-type="float" office:value="1579">
            <text:p>1579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5.12982900569982">
            <text:p>-5.1298290057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1">
          <table:table-cell office:value-type="float" office:value="4832">
            <text:p>4832</text:p>
          </table:table-cell>
          <table:table-cell office:value-type="float" office:value="1133">
            <text:p>1133</text:p>
          </table:table-cell>
          <table:table-cell office:value-type="float" office:value="0">
            <text:p>0</text:p>
          </table:table-cell>
          <table:table-cell office:value-type="float" office:value="1131">
            <text:p>1131</text:p>
          </table:table-cell>
          <table:table-cell office:value-type="float" office:value="1136">
            <text:p>1136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 office:value-type="float" office:value="1">
            <text:p>1</text:p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-0.440140845070431">
            <text:p>-0.4401408451</text:p>
          </table:table-cell>
          <table:table-cell table:formula="of:=IF(OR(AND([.B179]&gt;[.E179];[.C179]=0);AND([.B179]&lt;=[.E179];[.C179]=1));1;&quot;&quot;)">
            <text:p/>
          </table:table-cell>
        </table:table-row>
        <table:table-row table:style-name="ro1">
          <table:table-cell office:value-type="float" office:value="4837">
            <text:p>4837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500">
            <text:p>500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0.200000000000003">
            <text:p>-0.2</text:p>
          </table:table-cell>
          <table:table-cell table:formula="of:=IF(OR(AND([.B180]&gt;[.E180];[.C180]=0);AND([.B180]&lt;=[.E180];[.C180]=1));1;&quot;&quot;)">
            <text:p/>
          </table:table-cell>
        </table:table-row>
        <table:table-row table:style-name="ro1">
          <table:table-cell office:value-type="float" office:value="4842">
            <text:p>4842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310">
            <text:p>310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-1.93548387096774">
            <text:p>-1.935483871</text:p>
          </table:table-cell>
          <table:table-cell table:formula="of:=IF(OR(AND([.B181]&gt;[.E181];[.C181]=0);AND([.B181]&lt;=[.E181];[.C181]=1));1;&quot;&quot;)">
            <text:p/>
          </table:table-cell>
        </table:table-row>
        <table:table-row table:style-name="ro1">
          <table:table-cell office:value-type="float" office:value="4901">
            <text:p>4901</text:p>
          </table:table-cell>
          <table:table-cell office:value-type="float" office:value="4806">
            <text:p>4806</text:p>
          </table:table-cell>
          <table:table-cell office:value-type="float" office:value="1">
            <text:p>1</text:p>
          </table:table-cell>
          <table:table-cell office:value-type="float" office:value="4766">
            <text:p>4766</text:p>
          </table:table-cell>
          <table:table-cell office:value-type="float" office:value="4849">
            <text:p>4849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-1.71169313260467">
            <text:p>-1.7116931326</text:p>
          </table:table-cell>
          <table:table-cell table:formula="of:=IF(OR(AND([.B182]&gt;[.E182];[.C182]=0);AND([.B182]&lt;=[.E182];[.C182]=1));1;&quot;&quot;)" office:value-type="float" office:value="1">
            <text:p>1</text:p>
          </table:table-cell>
        </table:table-row>
        <table:table-row table:style-name="ro1">
          <table:table-cell office:value-type="float" office:value="4902">
            <text:p>4902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41">
            <text:p>1341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-2.53542132736764">
            <text:p>-2.5354213274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1">
          <table:table-cell office:value-type="float" office:value="4911">
            <text:p>4911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2397">
            <text:p>2397</text:p>
          </table:table-cell>
          <table:table-cell office:value-type="float" office:value="2521">
            <text:p>2521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4.91868306227687">
            <text:p>-4.9186830623</text:p>
          </table:table-cell>
          <table:table-cell table:formula="of:=IF(OR(AND([.B184]&gt;[.E184];[.C184]=0);AND([.B184]&lt;=[.E184];[.C184]=1));1;&quot;&quot;)">
            <text:p/>
          </table:table-cell>
        </table:table-row>
        <table:table-row table:style-name="ro1">
          <table:table-cell office:value-type="float" office:value="4912">
            <text:p>4912</text:p>
          </table:table-cell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 office:value-type="float" office:value="998">
            <text:p>998</text:p>
          </table:table-cell>
          <table:table-cell office:value-type="float" office:value="1029">
            <text:p>1029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3.01263362487852">
            <text:p>-3.0126336249</text:p>
          </table:table-cell>
          <table:table-cell table:formula="of:=IF(OR(AND([.B185]&gt;[.E185];[.C185]=0);AND([.B185]&lt;=[.E185];[.C185]=1));1;&quot;&quot;)">
            <text:p/>
          </table:table-cell>
        </table:table-row>
        <table:table-row table:style-name="ro1">
          <table:table-cell office:value-type="float" office:value="4922">
            <text:p>4922</text:p>
          </table:table-cell>
          <table:table-cell office:value-type="float" office:value="9950">
            <text:p>9950</text:p>
          </table:table-cell>
          <table:table-cell office:value-type="float" office:value="0">
            <text:p>0</text:p>
          </table:table-cell>
          <table:table-cell office:value-type="float" office:value="10114">
            <text:p>10114</text:p>
          </table:table-cell>
          <table:table-cell office:value-type="float" office:value="10650">
            <text:p>1065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5.03286384976526">
            <text:p>-5.0328638498</text:p>
          </table:table-cell>
          <table:table-cell table:formula="of:=IF(OR(AND([.B186]&gt;[.E186];[.C186]=0);AND([.B186]&lt;=[.E186];[.C186]=1));1;&quot;&quot;)">
            <text:p/>
          </table:table-cell>
        </table:table-row>
        <table:table-row table:style-name="ro1">
          <table:table-cell office:value-type="float" office:value="4927">
            <text:p>4927</text:p>
          </table:table-cell>
          <table:table-cell office:value-type="float" office:value="7080">
            <text:p>7080</text:p>
          </table:table-cell>
          <table:table-cell office:value-type="float" office:value="0">
            <text:p>0</text:p>
          </table:table-cell>
          <table:table-cell office:value-type="float" office:value="7164">
            <text:p>7164</text:p>
          </table:table-cell>
          <table:table-cell office:value-type="float" office:value="7220">
            <text:p>7220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-0.775623268698055">
            <text:p>-0.7756232687</text:p>
          </table:table-cell>
          <table:table-cell table:formula="of:=IF(OR(AND([.B187]&gt;[.E187];[.C187]=0);AND([.B187]&lt;=[.E187];[.C187]=1));1;&quot;&quot;)">
            <text:p/>
          </table:table-cell>
        </table:table-row>
        <table:table-row table:style-name="ro1">
          <table:table-cell office:value-type="float" office:value="4967">
            <text:p>4967</text:p>
          </table:table-cell>
          <table:table-cell office:value-type="float" office:value="8390">
            <text:p>8390</text:p>
          </table:table-cell>
          <table:table-cell office:value-type="float" office:value="0">
            <text:p>0</text:p>
          </table:table-cell>
          <table:table-cell office:value-type="float" office:value="8449">
            <text:p>8449</text:p>
          </table:table-cell>
          <table:table-cell office:value-type="float" office:value="8410">
            <text:p>841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0.46373365041616">
            <text:p>0.4637336504</text:p>
          </table:table-cell>
          <table:table-cell table:formula="of:=IF(OR(AND([.B188]&gt;[.E188];[.C188]=0);AND([.B188]&lt;=[.E188];[.C188]=1));1;&quot;&quot;)">
            <text:p/>
          </table:table-cell>
        </table:table-row>
        <table:table-row table:style-name="ro1">
          <table:table-cell office:value-type="float" office:value="4968">
            <text:p>4968</text:p>
          </table:table-cell>
          <table:table-cell office:value-type="float" office:value="1143">
            <text:p>1143</text:p>
          </table:table-cell>
          <table:table-cell office:value-type="float" office:value="1">
            <text:p>1</text:p>
          </table:table-cell>
          <table:table-cell office:value-type="float" office:value="1144">
            <text:p>1144</text:p>
          </table:table-cell>
          <table:table-cell office:value-type="float" office:value="1151">
            <text:p>1151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 office:value-type="float" office:value="1">
            <text:p>1</text:p>
          </table:table-cell>
          <table:table-cell/>
          <table:table-cell table:formula="of:=([.D189]/[.E189]*100)-100" office:value-type="float" office:value="-0.608166811468294">
            <text:p>-0.6081668115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1">
          <table:table-cell office:value-type="float" office:value="5002">
            <text:p>5002</text:p>
          </table:table-cell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973">
            <text:p>973</text:p>
          </table:table-cell>
          <table:table-cell office:value-type="float" office:value="977">
            <text:p>977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 office:value-type="float" office:value="1">
            <text:p>1</text:p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-0.409416581371545">
            <text:p>-0.4094165814</text:p>
          </table:table-cell>
          <table:table-cell table:formula="of:=IF(OR(AND([.B190]&gt;[.E190];[.C190]=0);AND([.B190]&lt;=[.E190];[.C190]=1));1;&quot;&quot;)">
            <text:p/>
          </table:table-cell>
        </table:table-row>
        <table:table-row table:style-name="ro1">
          <table:table-cell office:value-type="float" office:value="5012">
            <text:p>5012</text:p>
          </table:table-cell>
          <table:table-cell office:value-type="float" office:value="1179">
            <text:p>1179</text:p>
          </table:table-cell>
          <table:table-cell office:value-type="float" office:value="1">
            <text:p>1</text:p>
          </table:table-cell>
          <table:table-cell office:value-type="float" office:value="1179">
            <text:p>1179</text:p>
          </table:table-cell>
          <table:table-cell office:value-type="float" office:value="1201">
            <text:p>1201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 office:value-type="float" office:value="1">
            <text:p>1</text:p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  <table:table-cell table:formula="of:=([.D191]/[.E191]*100)-100" office:value-type="float" office:value="-1.83180682764363">
            <text:p>-1.8318068276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1">
          <table:table-cell office:value-type="float" office:value="5019">
            <text:p>5019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float" office:value="1927">
            <text:p>1927</text:p>
          </table:table-cell>
          <table:table-cell table:formula="of:=IF(AND([.B192]&gt;[.E192];[.H192]=1);1;&quot;&quot;)" office:value-type="float" office:value="1">
            <text:p>1</text:p>
          </table:table-cell>
          <table:table-cell table:formula="of:=IF(AND([.B192]&lt;=[.E192];[.I192]=1);1;&quot;&quot;)">
            <text:p/>
          </table:table-cell>
          <table:table-cell table:formula="of:=IF(AND([.B192]&gt;[.D192];[.C192]=0);1;&quot;&quot;)" office:value-type="float" office:value="1">
            <text:p>1</text:p>
          </table:table-cell>
          <table:table-cell table:formula="of:=IF(AND([.B192]&lt;=[.D192];[.C192]=1);1;&quot;&quot;)">
            <text:p/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-0.830306175402185">
            <text:p>-0.8303061754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1">
          <table:table-cell office:value-type="float" office:value="5020">
            <text:p>5020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453">
            <text:p>453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 office:value-type="float" office:value="1">
            <text:p>1</text:p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1.10375275938189">
            <text:p>-1.1037527594</text:p>
          </table:table-cell>
          <table:table-cell table:formula="of:=IF(OR(AND([.B193]&gt;[.E193];[.C193]=0);AND([.B193]&lt;=[.E193];[.C193]=1));1;&quot;&quot;)">
            <text:p/>
          </table:table-cell>
        </table:table-row>
        <table:table-row table:style-name="ro1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 office:value-type="float" office:value="1">
            <text:p>1</text:p>
          </table:table-cell>
          <table:table-cell/>
          <table:table-cell table:formula="of:=([.D194]/[.E194]*100)-100" office:value-type="float" office:value="1.28885519332829">
            <text:p>1.2888551933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1">
          <table:table-cell office:value-type="float" office:value="5105">
            <text:p>5105</text:p>
          </table:table-cell>
          <table:table-cell office:value-type="float" office:value="2625">
            <text:p>2625</text:p>
          </table:table-cell>
          <table:table-cell office:value-type="float" office:value="0">
            <text:p>0</text:p>
          </table:table-cell>
          <table:table-cell office:value-type="float" office:value="2579">
            <text:p>2579</text:p>
          </table:table-cell>
          <table:table-cell office:value-type="float" office:value="2762">
            <text:p>2762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 office:value-type="float" office:value="1">
            <text:p>1</text:p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6.62563359884142">
            <text:p>-6.6256335988</text:p>
          </table:table-cell>
          <table:table-cell table:formula="of:=IF(OR(AND([.B195]&gt;[.E195];[.C195]=0);AND([.B195]&lt;=[.E195];[.C195]=1));1;&quot;&quot;)">
            <text:p/>
          </table:table-cell>
        </table:table-row>
        <table:table-row table:style-name="ro1">
          <table:table-cell office:value-type="float" office:value="5108">
            <text:p>5108</text:p>
          </table:table-cell>
          <table:table-cell office:value-type="float" office:value="4289">
            <text:p>4289</text:p>
          </table:table-cell>
          <table:table-cell office:value-type="float" office:value="1">
            <text:p>1</text:p>
          </table:table-cell>
          <table:table-cell office:value-type="float" office:value="4212">
            <text:p>4212</text:p>
          </table:table-cell>
          <table:table-cell office:value-type="float" office:value="4327">
            <text:p>4327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2.65773052923504">
            <text:p>-2.6577305292</text:p>
          </table:table-cell>
          <table:table-cell table:formula="of:=IF(OR(AND([.B196]&gt;[.E196];[.C196]=0);AND([.B196]&lt;=[.E196];[.C196]=1));1;&quot;&quot;)" office:value-type="float" office:value="1">
            <text:p>1</text:p>
          </table:table-cell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office:value-type="float" office:value="1733">
            <text:p>1733</text:p>
          </table:table-cell>
          <table:table-cell office:value-type="float" office:value="1805">
            <text:p>1805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-3.98891966759003">
            <text:p>-3.9889196676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1">
          <table:table-cell office:value-type="float" office:value="5186">
            <text:p>5186</text:p>
          </table:table-cell>
          <table:table-cell office:value-type="float" office:value="2942">
            <text:p>2942</text:p>
          </table:table-cell>
          <table:table-cell office:value-type="float" office:value="0">
            <text:p>0</text:p>
          </table:table-cell>
          <table:table-cell office:value-type="float" office:value="2913">
            <text:p>2913</text:p>
          </table:table-cell>
          <table:table-cell office:value-type="float" office:value="2991">
            <text:p>2991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-2.60782347041123">
            <text:p>-2.6078234704</text:p>
          </table:table-cell>
          <table:table-cell table:formula="of:=IF(OR(AND([.B198]&gt;[.E198];[.C198]=0);AND([.B198]&lt;=[.E198];[.C198]=1));1;&quot;&quot;)">
            <text:p/>
          </table:table-cell>
        </table:table-row>
        <table:table-row table:style-name="ro1">
          <table:table-cell office:value-type="float" office:value="5196">
            <text:p>5196</text:p>
          </table:table-cell>
          <table:table-cell office:value-type="float" office:value="588">
            <text:p>588</text:p>
          </table:table-cell>
          <table:table-cell office:value-type="float" office:value="0">
            <text:p>0</text:p>
          </table:table-cell>
          <table:table-cell office:value-type="float" office:value="581">
            <text:p>581</text:p>
          </table:table-cell>
          <table:table-cell office:value-type="float" office:value="600">
            <text:p>600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 office:value-type="float" office:value="1">
            <text:p>1</text:p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-3.16666666666666">
            <text:p>-3.1666666667</text:p>
          </table:table-cell>
          <table:table-cell table:formula="of:=IF(OR(AND([.B199]&gt;[.E199];[.C199]=0);AND([.B199]&lt;=[.E199];[.C199]=1));1;&quot;&quot;)">
            <text:p/>
          </table:table-cell>
        </table:table-row>
        <table:table-row table:style-name="ro1">
          <table:table-cell office:value-type="float" office:value="5201">
            <text:p>5201</text:p>
          </table:table-cell>
          <table:table-cell office:value-type="float" office:value="766">
            <text:p>766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774">
            <text:p>774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 office:value-type="float" office:value="1">
            <text:p>1</text:p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2.19638242894057">
            <text:p>-2.1963824289</text:p>
          </table:table-cell>
          <table:table-cell table:formula="of:=IF(OR(AND([.B200]&gt;[.E200];[.C200]=0);AND([.B200]&lt;=[.E200];[.C200]=1));1;&quot;&quot;)">
            <text:p/>
          </table:table-cell>
        </table:table-row>
        <table:table-row table:style-name="ro1">
          <table:table-cell office:value-type="float" office:value="5214">
            <text:p>5214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627">
            <text:p>627</text:p>
          </table:table-cell>
          <table:table-cell office:value-type="float" office:value="623">
            <text:p>623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0.642054574638834">
            <text:p>0.6420545746</text:p>
          </table:table-cell>
          <table:table-cell table:formula="of:=IF(OR(AND([.B201]&gt;[.E201];[.C201]=0);AND([.B201]&lt;=[.E201];[.C201]=1));1;&quot;&quot;)" office:value-type="float" office:value="1">
            <text:p>1</text:p>
          </table:table-cell>
        </table:table-row>
        <table:table-row table:style-name="ro1">
          <table:table-cell office:value-type="float" office:value="5233">
            <text:p>5233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-0.77720207253887">
            <text:p>-0.7772020725</text:p>
          </table:table-cell>
          <table:table-cell table:formula="of:=IF(OR(AND([.B202]&gt;[.E202];[.C202]=0);AND([.B202]&lt;=[.E202];[.C202]=1));1;&quot;&quot;)">
            <text:p/>
          </table:table-cell>
        </table:table-row>
        <table:table-row table:style-name="ro1">
          <table:table-cell office:value-type="float" office:value="5332">
            <text:p>5332</text:p>
          </table:table-cell>
          <table:table-cell office:value-type="float" office:value="1752">
            <text:p>1752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1776">
            <text:p>1776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 office:value-type="float" office:value="1">
            <text:p>1</text:p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2.81531531531532">
            <text:p>-2.8153153153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1">
          <table:table-cell office:value-type="float" office:value="5334">
            <text:p>5334</text:p>
          </table:table-cell>
          <table:table-cell office:value-type="float" office:value="2948">
            <text:p>2948</text:p>
          </table:table-cell>
          <table:table-cell office:value-type="float" office:value="1">
            <text:p>1</text:p>
          </table:table-cell>
          <table:table-cell office:value-type="float" office:value="2900">
            <text:p>2900</text:p>
          </table:table-cell>
          <table:table-cell office:value-type="float" office:value="2974">
            <text:p>2974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-2.48823133826497">
            <text:p>-2.4882313383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1">
          <table:table-cell office:value-type="float" office:value="5393">
            <text:p>5393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776">
            <text:p>776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 office:value-type="float" office:value="1">
            <text:p>1</text:p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-4.25257731958763">
            <text:p>-4.2525773196</text:p>
          </table:table-cell>
          <table:table-cell table:formula="of:=IF(OR(AND([.B205]&gt;[.E205];[.C205]=0);AND([.B205]&lt;=[.E205];[.C205]=1));1;&quot;&quot;)">
            <text:p/>
          </table:table-cell>
        </table:table-row>
        <table:table-row table:style-name="ro1">
          <table:table-cell office:value-type="float" office:value="5401">
            <text:p>540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2.83400809716599">
            <text:p>-2.8340080972</text:p>
          </table:table-cell>
          <table:table-cell table:formula="of:=IF(OR(AND([.B206]&gt;[.E206];[.C206]=0);AND([.B206]&lt;=[.E206];[.C206]=1));1;&quot;&quot;)">
            <text:p/>
          </table:table-cell>
        </table:table-row>
        <table:table-row table:style-name="ro1">
          <table:table-cell office:value-type="float" office:value="5411">
            <text:p>5411</text:p>
          </table:table-cell>
          <table:table-cell office:value-type="float" office:value="1832">
            <text:p>1832</text:p>
          </table:table-cell>
          <table:table-cell office:value-type="float" office:value="0">
            <text:p>0</text:p>
          </table:table-cell>
          <table:table-cell office:value-type="float" office:value="1807">
            <text:p>1807</text:p>
          </table:table-cell>
          <table:table-cell office:value-type="float" office:value="1882">
            <text:p>188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 office:value-type="float" office:value="1">
            <text:p>1</text:p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-3.98512221041445">
            <text:p>-3.9851222104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1">
          <table:table-cell office:value-type="float" office:value="5471">
            <text:p>5471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float" office:value="419">
            <text:p>419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 office:value-type="float" office:value="1">
            <text:p>1</text:p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-3.34128878281624">
            <text:p>-3.3412887828</text:p>
          </table:table-cell>
          <table:table-cell table:formula="of:=IF(OR(AND([.B208]&gt;[.E208];[.C208]=0);AND([.B208]&lt;=[.E208];[.C208]=1));1;&quot;&quot;)">
            <text:p/>
          </table:table-cell>
        </table:table-row>
        <table:table-row table:style-name="ro1">
          <table:table-cell office:value-type="float" office:value="5486">
            <text:p>5486</text:p>
          </table:table-cell>
          <table:table-cell office:value-type="float" office:value="1472">
            <text:p>1472</text:p>
          </table:table-cell>
          <table:table-cell office:value-type="float" office:value="0">
            <text:p>0</text:p>
          </table:table-cell>
          <table:table-cell office:value-type="float" office:value="1459">
            <text:p>1459</text:p>
          </table:table-cell>
          <table:table-cell office:value-type="float" office:value="1500">
            <text:p>1500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 office:value-type="float" office:value="1">
            <text:p>1</text:p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-2.73333333333333">
            <text:p>-2.7333333333</text:p>
          </table:table-cell>
          <table:table-cell table:formula="of:=IF(OR(AND([.B209]&gt;[.E209];[.C209]=0);AND([.B209]&lt;=[.E209];[.C209]=1));1;&quot;&quot;)">
            <text:p/>
          </table:table-cell>
        </table:table-row>
        <table:table-row table:style-name="ro1">
          <table:table-cell office:value-type="float" office:value="5631">
            <text:p>5631</text:p>
          </table:table-cell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410">
            <text:p>410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-1.46341463414635">
            <text:p>-1.4634146341</text:p>
          </table:table-cell>
          <table:table-cell table:formula="of:=IF(OR(AND([.B210]&gt;[.E210];[.C210]=0);AND([.B210]&lt;=[.E210];[.C210]=1));1;&quot;&quot;)" office:value-type="float" office:value="1">
            <text:p>1</text:p>
          </table:table-cell>
        </table:table-row>
        <table:table-row table:style-name="ro1">
          <table:table-cell office:value-type="float" office:value="5706">
            <text:p>5706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-3.58565737051792">
            <text:p>-3.5856573705</text:p>
          </table:table-cell>
          <table:table-cell table:formula="of:=IF(OR(AND([.B211]&gt;[.E211];[.C211]=0);AND([.B211]&lt;=[.E211];[.C211]=1));1;&quot;&quot;)">
            <text:p/>
          </table:table-cell>
        </table:table-row>
        <table:table-row table:style-name="ro1">
          <table:table-cell office:value-type="float" office:value="5711">
            <text:p>571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410">
            <text:p>410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 office:value-type="float" office:value="1">
            <text:p>1</text:p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-3.41463414634147">
            <text:p>-3.4146341463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1">
          <table:table-cell office:value-type="float" office:value="5713">
            <text:p>5713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467">
            <text:p>1467</text:p>
          </table:table-cell>
          <table:table-cell office:value-type="float" office:value="1514">
            <text:p>1514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 office:value-type="float" office:value="1">
            <text:p>1</text:p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3.10435931307794">
            <text:p>-3.1043593131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1">
          <table:table-cell office:value-type="float" office:value="5714">
            <text:p>5714</text:p>
          </table:table-cell>
          <table:table-cell office:value-type="float" office:value="993">
            <text:p>993</text:p>
          </table:table-cell>
          <table:table-cell office:value-type="float" office:value="0">
            <text:p>0</text:p>
          </table:table-cell>
          <table:table-cell office:value-type="float" office:value="982">
            <text:p>982</text:p>
          </table:table-cell>
          <table:table-cell office:value-type="float" office:value="1009">
            <text:p>1009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 office:value-type="float" office:value="1">
            <text:p>1</text:p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2.67591674925669">
            <text:p>-2.6759167493</text:p>
          </table:table-cell>
          <table:table-cell table:formula="of:=IF(OR(AND([.B214]&gt;[.E214];[.C214]=0);AND([.B214]&lt;=[.E214];[.C214]=1));1;&quot;&quot;)">
            <text:p/>
          </table:table-cell>
        </table:table-row>
        <table:table-row table:style-name="ro1">
          <table:table-cell office:value-type="float" office:value="5802">
            <text:p>5802</text:p>
          </table:table-cell>
          <table:table-cell office:value-type="float" office:value="1698">
            <text:p>1698</text:p>
          </table:table-cell>
          <table:table-cell office:value-type="float" office:value="1">
            <text:p>1</text:p>
          </table:table-cell>
          <table:table-cell office:value-type="float" office:value="1666">
            <text:p>1666</text:p>
          </table:table-cell>
          <table:table-cell office:value-type="float" office:value="1694">
            <text:p>1694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-1.65289256198346">
            <text:p>-1.652892562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1">
          <table:table-cell office:value-type="float" office:value="5857">
            <text:p>5857</text:p>
          </table:table-cell>
          <table:table-cell office:value-type="float" office:value="1834">
            <text:p>1834</text:p>
          </table:table-cell>
          <table:table-cell office:value-type="float" office:value="0">
            <text:p>0</text:p>
          </table:table-cell>
          <table:table-cell office:value-type="float" office:value="1797">
            <text:p>1797</text:p>
          </table:table-cell>
          <table:table-cell office:value-type="float" office:value="1877">
            <text:p>1877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 office:value-type="float" office:value="1">
            <text:p>1</text:p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4.26212040490144">
            <text:p>-4.2621204049</text:p>
          </table:table-cell>
          <table:table-cell table:formula="of:=IF(OR(AND([.B216]&gt;[.E216];[.C216]=0);AND([.B216]&lt;=[.E216];[.C216]=1));1;&quot;&quot;)">
            <text:p/>
          </table:table-cell>
        </table:table-row>
        <table:table-row table:style-name="ro1">
          <table:table-cell office:value-type="float" office:value="5929">
            <text:p>5929</text:p>
          </table:table-cell>
          <table:table-cell office:value-type="float" office:value="877">
            <text:p>877</text:p>
          </table:table-cell>
          <table:table-cell office:value-type="float" office:value="1">
            <text:p>1</text:p>
          </table:table-cell>
          <table:table-cell office:value-type="float" office:value="877">
            <text:p>877</text:p>
          </table:table-cell>
          <table:table-cell office:value-type="float" office:value="895">
            <text:p>895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 office:value-type="float" office:value="1">
            <text:p>1</text:p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 office:value-type="float" office:value="1">
            <text:p>1</text:p>
          </table:table-cell>
          <table:table-cell table:formula="of:=IF(OR(AND([.G217]=1;[.I217]=1);AND([.F217]=1;[.H217]=1));1;&quot;&quot;)" office:value-type="float" office:value="1">
            <text:p>1</text:p>
          </table:table-cell>
          <table:table-cell/>
          <table:table-cell table:formula="of:=([.D217]/[.E217]*100)-100" office:value-type="float" office:value="-2.01117318435755">
            <text:p>-2.0111731844</text:p>
          </table:table-cell>
          <table:table-cell table:formula="of:=IF(OR(AND([.B217]&gt;[.E217];[.C217]=0);AND([.B217]&lt;=[.E217];[.C217]=1));1;&quot;&quot;)" office:value-type="float" office:value="1">
            <text:p>1</text:p>
          </table:table-cell>
        </table:table-row>
        <table:table-row table:style-name="ro1">
          <table:table-cell office:value-type="float" office:value="5938">
            <text:p>5938</text:p>
          </table:table-cell>
          <table:table-cell office:value-type="float" office:value="2614">
            <text:p>2614</text:p>
          </table:table-cell>
          <table:table-cell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2641">
            <text:p>2641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0.681560015145777">
            <text:p>-0.6815600151</text:p>
          </table:table-cell>
          <table:table-cell table:formula="of:=IF(OR(AND([.B218]&gt;[.E218];[.C218]=0);AND([.B218]&lt;=[.E218];[.C218]=1));1;&quot;&quot;)">
            <text:p/>
          </table:table-cell>
        </table:table-row>
        <table:table-row table:style-name="ro1">
          <table:table-cell office:value-type="float" office:value="5947">
            <text:p>5947</text:p>
          </table:table-cell>
          <table:table-cell office:value-type="float" office:value="9040">
            <text:p>9040</text:p>
          </table:table-cell>
          <table:table-cell office:value-type="float" office:value="0">
            <text:p>0</text:p>
          </table:table-cell>
          <table:table-cell office:value-type="float" office:value="9074">
            <text:p>9074</text:p>
          </table:table-cell>
          <table:table-cell office:value-type="float" office:value="9110">
            <text:p>911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0.395170142700323">
            <text:p>-0.3951701427</text:p>
          </table:table-cell>
          <table:table-cell table:formula="of:=IF(OR(AND([.B219]&gt;[.E219];[.C219]=0);AND([.B219]&lt;=[.E219];[.C219]=1));1;&quot;&quot;)">
            <text:p/>
          </table:table-cell>
        </table:table-row>
        <table:table-row table:style-name="ro1">
          <table:table-cell office:value-type="float" office:value="5949">
            <text:p>5949</text:p>
          </table:table-cell>
          <table:table-cell office:value-type="float" office:value="2187">
            <text:p>2187</text:p>
          </table:table-cell>
          <table:table-cell office:value-type="float" office:value="1">
            <text:p>1</text:p>
          </table:table-cell>
          <table:table-cell office:value-type="float" office:value="2177">
            <text:p>2177</text:p>
          </table:table-cell>
          <table:table-cell office:value-type="float" office:value="2262">
            <text:p>2262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3.7577365163572">
            <text:p>-3.7577365164</text:p>
          </table:table-cell>
          <table:table-cell table:formula="of:=IF(OR(AND([.B220]&gt;[.E220];[.C220]=0);AND([.B220]&lt;=[.E220];[.C220]=1));1;&quot;&quot;)" office:value-type="float" office:value="1">
            <text:p>1</text:p>
          </table:table-cell>
        </table:table-row>
        <table:table-row table:style-name="ro1">
          <table:table-cell office:value-type="float" office:value="5970">
            <text:p>5970</text:p>
          </table:table-cell>
          <table:table-cell office:value-type="float" office:value="1328">
            <text:p>1328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50">
            <text:p>1350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 office:value-type="float" office:value="1">
            <text:p>1</text:p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-3.25925925925927">
            <text:p>-3.2592592593</text:p>
          </table:table-cell>
          <table:table-cell table:formula="of:=IF(OR(AND([.B221]&gt;[.E221];[.C221]=0);AND([.B221]&lt;=[.E221];[.C221]=1));1;&quot;&quot;)">
            <text:p/>
          </table:table-cell>
        </table:table-row>
        <table:table-row table:style-name="ro1">
          <table:table-cell office:value-type="float" office:value="5986">
            <text:p>5986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 office:value-type="float" office:value="1">
            <text:p>1</text:p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0.352112676056336">
            <text:p>-0.3521126761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1">
          <table:table-cell office:value-type="float" office:value="5991">
            <text:p>5991</text:p>
          </table:table-cell>
          <table:table-cell office:value-type="float" office:value="1196">
            <text:p>1196</text:p>
          </table:table-cell>
          <table:table-cell office:value-type="float" office:value="1">
            <text:p>1</text:p>
          </table:table-cell>
          <table:table-cell office:value-type="float" office:value="1172">
            <text:p>1172</text:p>
          </table:table-cell>
          <table:table-cell office:value-type="float" office:value="1213">
            <text:p>1213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3.38004946413849">
            <text:p>-3.3800494641</text:p>
          </table:table-cell>
          <table:table-cell table:formula="of:=IF(OR(AND([.B223]&gt;[.E223];[.C223]=0);AND([.B223]&lt;=[.E223];[.C223]=1));1;&quot;&quot;)" office:value-type="float" office:value="1">
            <text:p>1</text:p>
          </table:table-cell>
        </table:table-row>
        <table:table-row table:style-name="ro1">
          <table:table-cell office:value-type="float" office:value="6037">
            <text:p>6037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float" office:value="2291">
            <text:p>2291</text:p>
          </table:table-cell>
          <table:table-cell office:value-type="float" office:value="2330">
            <text:p>2330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 office:value-type="float" office:value="1">
            <text:p>1</text:p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 office:value-type="float" office:value="1">
            <text:p>1</text:p>
          </table:table-cell>
          <table:table-cell table:formula="of:=IF(OR(AND([.G224]=1;[.I224]=1);AND([.F224]=1;[.H224]=1));1;&quot;&quot;)" office:value-type="float" office:value="1">
            <text:p>1</text:p>
          </table:table-cell>
          <table:table-cell/>
          <table:table-cell table:formula="of:=([.D224]/[.E224]*100)-100" office:value-type="float" office:value="-1.67381974248927">
            <text:p>-1.6738197425</text:p>
          </table:table-cell>
          <table:table-cell table:formula="of:=IF(OR(AND([.B224]&gt;[.E224];[.C224]=0);AND([.B224]&lt;=[.E224];[.C224]=1));1;&quot;&quot;)" office:value-type="float" office:value="1">
            <text:p>1</text:p>
          </table:table-cell>
        </table:table-row>
        <table:table-row table:style-name="ro1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9100">
            <text:p>9100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2.91208791208791">
            <text:p>-2.912087912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1">
          <table:table-cell office:value-type="float" office:value="6094">
            <text:p>6094</text:p>
          </table:table-cell>
          <table:table-cell office:value-type="float" office:value="1118">
            <text:p>1118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1166">
            <text:p>1166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-4.03087478559176">
            <text:p>-4.0308747856</text:p>
          </table:table-cell>
          <table:table-cell table:formula="of:=IF(OR(AND([.B226]&gt;[.E226];[.C226]=0);AND([.B226]&lt;=[.E226];[.C226]=1));1;&quot;&quot;)">
            <text:p/>
          </table:table-cell>
        </table:table-row>
        <table:table-row table:style-name="ro1">
          <table:table-cell office:value-type="float" office:value="6136">
            <text:p>6136</text:p>
          </table:table-cell>
          <table:table-cell office:value-type="float" office:value="2301">
            <text:p>2301</text:p>
          </table:table-cell>
          <table:table-cell office:value-type="float" office:value="1">
            <text:p>1</text:p>
          </table:table-cell>
          <table:table-cell office:value-type="float" office:value="2301">
            <text:p>2301</text:p>
          </table:table-cell>
          <table:table-cell office:value-type="float" office:value="2374">
            <text:p>2374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 office:value-type="float" office:value="1">
            <text:p>1</text:p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 office:value-type="float" office:value="1">
            <text:p>1</text:p>
          </table:table-cell>
          <table:table-cell table:formula="of:=IF(OR(AND([.G227]=1;[.I227]=1);AND([.F227]=1;[.H227]=1));1;&quot;&quot;)" office:value-type="float" office:value="1">
            <text:p>1</text:p>
          </table:table-cell>
          <table:table-cell/>
          <table:table-cell table:formula="of:=([.D227]/[.E227]*100)-100" office:value-type="float" office:value="-3.07497893850042">
            <text:p>-3.0749789385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1">
          <table:table-cell office:value-type="float" office:value="6146">
            <text:p>6146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8750">
            <text:p>8750</text:p>
          </table:table-cell>
          <table:table-cell office:value-type="float" office:value="9520">
            <text:p>952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 office:value-type="float" office:value="1">
            <text:p>1</text:p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-8.08823529411765">
            <text:p>-8.0882352941</text:p>
          </table:table-cell>
          <table:table-cell table:formula="of:=IF(OR(AND([.B228]&gt;[.E228];[.C228]=0);AND([.B228]&lt;=[.E228];[.C228]=1));1;&quot;&quot;)">
            <text:p/>
          </table:table-cell>
        </table:table-row>
        <table:table-row table:style-name="ro1">
          <table:table-cell office:value-type="float" office:value="6201">
            <text:p>6201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5920">
            <text:p>5920</text:p>
          </table:table-cell>
          <table:table-cell office:value-type="float" office:value="6190">
            <text:p>6190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 office:value-type="float" office:value="1">
            <text:p>1</text:p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-4.36187399030695">
            <text:p>-4.3618739903</text:p>
          </table:table-cell>
          <table:table-cell table:formula="of:=IF(OR(AND([.B229]&gt;[.E229];[.C229]=0);AND([.B229]&lt;=[.E229];[.C229]=1));1;&quot;&quot;)">
            <text:p/>
          </table:table-cell>
        </table:table-row>
        <table:table-row table:style-name="ro1">
          <table:table-cell office:value-type="float" office:value="6256">
            <text:p>6256</text:p>
          </table:table-cell>
          <table:table-cell office:value-type="float" office:value="4440">
            <text:p>4440</text:p>
          </table:table-cell>
          <table:table-cell office:value-type="float" office:value="1">
            <text:p>1</text:p>
          </table:table-cell>
          <table:table-cell office:value-type="float" office:value="4469">
            <text:p>4469</text:p>
          </table:table-cell>
          <table:table-cell office:value-type="float" office:value="4570">
            <text:p>4570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 office:value-type="float" office:value="1">
            <text:p>1</text:p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 office:value-type="float" office:value="1">
            <text:p>1</text:p>
          </table:table-cell>
          <table:table-cell table:formula="of:=IF(OR(AND([.G230]=1;[.I230]=1);AND([.F230]=1;[.H230]=1));1;&quot;&quot;)" office:value-type="float" office:value="1">
            <text:p>1</text:p>
          </table:table-cell>
          <table:table-cell/>
          <table:table-cell table:formula="of:=([.D230]/[.E230]*100)-100" office:value-type="float" office:value="-2.21006564551422">
            <text:p>-2.2100656455</text:p>
          </table:table-cell>
          <table:table-cell table:formula="of:=IF(OR(AND([.B230]&gt;[.E230];[.C230]=0);AND([.B230]&lt;=[.E230];[.C230]=1));1;&quot;&quot;)" office:value-type="float" office:value="1">
            <text:p>1</text:p>
          </table:table-cell>
        </table:table-row>
        <table:table-row table:style-name="ro1">
          <table:table-cell office:value-type="float" office:value="6268">
            <text:p>6268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230">
            <text:p>2230</text:p>
          </table:table-cell>
          <table:table-cell office:value-type="float" office:value="2281">
            <text:p>2281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-2.23586146427006">
            <text:p>-2.2358614643</text:p>
          </table:table-cell>
          <table:table-cell table:formula="of:=IF(OR(AND([.B231]&gt;[.E231];[.C231]=0);AND([.B231]&lt;=[.E231];[.C231]=1));1;&quot;&quot;)">
            <text:p/>
          </table:table-cell>
        </table:table-row>
        <table:table-row table:style-name="ro1">
          <table:table-cell office:value-type="float" office:value="6273">
            <text:p>6273</text:p>
          </table:table-cell>
          <table:table-cell office:value-type="float" office:value="26015">
            <text:p>26015</text:p>
          </table:table-cell>
          <table:table-cell office:value-type="float" office:value="0">
            <text:p>0</text:p>
          </table:table-cell>
          <table:table-cell office:value-type="float" office:value="25733">
            <text:p>25733</text:p>
          </table:table-cell>
          <table:table-cell office:value-type="float" office:value="27525">
            <text:p>27525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 office:value-type="float" office:value="1">
            <text:p>1</text:p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-6.51044504995458">
            <text:p>-6.51044505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1">
          <table:table-cell office:value-type="float" office:value="6289">
            <text:p>6289</text:p>
          </table:table-cell>
          <table:table-cell office:value-type="float" office:value="1608">
            <text:p>1608</text:p>
          </table:table-cell>
          <table:table-cell office:value-type="float" office:value="1">
            <text:p>1</text:p>
          </table:table-cell>
          <table:table-cell office:value-type="float" office:value="1606">
            <text:p>1606</text:p>
          </table:table-cell>
          <table:table-cell office:value-type="float" office:value="1625">
            <text:p>1625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1.16923076923077">
            <text:p>-1.1692307692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1">
          <table:table-cell office:value-type="float" office:value="6301">
            <text:p>6301</text:p>
          </table:table-cell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2000">
            <text:p>2000</text:p>
          </table:table-cell>
          <table:table-cell table:formula="of:=IF(AND([.B234]&gt;[.E234];[.H234]=1);1;&quot;&quot;)" office:value-type="float" office:value="1">
            <text:p>1</text:p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 office:value-type="float" office:value="1">
            <text:p>1</text:p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 office:value-type="float" office:value="1">
            <text:p>1</text:p>
          </table:table-cell>
          <table:table-cell/>
          <table:table-cell table:formula="of:=([.D234]/[.E234]*100)-100" office:value-type="float" office:value="-0.5">
            <text:p>-0.5</text:p>
          </table:table-cell>
          <table:table-cell table:formula="of:=IF(OR(AND([.B234]&gt;[.E234];[.C234]=0);AND([.B234]&lt;=[.E234];[.C234]=1));1;&quot;&quot;)" office:value-type="float" office:value="1">
            <text:p>1</text:p>
          </table:table-cell>
        </table:table-row>
        <table:table-row table:style-name="ro1">
          <table:table-cell office:value-type="float" office:value="6302">
            <text:p>6302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551">
            <text:p>551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 office:value-type="float" office:value="1">
            <text:p>1</text:p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-3.81125226860254">
            <text:p>-3.8112522686</text:p>
          </table:table-cell>
          <table:table-cell table:formula="of:=IF(OR(AND([.B235]&gt;[.E235];[.C235]=0);AND([.B235]&lt;=[.E235];[.C235]=1));1;&quot;&quot;)">
            <text:p/>
          </table:table-cell>
        </table:table-row>
        <table:table-row table:style-name="ro1">
          <table:table-cell office:value-type="float" office:value="6305">
            <text:p>6305</text:p>
          </table:table-cell>
          <table:table-cell office:value-type="float" office:value="1843">
            <text:p>1843</text:p>
          </table:table-cell>
          <table:table-cell office:value-type="float" office:value="0">
            <text:p>0</text:p>
          </table:table-cell>
          <table:table-cell office:value-type="float" office:value="1813">
            <text:p>1813</text:p>
          </table:table-cell>
          <table:table-cell office:value-type="float" office:value="1841">
            <text:p>1841</text:p>
          </table:table-cell>
          <table:table-cell table:formula="of:=IF(AND([.B236]&gt;[.E236];[.H236]=1);1;&quot;&quot;)" office:value-type="float" office:value="1">
            <text:p>1</text:p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  <table:table-cell table:formula="of:=([.D236]/[.E236]*100)-100" office:value-type="float" office:value="-1.52091254752852">
            <text:p>-1.5209125475</text:p>
          </table:table-cell>
          <table:table-cell table:formula="of:=IF(OR(AND([.B236]&gt;[.E236];[.C236]=0);AND([.B236]&lt;=[.E236];[.C236]=1));1;&quot;&quot;)" office:value-type="float" office:value="1">
            <text:p>1</text:p>
          </table:table-cell>
        </table:table-row>
        <table:table-row table:style-name="ro1">
          <table:table-cell office:value-type="float" office:value="6326">
            <text:p>6326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731">
            <text:p>1731</text:p>
          </table:table-cell>
          <table:table-cell office:value-type="float" office:value="1787">
            <text:p>1787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 office:value-type="float" office:value="1">
            <text:p>1</text:p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-3.13374370453273">
            <text:p>-3.1337437045</text:p>
          </table:table-cell>
          <table:table-cell table:formula="of:=IF(OR(AND([.B237]&gt;[.E237];[.C237]=0);AND([.B237]&lt;=[.E237];[.C237]=1));1;&quot;&quot;)">
            <text:p/>
          </table:table-cell>
        </table:table-row>
        <table:table-row table:style-name="ro1">
          <table:table-cell office:value-type="float" office:value="6361">
            <text:p>6361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470">
            <text:p>470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 office:value-type="float" office:value="1">
            <text:p>1</text:p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-2.76595744680851">
            <text:p>-2.7659574468</text:p>
          </table:table-cell>
          <table:table-cell table:formula="of:=IF(OR(AND([.B238]&gt;[.E238];[.C238]=0);AND([.B238]&lt;=[.E238];[.C238]=1));1;&quot;&quot;)">
            <text:p/>
          </table:table-cell>
        </table:table-row>
        <table:table-row table:style-name="ro1">
          <table:table-cell office:value-type="float" office:value="6366">
            <text:p>6366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66">
            <text:p>866</text:p>
          </table:table-cell>
          <table:table-cell office:value-type="float" office:value="886">
            <text:p>886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 office:value-type="float" office:value="1">
            <text:p>1</text:p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2.25733634311513">
            <text:p>-2.2573363431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1">
          <table:table-cell office:value-type="float" office:value="6367">
            <text:p>6367</text:p>
          </table:table-cell>
          <table:table-cell office:value-type="float" office:value="7327">
            <text:p>7327</text:p>
          </table:table-cell>
          <table:table-cell office:value-type="float" office:value="1">
            <text:p>1</text:p>
          </table:table-cell>
          <table:table-cell office:value-type="float" office:value="7245">
            <text:p>7245</text:p>
          </table:table-cell>
          <table:table-cell office:value-type="float" office:value="7634">
            <text:p>7634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-5.09562483625884">
            <text:p>-5.0956248363</text:p>
          </table:table-cell>
          <table:table-cell table:formula="of:=IF(OR(AND([.B240]&gt;[.E240];[.C240]=0);AND([.B240]&lt;=[.E240];[.C240]=1));1;&quot;&quot;)" office:value-type="float" office:value="1">
            <text:p>1</text:p>
          </table:table-cell>
        </table:table-row>
        <table:table-row table:style-name="ro1">
          <table:table-cell office:value-type="float" office:value="6370">
            <text:p>6370</text:p>
          </table:table-cell>
          <table:table-cell office:value-type="float" office:value="2595">
            <text:p>2595</text:p>
          </table:table-cell>
          <table:table-cell office:value-type="float" office:value="0">
            <text:p>0</text:p>
          </table:table-cell>
          <table:table-cell office:value-type="float" office:value="2579">
            <text:p>2579</text:p>
          </table:table-cell>
          <table:table-cell office:value-type="float" office:value="2608">
            <text:p>2608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 office:value-type="float" office:value="1">
            <text:p>1</text:p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-1.11196319018406">
            <text:p>-1.1119631902</text:p>
          </table:table-cell>
          <table:table-cell table:formula="of:=IF(OR(AND([.B241]&gt;[.E241];[.C241]=0);AND([.B241]&lt;=[.E241];[.C241]=1));1;&quot;&quot;)">
            <text:p/>
          </table:table-cell>
        </table:table-row>
        <table:table-row table:style-name="ro1">
          <table:table-cell office:value-type="float" office:value="6371">
            <text:p>6371</text:p>
          </table:table-cell>
          <table:table-cell office:value-type="float" office:value="895">
            <text:p>895</text:p>
          </table:table-cell>
          <table:table-cell office:value-type="float" office:value="0">
            <text:p>0</text:p>
          </table:table-cell>
          <table:table-cell office:value-type="float" office:value="888">
            <text:p>888</text:p>
          </table:table-cell>
          <table:table-cell office:value-type="float" office:value="912">
            <text:p>912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 office:value-type="float" office:value="1">
            <text:p>1</text:p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-2.63157894736842">
            <text:p>-2.6315789474</text:p>
          </table:table-cell>
          <table:table-cell table:formula="of:=IF(OR(AND([.B242]&gt;[.E242];[.C242]=0);AND([.B242]&lt;=[.E242];[.C242]=1));1;&quot;&quot;)">
            <text:p/>
          </table:table-cell>
        </table:table-row>
        <table:table-row table:style-name="ro1">
          <table:table-cell office:value-type="float" office:value="6395">
            <text:p>6395</text:p>
          </table:table-cell>
          <table:table-cell office:value-type="float" office:value="1465">
            <text:p>1465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 office:value-type="float" office:value="1518">
            <text:p>1518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 office:value-type="float" office:value="1">
            <text:p>1</text:p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-3.82081686429512">
            <text:p>-3.8208168643</text:p>
          </table:table-cell>
          <table:table-cell table:formula="of:=IF(OR(AND([.B243]&gt;[.E243];[.C243]=0);AND([.B243]&lt;=[.E243];[.C243]=1));1;&quot;&quot;)">
            <text:p/>
          </table:table-cell>
        </table:table-row>
        <table:table-row table:style-name="ro1">
          <table:table-cell office:value-type="float" office:value="6412">
            <text:p>6412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221">
            <text:p>2221</text:p>
          </table:table-cell>
          <table:table-cell office:value-type="float" office:value="2225">
            <text:p>2225</text:p>
          </table:table-cell>
          <table:table-cell table:formula="of:=IF(AND([.B244]&gt;[.E244];[.H244]=1);1;&quot;&quot;)" office:value-type="float" office:value="1">
            <text:p>1</text:p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 office:value-type="float" office:value="1">
            <text:p>1</text:p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 office:value-type="float" office:value="1">
            <text:p>1</text:p>
          </table:table-cell>
          <table:table-cell/>
          <table:table-cell table:formula="of:=([.D244]/[.E244]*100)-100" office:value-type="float" office:value="-0.17977528089888">
            <text:p>-0.1797752809</text:p>
          </table:table-cell>
          <table:table-cell table:formula="of:=IF(OR(AND([.B244]&gt;[.E244];[.C244]=0);AND([.B244]&lt;=[.E244];[.C244]=1));1;&quot;&quot;)" office:value-type="float" office:value="1">
            <text:p>1</text:p>
          </table:table-cell>
        </table:table-row>
        <table:table-row table:style-name="ro1">
          <table:table-cell office:value-type="float" office:value="6417">
            <text:p>6417</text:p>
          </table:table-cell>
          <table:table-cell office:value-type="float" office:value="4545">
            <text:p>4545</text:p>
          </table:table-cell>
          <table:table-cell office:value-type="float" office:value="1">
            <text:p>1</text:p>
          </table:table-cell>
          <table:table-cell office:value-type="float" office:value="4562">
            <text:p>4562</text:p>
          </table:table-cell>
          <table:table-cell office:value-type="float" office:value="4495">
            <text:p>4495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 office:value-type="float" office:value="1">
            <text:p>1</text:p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1.49054505005562">
            <text:p>1.4905450501</text:p>
          </table:table-cell>
          <table:table-cell table:formula="of:=IF(OR(AND([.B245]&gt;[.E245];[.C245]=0);AND([.B245]&lt;=[.E245];[.C245]=1));1;&quot;&quot;)">
            <text:p/>
          </table:table-cell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2240">
            <text:p>2240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2285">
            <text:p>2285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 office:value-type="float" office:value="1">
            <text:p>1</text:p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-3.06345733041576">
            <text:p>-3.0634573304</text:p>
          </table:table-cell>
          <table:table-cell table:formula="of:=IF(OR(AND([.B246]&gt;[.E246];[.C246]=0);AND([.B246]&lt;=[.E246];[.C246]=1));1;&quot;&quot;)">
            <text:p/>
          </table:table-cell>
        </table:table-row>
        <table:table-row table:style-name="ro1">
          <table:table-cell office:value-type="float" office:value="6448">
            <text:p>6448</text:p>
          </table:table-cell>
          <table:table-cell office:value-type="float" office:value="1629">
            <text:p>1629</text:p>
          </table:table-cell>
          <table:table-cell office:value-type="float" office:value="1">
            <text:p>1</text:p>
          </table:table-cell>
          <table:table-cell office:value-type="float" office:value="1646">
            <text:p>1646</text:p>
          </table:table-cell>
          <table:table-cell office:value-type="float" office:value="1652">
            <text:p>1652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 office:value-type="float" office:value="1">
            <text:p>1</text:p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 office:value-type="float" office:value="1">
            <text:p>1</text:p>
          </table:table-cell>
          <table:table-cell table:formula="of:=IF(OR(AND([.G247]=1;[.I247]=1);AND([.F247]=1;[.H247]=1));1;&quot;&quot;)" office:value-type="float" office:value="1">
            <text:p>1</text:p>
          </table:table-cell>
          <table:table-cell/>
          <table:table-cell table:formula="of:=([.D247]/[.E247]*100)-100" office:value-type="float" office:value="-0.36319612590799">
            <text:p>-0.3631961259</text:p>
          </table:table-cell>
          <table:table-cell table:formula="of:=IF(OR(AND([.B247]&gt;[.E247];[.C247]=0);AND([.B247]&lt;=[.E247];[.C247]=1));1;&quot;&quot;)" office:value-type="float" office:value="1">
            <text:p>1</text:p>
          </table:table-cell>
        </table:table-row>
        <table:table-row table:style-name="ro1">
          <table:table-cell office:value-type="float" office:value="6460">
            <text:p>6460</text:p>
          </table:table-cell>
          <table:table-cell office:value-type="float" office:value="1334">
            <text:p>1334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266">
            <text:p>1266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3.3175355450237">
            <text:p>3.317535545</text:p>
          </table:table-cell>
          <table:table-cell table:formula="of:=IF(OR(AND([.B248]&gt;[.E248];[.C248]=0);AND([.B248]&lt;=[.E248];[.C248]=1));1;&quot;&quot;)">
            <text:p/>
          </table:table-cell>
        </table:table-row>
        <table:table-row table:style-name="ro1">
          <table:table-cell office:value-type="float" office:value="6463">
            <text:p>6463</text:p>
          </table:table-cell>
          <table:table-cell office:value-type="float" office:value="2753">
            <text:p>2753</text:p>
          </table:table-cell>
          <table:table-cell office:value-type="float" office:value="0">
            <text:p>0</text:p>
          </table:table-cell>
          <table:table-cell office:value-type="float" office:value="2710">
            <text:p>2710</text:p>
          </table:table-cell>
          <table:table-cell office:value-type="float" office:value="2838">
            <text:p>2838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 office:value-type="float" office:value="1">
            <text:p>1</text:p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-4.51021846370684">
            <text:p>-4.5102184637</text:p>
          </table:table-cell>
          <table:table-cell table:formula="of:=IF(OR(AND([.B249]&gt;[.E249];[.C249]=0);AND([.B249]&lt;=[.E249];[.C249]=1));1;&quot;&quot;)">
            <text:p/>
          </table:table-cell>
        </table:table-row>
        <table:table-row table:style-name="ro1">
          <table:table-cell office:value-type="float" office:value="6465">
            <text:p>6465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7991">
            <text:p>7991</text:p>
          </table:table-cell>
          <table:table-cell office:value-type="float" office:value="8130">
            <text:p>813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 office:value-type="float" office:value="1">
            <text:p>1</text:p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-1.70971709717097">
            <text:p>-1.7097170972</text:p>
          </table:table-cell>
          <table:table-cell table:formula="of:=IF(OR(AND([.B250]&gt;[.E250];[.C250]=0);AND([.B250]&lt;=[.E250];[.C250]=1));1;&quot;&quot;)">
            <text:p/>
          </table:table-cell>
        </table:table-row>
        <table:table-row table:style-name="ro1">
          <table:table-cell office:value-type="float" office:value="6471">
            <text:p>6471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 office:value-type="float" office:value="1340">
            <text:p>1340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 office:value-type="float" office:value="1">
            <text:p>1</text:p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-2.76119402985074">
            <text:p>-2.7611940299</text:p>
          </table:table-cell>
          <table:table-cell table:formula="of:=IF(OR(AND([.B251]&gt;[.E251];[.C251]=0);AND([.B251]&lt;=[.E251];[.C251]=1));1;&quot;&quot;)">
            <text:p/>
          </table:table-cell>
        </table:table-row>
        <table:table-row table:style-name="ro1">
          <table:table-cell office:value-type="float" office:value="6473">
            <text:p>6473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office:value-type="float" office:value="1736">
            <text:p>1736</text:p>
          </table:table-cell>
          <table:table-cell office:value-type="float" office:value="1820">
            <text:p>1820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-4.61538461538461">
            <text:p>-4.6153846154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1">
          <table:table-cell office:value-type="float" office:value="6474">
            <text:p>6474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532">
            <text:p>532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-3.19548872180451">
            <text:p>-3.1954887218</text:p>
          </table:table-cell>
          <table:table-cell table:formula="of:=IF(OR(AND([.B253]&gt;[.E253];[.C253]=0);AND([.B253]&lt;=[.E253];[.C253]=1));1;&quot;&quot;)">
            <text:p/>
          </table:table-cell>
        </table:table-row>
        <table:table-row table:style-name="ro1">
          <table:table-cell office:value-type="float" office:value="6479">
            <text:p>6479</text:p>
          </table:table-cell>
          <table:table-cell office:value-type="float" office:value="1348">
            <text:p>1348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1432">
            <text:p>1432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 office:value-type="float" office:value="1">
            <text:p>1</text:p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-6.84357541899442">
            <text:p>-6.843575419</text:p>
          </table:table-cell>
          <table:table-cell table:formula="of:=IF(OR(AND([.B254]&gt;[.E254];[.C254]=0);AND([.B254]&lt;=[.E254];[.C254]=1));1;&quot;&quot;)">
            <text:p/>
          </table:table-cell>
        </table:table-row>
        <table:table-row table:style-name="ro1">
          <table:table-cell office:value-type="float" office:value="6481">
            <text:p>6481</text:p>
          </table:table-cell>
          <table:table-cell office:value-type="float" office:value="2027">
            <text:p>2027</text:p>
          </table:table-cell>
          <table:table-cell office:value-type="float" office:value="1">
            <text:p>1</text:p>
          </table:table-cell>
          <table:table-cell office:value-type="float" office:value="1998">
            <text:p>1998</text:p>
          </table:table-cell>
          <table:table-cell office:value-type="float" office:value="2112">
            <text:p>2112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-5.39772727272727">
            <text:p>-5.3977272727</text:p>
          </table:table-cell>
          <table:table-cell table:formula="of:=IF(OR(AND([.B255]&gt;[.E255];[.C255]=0);AND([.B255]&lt;=[.E255];[.C255]=1));1;&quot;&quot;)" office:value-type="float" office:value="1">
            <text:p>1</text:p>
          </table:table-cell>
        </table:table-row>
        <table:table-row table:style-name="ro1">
          <table:table-cell office:value-type="float" office:value="6501">
            <text:p>6501</text:p>
          </table:table-cell>
          <table:table-cell office:value-type="float" office:value="644">
            <text:p>644</text:p>
          </table:table-cell>
          <table:table-cell office:value-type="float" office:value="1">
            <text:p>1</text:p>
          </table:table-cell>
          <table:table-cell office:value-type="float" office:value="634">
            <text:p>634</text:p>
          </table:table-cell>
          <table:table-cell office:value-type="float" office:value="651">
            <text:p>651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2.61136712749615">
            <text:p>-2.6113671275</text:p>
          </table:table-cell>
          <table:table-cell table:formula="of:=IF(OR(AND([.B256]&gt;[.E256];[.C256]=0);AND([.B256]&lt;=[.E256];[.C256]=1));1;&quot;&quot;)" office:value-type="float" office:value="1">
            <text:p>1</text:p>
          </table:table-cell>
        </table:table-row>
        <table:table-row table:style-name="ro1">
          <table:table-cell office:value-type="float" office:value="6502">
            <text:p>6502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323">
            <text:p>323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 office:value-type="float" office:value="1">
            <text:p>1</text:p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-3.40557275541795">
            <text:p>-3.4055727554</text:p>
          </table:table-cell>
          <table:table-cell table:formula="of:=IF(OR(AND([.B257]&gt;[.E257];[.C257]=0);AND([.B257]&lt;=[.E257];[.C257]=1));1;&quot;&quot;)">
            <text:p/>
          </table:table-cell>
        </table:table-row>
        <table:table-row table:style-name="ro1">
          <table:table-cell office:value-type="float" office:value="6503">
            <text:p>6503</text:p>
          </table:table-cell>
          <table:table-cell office:value-type="float" office:value="1178">
            <text:p>1178</text:p>
          </table:table-cell>
          <table:table-cell office:value-type="float" office:value="0">
            <text:p>0</text:p>
          </table:table-cell>
          <table:table-cell office:value-type="float" office:value="1162">
            <text:p>1162</text:p>
          </table:table-cell>
          <table:table-cell office:value-type="float" office:value="1198">
            <text:p>1198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 office:value-type="float" office:value="1">
            <text:p>1</text:p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3.00500834724541">
            <text:p>-3.0050083472</text:p>
          </table:table-cell>
          <table:table-cell table:formula="of:=IF(OR(AND([.B258]&gt;[.E258];[.C258]=0);AND([.B258]&lt;=[.E258];[.C258]=1));1;&quot;&quot;)">
            <text:p/>
          </table:table-cell>
        </table:table-row>
        <table:table-row table:style-name="ro1">
          <table:table-cell office:value-type="float" office:value="6504">
            <text:p>6504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483">
            <text:p>483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 office:value-type="float" office:value="1">
            <text:p>1</text:p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-3.93374741200829">
            <text:p>-3.933747412</text:p>
          </table:table-cell>
          <table:table-cell table:formula="of:=IF(OR(AND([.B259]&gt;[.E259];[.C259]=0);AND([.B259]&lt;=[.E259];[.C259]=1));1;&quot;&quot;)">
            <text:p/>
          </table:table-cell>
        </table:table-row>
        <table:table-row table:style-name="ro1">
          <table:table-cell office:value-type="float" office:value="6506">
            <text:p>6506</text:p>
          </table:table-cell>
          <table:table-cell office:value-type="float" office:value="1302">
            <text:p>1302</text:p>
          </table:table-cell>
          <table:table-cell office:value-type="float" office:value="0">
            <text:p>0</text:p>
          </table:table-cell>
          <table:table-cell office:value-type="float" office:value="1293">
            <text:p>1293</text:p>
          </table:table-cell>
          <table:table-cell office:value-type="float" office:value="1369">
            <text:p>1369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 office:value-type="float" office:value="1">
            <text:p>1</text:p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-5.55149744338934">
            <text:p>-5.5514974434</text:p>
          </table:table-cell>
          <table:table-cell table:formula="of:=IF(OR(AND([.B260]&gt;[.E260];[.C260]=0);AND([.B260]&lt;=[.E260];[.C260]=1));1;&quot;&quot;)">
            <text:p/>
          </table:table-cell>
        </table:table-row>
        <table:table-row table:style-name="ro1">
          <table:table-cell office:value-type="float" office:value="6586">
            <text:p>6586</text:p>
          </table:table-cell>
          <table:table-cell office:value-type="float" office:value="7110">
            <text:p>7110</text:p>
          </table:table-cell>
          <table:table-cell office:value-type="float" office:value="0">
            <text:p>0</text:p>
          </table:table-cell>
          <table:table-cell office:value-type="float" office:value="7095">
            <text:p>7095</text:p>
          </table:table-cell>
          <table:table-cell office:value-type="float" office:value="7130">
            <text:p>713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 office:value-type="float" office:value="1">
            <text:p>1</text:p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-0.490883590462829">
            <text:p>-0.4908835905</text:p>
          </table:table-cell>
          <table:table-cell table:formula="of:=IF(OR(AND([.B261]&gt;[.E261];[.C261]=0);AND([.B261]&lt;=[.E261];[.C261]=1));1;&quot;&quot;)">
            <text:p/>
          </table:table-cell>
        </table:table-row>
        <table:table-row table:style-name="ro1">
          <table:table-cell office:value-type="float" office:value="6594">
            <text:p>6594</text:p>
          </table:table-cell>
          <table:table-cell office:value-type="float" office:value="8829">
            <text:p>8829</text:p>
          </table:table-cell>
          <table:table-cell office:value-type="float" office:value="0">
            <text:p>0</text:p>
          </table:table-cell>
          <table:table-cell office:value-type="float" office:value="8800">
            <text:p>8800</text:p>
          </table:table-cell>
          <table:table-cell office:value-type="float" office:value="9248">
            <text:p>9248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-4.84429065743944">
            <text:p>-4.8442906574</text:p>
          </table:table-cell>
          <table:table-cell table:formula="of:=IF(OR(AND([.B262]&gt;[.E262];[.C262]=0);AND([.B262]&lt;=[.E262];[.C262]=1));1;&quot;&quot;)">
            <text:p/>
          </table:table-cell>
        </table:table-row>
        <table:table-row table:style-name="ro1">
          <table:table-cell office:value-type="float" office:value="6645">
            <text:p>6645</text:p>
          </table:table-cell>
          <table:table-cell office:value-type="float" office:value="4015">
            <text:p>4015</text:p>
          </table:table-cell>
          <table:table-cell office:value-type="float" office:value="0">
            <text:p>0</text:p>
          </table:table-cell>
          <table:table-cell office:value-type="float" office:value="3982">
            <text:p>3982</text:p>
          </table:table-cell>
          <table:table-cell office:value-type="float" office:value="4190">
            <text:p>4190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 office:value-type="float" office:value="1">
            <text:p>1</text:p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-4.96420047732697">
            <text:p>-4.9642004773</text:p>
          </table:table-cell>
          <table:table-cell table:formula="of:=IF(OR(AND([.B263]&gt;[.E263];[.C263]=0);AND([.B263]&lt;=[.E263];[.C263]=1));1;&quot;&quot;)">
            <text:p/>
          </table:table-cell>
        </table:table-row>
        <table:table-row table:style-name="ro1">
          <table:table-cell office:value-type="float" office:value="6651">
            <text:p>6651</text:p>
          </table:table-cell>
          <table:table-cell office:value-type="float" office:value="2129">
            <text:p>2129</text:p>
          </table:table-cell>
          <table:table-cell office:value-type="float" office:value="1">
            <text:p>1</text:p>
          </table:table-cell>
          <table:table-cell office:value-type="float" office:value="2134">
            <text:p>2134</text:p>
          </table:table-cell>
          <table:table-cell office:value-type="float" office:value="2210">
            <text:p>2210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 office:value-type="float" office:value="1">
            <text:p>1</text:p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 office:value-type="float" office:value="1">
            <text:p>1</text:p>
          </table:table-cell>
          <table:table-cell table:formula="of:=IF(OR(AND([.G264]=1;[.I264]=1);AND([.F264]=1;[.H264]=1));1;&quot;&quot;)" office:value-type="float" office:value="1">
            <text:p>1</text:p>
          </table:table-cell>
          <table:table-cell/>
          <table:table-cell table:formula="of:=([.D264]/[.E264]*100)-100" office:value-type="float" office:value="-3.43891402714932">
            <text:p>-3.4389140271</text:p>
          </table:table-cell>
          <table:table-cell table:formula="of:=IF(OR(AND([.B264]&gt;[.E264];[.C264]=0);AND([.B264]&lt;=[.E264];[.C264]=1));1;&quot;&quot;)" office:value-type="float" office:value="1">
            <text:p>1</text:p>
          </table:table-cell>
        </table:table-row>
        <table:table-row table:style-name="ro1">
          <table:table-cell office:value-type="float" office:value="6674">
            <text:p>6674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59">
            <text:p>459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-1.08932461873638">
            <text:p>-1.0893246187</text:p>
          </table:table-cell>
          <table:table-cell table:formula="of:=IF(OR(AND([.B265]&gt;[.E265];[.C265]=0);AND([.B265]&lt;=[.E265];[.C265]=1));1;&quot;&quot;)" office:value-type="float" office:value="1">
            <text:p>1</text:p>
          </table:table-cell>
        </table:table-row>
        <table:table-row table:style-name="ro1">
          <table:table-cell office:value-type="float" office:value="6702">
            <text:p>6702</text:p>
          </table:table-cell>
          <table:table-cell office:value-type="float" office:value="594">
            <text:p>594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602">
            <text:p>602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2.49169435215947">
            <text:p>-2.4916943522</text:p>
          </table:table-cell>
          <table:table-cell table:formula="of:=IF(OR(AND([.B266]&gt;[.E266];[.C266]=0);AND([.B266]&lt;=[.E266];[.C266]=1));1;&quot;&quot;)" office:value-type="float" office:value="1">
            <text:p>1</text:p>
          </table:table-cell>
        </table:table-row>
        <table:table-row table:style-name="ro1">
          <table:table-cell office:value-type="float" office:value="6703">
            <text:p>6703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97">
            <text:p>197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 office:value-type="float" office:value="1">
            <text:p>1</text:p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-1.52284263959392">
            <text:p>-1.5228426396</text:p>
          </table:table-cell>
          <table:table-cell table:formula="of:=IF(OR(AND([.B267]&gt;[.E267];[.C267]=0);AND([.B267]&lt;=[.E267];[.C267]=1));1;&quot;&quot;)">
            <text:p/>
          </table:table-cell>
        </table:table-row>
        <table:table-row table:style-name="ro1">
          <table:table-cell office:value-type="float" office:value="6727">
            <text:p>6727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56">
            <text:p>456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 office:value-type="float" office:value="1">
            <text:p>1</text:p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  <table:table-cell table:formula="of:=([.D268]/[.E268]*100)-100" office:value-type="float" office:value="-0.438596491228068">
            <text:p>-0.4385964912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1">
          <table:table-cell office:value-type="float" office:value="6741">
            <text:p>6741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float" office:value="1145">
            <text:p>1145</text:p>
          </table:table-cell>
          <table:table-cell office:value-type="float" office:value="1170">
            <text:p>1170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-2.13675213675214">
            <text:p>-2.1367521368</text:p>
          </table:table-cell>
          <table:table-cell table:formula="of:=IF(OR(AND([.B269]&gt;[.E269];[.C269]=0);AND([.B269]&lt;=[.E269];[.C269]=1));1;&quot;&quot;)" office:value-type="float" office:value="1">
            <text:p>1</text:p>
          </table:table-cell>
        </table:table-row>
        <table:table-row table:style-name="ro1">
          <table:table-cell office:value-type="float" office:value="6752">
            <text:p>6752</text:p>
          </table:table-cell>
          <table:table-cell office:value-type="float" office:value="1346">
            <text:p>1346</text:p>
          </table:table-cell>
          <table:table-cell office:value-type="float" office:value="1">
            <text:p>1</text:p>
          </table:table-cell>
          <table:table-cell office:value-type="float" office:value="1324">
            <text:p>1324</text:p>
          </table:table-cell>
          <table:table-cell office:value-type="float" office:value="1355">
            <text:p>1355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-2.28782287822878">
            <text:p>-2.2878228782</text:p>
          </table:table-cell>
          <table:table-cell table:formula="of:=IF(OR(AND([.B270]&gt;[.E270];[.C270]=0);AND([.B270]&lt;=[.E270];[.C270]=1));1;&quot;&quot;)" office:value-type="float" office:value="1">
            <text:p>1</text:p>
          </table:table-cell>
        </table:table-row>
        <table:table-row table:style-name="ro1">
          <table:table-cell office:value-type="float" office:value="6754">
            <text:p>6754</text:p>
          </table:table-cell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784">
            <text:p>784</text:p>
          </table:table-cell>
          <table:table-cell office:value-type="float" office:value="788">
            <text:p>788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0.507614213197968">
            <text:p>-0.5076142132</text:p>
          </table:table-cell>
          <table:table-cell table:formula="of:=IF(OR(AND([.B271]&gt;[.E271];[.C271]=0);AND([.B271]&lt;=[.E271];[.C271]=1));1;&quot;&quot;)">
            <text:p/>
          </table:table-cell>
        </table:table-row>
        <table:table-row table:style-name="ro1">
          <table:table-cell office:value-type="float" office:value="6755">
            <text:p>6755</text:p>
          </table:table-cell>
          <table:table-cell office:value-type="float" office:value="1364">
            <text:p>1364</text:p>
          </table:table-cell>
          <table:table-cell office:value-type="float" office:value="0">
            <text:p>0</text:p>
          </table:table-cell>
          <table:table-cell office:value-type="float" office:value="1349">
            <text:p>1349</text:p>
          </table:table-cell>
          <table:table-cell office:value-type="float" office:value="1419">
            <text:p>1419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 office:value-type="float" office:value="1">
            <text:p>1</text:p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-4.93305144467935">
            <text:p>-4.9330514447</text:p>
          </table:table-cell>
          <table:table-cell table:formula="of:=IF(OR(AND([.B272]&gt;[.E272];[.C272]=0);AND([.B272]&lt;=[.E272];[.C272]=1));1;&quot;&quot;)">
            <text:p/>
          </table:table-cell>
        </table:table-row>
        <table:table-row table:style-name="ro1">
          <table:table-cell office:value-type="float" office:value="6758">
            <text:p>6758</text:p>
          </table:table-cell>
          <table:table-cell office:value-type="float" office:value="3096">
            <text:p>3096</text:p>
          </table:table-cell>
          <table:table-cell office:value-type="float" office:value="0">
            <text:p>0</text:p>
          </table:table-cell>
          <table:table-cell office:value-type="float" office:value="3078">
            <text:p>3078</text:p>
          </table:table-cell>
          <table:table-cell office:value-type="float" office:value="3224">
            <text:p>3224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 office:value-type="float" office:value="1">
            <text:p>1</text:p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-4.52853598014889">
            <text:p>-4.5285359801</text:p>
          </table:table-cell>
          <table:table-cell table:formula="of:=IF(OR(AND([.B273]&gt;[.E273];[.C273]=0);AND([.B273]&lt;=[.E273];[.C273]=1));1;&quot;&quot;)">
            <text:p/>
          </table:table-cell>
        </table:table-row>
        <table:table-row table:style-name="ro1">
          <table:table-cell office:value-type="float" office:value="6762">
            <text:p>6762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float" office:value="7335">
            <text:p>7335</text:p>
          </table:table-cell>
          <table:table-cell office:value-type="float" office:value="7660">
            <text:p>766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4.24281984334203">
            <text:p>-4.2428198433</text:p>
          </table:table-cell>
          <table:table-cell table:formula="of:=IF(OR(AND([.B274]&gt;[.E274];[.C274]=0);AND([.B274]&lt;=[.E274];[.C274]=1));1;&quot;&quot;)" office:value-type="float" office:value="1">
            <text:p>1</text:p>
          </table:table-cell>
        </table:table-row>
        <table:table-row table:style-name="ro1">
          <table:table-cell office:value-type="float" office:value="6841">
            <text:p>6841</text:p>
          </table:table-cell>
          <table:table-cell office:value-type="float" office:value="1371">
            <text:p>1371</text:p>
          </table:table-cell>
          <table:table-cell office:value-type="float" office:value="1">
            <text:p>1</text:p>
          </table:table-cell>
          <table:table-cell office:value-type="float" office:value="1358">
            <text:p>1358</text:p>
          </table:table-cell>
          <table:table-cell office:value-type="float" office:value="1410">
            <text:p>141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-3.68794326241135">
            <text:p>-3.6879432624</text:p>
          </table:table-cell>
          <table:table-cell table:formula="of:=IF(OR(AND([.B275]&gt;[.E275];[.C275]=0);AND([.B275]&lt;=[.E275];[.C275]=1));1;&quot;&quot;)" office:value-type="float" office:value="1">
            <text:p>1</text:p>
          </table:table-cell>
        </table:table-row>
        <table:table-row table:style-name="ro1">
          <table:table-cell office:value-type="float" office:value="6856">
            <text:p>6856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4099">
            <text:p>4099</text:p>
          </table:table-cell>
          <table:table-cell office:value-type="float" office:value="4170">
            <text:p>417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 office:value-type="float" office:value="1">
            <text:p>1</text:p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1.70263788968825">
            <text:p>-1.7026378897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1">
          <table:table-cell office:value-type="float" office:value="6861">
            <text:p>6861</text:p>
          </table:table-cell>
          <table:table-cell office:value-type="float" office:value="53170">
            <text:p>53170</text:p>
          </table:table-cell>
          <table:table-cell office:value-type="float" office:value="0">
            <text:p>0</text:p>
          </table:table-cell>
          <table:table-cell office:value-type="float" office:value="52492">
            <text:p>52492</text:p>
          </table:table-cell>
          <table:table-cell office:value-type="float" office:value="56650">
            <text:p>56650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 office:value-type="float" office:value="1">
            <text:p>1</text:p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7.33980582524272">
            <text:p>-7.3398058252</text:p>
          </table:table-cell>
          <table:table-cell table:formula="of:=IF(OR(AND([.B277]&gt;[.E277];[.C277]=0);AND([.B277]&lt;=[.E277];[.C277]=1));1;&quot;&quot;)">
            <text:p/>
          </table:table-cell>
        </table:table-row>
        <table:table-row table:style-name="ro1">
          <table:table-cell office:value-type="float" office:value="6869">
            <text:p>6869</text:p>
          </table:table-cell>
          <table:table-cell office:value-type="float" office:value="6550">
            <text:p>6550</text:p>
          </table:table-cell>
          <table:table-cell office:value-type="float" office:value="0">
            <text:p>0</text:p>
          </table:table-cell>
          <table:table-cell office:value-type="float" office:value="6554">
            <text:p>6554</text:p>
          </table:table-cell>
          <table:table-cell office:value-type="float" office:value="6620">
            <text:p>6620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-0.996978851963746">
            <text:p>-0.996978852</text:p>
          </table:table-cell>
          <table:table-cell table:formula="of:=IF(OR(AND([.B278]&gt;[.E278];[.C278]=0);AND([.B278]&lt;=[.E278];[.C278]=1));1;&quot;&quot;)">
            <text:p/>
          </table:table-cell>
        </table:table-row>
        <table:table-row table:style-name="ro1">
          <table:table-cell office:value-type="float" office:value="6902">
            <text:p>6902</text:p>
          </table:table-cell>
          <table:table-cell office:value-type="float" office:value="5687">
            <text:p>5687</text:p>
          </table:table-cell>
          <table:table-cell office:value-type="float" office:value="1">
            <text:p>1</text:p>
          </table:table-cell>
          <table:table-cell office:value-type="float" office:value="5570">
            <text:p>5570</text:p>
          </table:table-cell>
          <table:table-cell office:value-type="float" office:value="5712">
            <text:p>5712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-2.4859943977591">
            <text:p>-2.4859943978</text:p>
          </table:table-cell>
          <table:table-cell table:formula="of:=IF(OR(AND([.B279]&gt;[.E279];[.C279]=0);AND([.B279]&lt;=[.E279];[.C279]=1));1;&quot;&quot;)" office:value-type="float" office:value="1">
            <text:p>1</text:p>
          </table:table-cell>
        </table:table-row>
        <table:table-row table:style-name="ro1">
          <table:table-cell office:value-type="float" office:value="6923">
            <text:p>6923</text:p>
          </table:table-cell>
          <table:table-cell office:value-type="float" office:value="2470">
            <text:p>2470</text:p>
          </table:table-cell>
          <table:table-cell office:value-type="float" office:value="1">
            <text:p>1</text:p>
          </table:table-cell>
          <table:table-cell office:value-type="float" office:value="2425">
            <text:p>2425</text:p>
          </table:table-cell>
          <table:table-cell office:value-type="float" office:value="2519">
            <text:p>2519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-3.7316395394998">
            <text:p>-3.7316395395</text:p>
          </table:table-cell>
          <table:table-cell table:formula="of:=IF(OR(AND([.B280]&gt;[.E280];[.C280]=0);AND([.B280]&lt;=[.E280];[.C280]=1));1;&quot;&quot;)" office:value-type="float" office:value="1">
            <text:p>1</text:p>
          </table:table-cell>
        </table:table-row>
        <table:table-row table:style-name="ro1">
          <table:table-cell office:value-type="float" office:value="6952">
            <text:p>6952</text:p>
          </table:table-cell>
          <table:table-cell office:value-type="float" office:value="2249">
            <text:p>2249</text:p>
          </table:table-cell>
          <table:table-cell office:value-type="float" office:value="0">
            <text:p>0</text:p>
          </table:table-cell>
          <table:table-cell office:value-type="float" office:value="2221">
            <text:p>2221</text:p>
          </table:table-cell>
          <table:table-cell office:value-type="float" office:value="2330">
            <text:p>233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 office:value-type="float" office:value="1">
            <text:p>1</text:p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4.67811158798284">
            <text:p>-4.678111588</text:p>
          </table:table-cell>
          <table:table-cell table:formula="of:=IF(OR(AND([.B281]&gt;[.E281];[.C281]=0);AND([.B281]&lt;=[.E281];[.C281]=1));1;&quot;&quot;)">
            <text:p/>
          </table:table-cell>
        </table:table-row>
        <table:table-row table:style-name="ro1">
          <table:table-cell office:value-type="float" office:value="6954">
            <text:p>6954</text:p>
          </table:table-cell>
          <table:table-cell office:value-type="float" office:value="20110">
            <text:p>20110</text:p>
          </table:table-cell>
          <table:table-cell office:value-type="float" office:value="1">
            <text:p>1</text:p>
          </table:table-cell>
          <table:table-cell office:value-type="float" office:value="19795">
            <text:p>19795</text:p>
          </table:table-cell>
          <table:table-cell office:value-type="float" office:value="20785">
            <text:p>20785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-4.76305027664181">
            <text:p>-4.7630502766</text:p>
          </table:table-cell>
          <table:table-cell table:formula="of:=IF(OR(AND([.B282]&gt;[.E282];[.C282]=0);AND([.B282]&lt;=[.E282];[.C282]=1));1;&quot;&quot;)" office:value-type="float" office:value="1">
            <text:p>1</text:p>
          </table:table-cell>
        </table:table-row>
        <table:table-row table:style-name="ro1">
          <table:table-cell office:value-type="float" office:value="6963">
            <text:p>6963</text:p>
          </table:table-cell>
          <table:table-cell office:value-type="float" office:value="5960">
            <text:p>5960</text:p>
          </table:table-cell>
          <table:table-cell office:value-type="float" office:value="0">
            <text:p>0</text:p>
          </table:table-cell>
          <table:table-cell office:value-type="float" office:value="5945">
            <text:p>5945</text:p>
          </table:table-cell>
          <table:table-cell office:value-type="float" office:value="6040">
            <text:p>604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 office:value-type="float" office:value="1">
            <text:p>1</text:p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-1.5728476821192">
            <text:p>-1.5728476821</text:p>
          </table:table-cell>
          <table:table-cell table:formula="of:=IF(OR(AND([.B283]&gt;[.E283];[.C283]=0);AND([.B283]&lt;=[.E283];[.C283]=1));1;&quot;&quot;)">
            <text:p/>
          </table:table-cell>
        </table:table-row>
        <table:table-row table:style-name="ro1">
          <table:table-cell office:value-type="float" office:value="6971">
            <text:p>6971</text:p>
          </table:table-cell>
          <table:table-cell office:value-type="float" office:value="5968">
            <text:p>5968</text:p>
          </table:table-cell>
          <table:table-cell office:value-type="float" office:value="1">
            <text:p>1</text:p>
          </table:table-cell>
          <table:table-cell office:value-type="float" office:value="5891">
            <text:p>5891</text:p>
          </table:table-cell>
          <table:table-cell office:value-type="float" office:value="6037">
            <text:p>6037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-2.4184197449064">
            <text:p>-2.4184197449</text:p>
          </table:table-cell>
          <table:table-cell table:formula="of:=IF(OR(AND([.B284]&gt;[.E284];[.C284]=0);AND([.B284]&lt;=[.E284];[.C284]=1));1;&quot;&quot;)" office:value-type="float" office:value="1">
            <text:p>1</text:p>
          </table:table-cell>
        </table:table-row>
        <table:table-row table:style-name="ro1">
          <table:table-cell office:value-type="float" office:value="6981">
            <text:p>6981</text:p>
          </table:table-cell>
          <table:table-cell office:value-type="float" office:value="17115">
            <text:p>17115</text:p>
          </table:table-cell>
          <table:table-cell office:value-type="float" office:value="1">
            <text:p>1</text:p>
          </table:table-cell>
          <table:table-cell office:value-type="float" office:value="16975">
            <text:p>16975</text:p>
          </table:table-cell>
          <table:table-cell office:value-type="float" office:value="17385">
            <text:p>17385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-2.35835490365257">
            <text:p>-2.3583549037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1">
          <table:table-cell office:value-type="float" office:value="6988">
            <text:p>6988</text:p>
          </table:table-cell>
          <table:table-cell office:value-type="float" office:value="7684">
            <text:p>7684</text:p>
          </table:table-cell>
          <table:table-cell office:value-type="float" office:value="1">
            <text:p>1</text:p>
          </table:table-cell>
          <table:table-cell office:value-type="float" office:value="7651">
            <text:p>7651</text:p>
          </table:table-cell>
          <table:table-cell office:value-type="float" office:value="7800">
            <text:p>7800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-1.91025641025641">
            <text:p>-1.9102564103</text:p>
          </table:table-cell>
          <table:table-cell table:formula="of:=IF(OR(AND([.B286]&gt;[.E286];[.C286]=0);AND([.B286]&lt;=[.E286];[.C286]=1));1;&quot;&quot;)" office:value-type="float" office:value="1">
            <text:p>1</text:p>
          </table:table-cell>
        </table:table-row>
        <table:table-row table:style-name="ro1">
          <table:table-cell office:value-type="float" office:value="7003">
            <text:p>7003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196">
            <text:p>196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 office:value-type="float" office:value="1">
            <text:p>1</text:p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-2.55102040816327">
            <text:p>-2.5510204082</text:p>
          </table:table-cell>
          <table:table-cell table:formula="of:=IF(OR(AND([.B287]&gt;[.E287];[.C287]=0);AND([.B287]&lt;=[.E287];[.C287]=1));1;&quot;&quot;)">
            <text:p/>
          </table:table-cell>
        </table:table-row>
        <table:table-row table:style-name="ro1">
          <table:table-cell office:value-type="float" office:value="7011">
            <text:p>7011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82">
            <text:p>582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 office:value-type="float" office:value="1">
            <text:p>1</text:p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-3.78006872852234">
            <text:p>-3.7800687285</text:p>
          </table:table-cell>
          <table:table-cell table:formula="of:=IF(OR(AND([.B288]&gt;[.E288];[.C288]=0);AND([.B288]&lt;=[.E288];[.C288]=1));1;&quot;&quot;)">
            <text:p/>
          </table:table-cell>
        </table:table-row>
        <table:table-row table:style-name="ro1">
          <table:table-cell office:value-type="float" office:value="7012">
            <text:p>7012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475">
            <text:p>475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 office:value-type="float" office:value="1">
            <text:p>1</text:p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5.6842105263158">
            <text:p>-5.6842105263</text:p>
          </table:table-cell>
          <table:table-cell table:formula="of:=IF(OR(AND([.B289]&gt;[.E289];[.C289]=0);AND([.B289]&lt;=[.E289];[.C289]=1));1;&quot;&quot;)">
            <text:p/>
          </table:table-cell>
        </table:table-row>
        <table:table-row table:style-name="ro1">
          <table:table-cell office:value-type="float" office:value="7013">
            <text:p>7013</text:p>
          </table:table-cell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362">
            <text:p>362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3.03867403314916">
            <text:p>-3.0386740331</text:p>
          </table:table-cell>
          <table:table-cell table:formula="of:=IF(OR(AND([.B290]&gt;[.E290];[.C290]=0);AND([.B290]&lt;=[.E290];[.C290]=1));1;&quot;&quot;)" office:value-type="float" office:value="1">
            <text:p>1</text:p>
          </table:table-cell>
        </table:table-row>
        <table:table-row table:style-name="ro1">
          <table:table-cell office:value-type="float" office:value="7014">
            <text:p>7014</text:p>
          </table:table-cell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855">
            <text:p>855</text:p>
          </table:table-cell>
          <table:table-cell office:value-type="float" office:value="889">
            <text:p>889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 office:value-type="float" office:value="1">
            <text:p>1</text:p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-3.82452193475815">
            <text:p>-3.8245219348</text:p>
          </table:table-cell>
          <table:table-cell table:formula="of:=IF(OR(AND([.B291]&gt;[.E291];[.C291]=0);AND([.B291]&lt;=[.E291];[.C291]=1));1;&quot;&quot;)">
            <text:p/>
          </table:table-cell>
        </table:table-row>
        <table:table-row table:style-name="ro1">
          <table:table-cell office:value-type="float" office:value="7177">
            <text:p>7177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741">
            <text:p>741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2.83400809716599">
            <text:p>-2.8340080972</text:p>
          </table:table-cell>
          <table:table-cell table:formula="of:=IF(OR(AND([.B292]&gt;[.E292];[.C292]=0);AND([.B292]&lt;=[.E292];[.C292]=1));1;&quot;&quot;)" office:value-type="float" office:value="1">
            <text:p>1</text:p>
          </table:table-cell>
        </table:table-row>
        <table:table-row table:style-name="ro1">
          <table:table-cell office:value-type="float" office:value="7201">
            <text:p>7201</text:p>
          </table:table-cell>
          <table:table-cell office:value-type="float" office:value="1157">
            <text:p>1157</text:p>
          </table:table-cell>
          <table:table-cell office:value-type="float" office:value="1">
            <text:p>1</text:p>
          </table:table-cell>
          <table:table-cell office:value-type="float" office:value="1142">
            <text:p>1142</text:p>
          </table:table-cell>
          <table:table-cell office:value-type="float" office:value="1168">
            <text:p>1168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2.22602739726028">
            <text:p>-2.2260273973</text:p>
          </table:table-cell>
          <table:table-cell table:formula="of:=IF(OR(AND([.B293]&gt;[.E293];[.C293]=0);AND([.B293]&lt;=[.E293];[.C293]=1));1;&quot;&quot;)" office:value-type="float" office:value="1">
            <text:p>1</text:p>
          </table:table-cell>
        </table:table-row>
        <table:table-row table:style-name="ro1">
          <table:table-cell office:value-type="float" office:value="7202">
            <text:p>7202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1277">
            <text:p>1277</text:p>
          </table:table-cell>
          <table:table-cell office:value-type="float" office:value="1322">
            <text:p>1322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 office:value-type="float" office:value="1">
            <text:p>1</text:p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-3.40393343419062">
            <text:p>-3.4039334342</text:p>
          </table:table-cell>
          <table:table-cell table:formula="of:=IF(OR(AND([.B294]&gt;[.E294];[.C294]=0);AND([.B294]&lt;=[.E294];[.C294]=1));1;&quot;&quot;)">
            <text:p/>
          </table:table-cell>
        </table:table-row>
        <table:table-row table:style-name="ro1">
          <table:table-cell office:value-type="float" office:value="7203">
            <text:p>7203</text:p>
          </table:table-cell>
          <table:table-cell office:value-type="float" office:value="7297">
            <text:p>7297</text:p>
          </table:table-cell>
          <table:table-cell office:value-type="float" office:value="1">
            <text:p>1</text:p>
          </table:table-cell>
          <table:table-cell office:value-type="float" office:value="7229">
            <text:p>7229</text:p>
          </table:table-cell>
          <table:table-cell office:value-type="float" office:value="7338">
            <text:p>7338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1.4854183701281">
            <text:p>-1.4854183701</text:p>
          </table:table-cell>
          <table:table-cell table:formula="of:=IF(OR(AND([.B295]&gt;[.E295];[.C295]=0);AND([.B295]&lt;=[.E295];[.C295]=1));1;&quot;&quot;)" office:value-type="float" office:value="1">
            <text:p>1</text:p>
          </table:table-cell>
        </table:table-row>
        <table:table-row table:style-name="ro1">
          <table:table-cell office:value-type="float" office:value="7205">
            <text:p>7205</text:p>
          </table:table-cell>
          <table:table-cell office:value-type="float" office:value="1356">
            <text:p>1356</text:p>
          </table:table-cell>
          <table:table-cell office:value-type="float" office:value="1">
            <text:p>1</text:p>
          </table:table-cell>
          <table:table-cell office:value-type="float" office:value="1334">
            <text:p>1334</text:p>
          </table:table-cell>
          <table:table-cell office:value-type="float" office:value="1372">
            <text:p>1372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-2.76967930029156">
            <text:p>-2.7696793003</text:p>
          </table:table-cell>
          <table:table-cell table:formula="of:=IF(OR(AND([.B296]&gt;[.E296];[.C296]=0);AND([.B296]&lt;=[.E296];[.C296]=1));1;&quot;&quot;)" office:value-type="float" office:value="1">
            <text:p>1</text:p>
          </table:table-cell>
        </table:table-row>
        <table:table-row table:style-name="ro1">
          <table:table-cell office:value-type="float" office:value="7211">
            <text:p>7211</text:p>
          </table:table-cell>
          <table:table-cell office:value-type="float" office:value="974">
            <text:p>974</text:p>
          </table:table-cell>
          <table:table-cell office:value-type="float" office:value="1">
            <text:p>1</text:p>
          </table:table-cell>
          <table:table-cell office:value-type="float" office:value="959">
            <text:p>959</text:p>
          </table:table-cell>
          <table:table-cell office:value-type="float" office:value="974">
            <text:p>974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1.54004106776181">
            <text:p>-1.5400410678</text:p>
          </table:table-cell>
          <table:table-cell table:formula="of:=IF(OR(AND([.B297]&gt;[.E297];[.C297]=0);AND([.B297]&lt;=[.E297];[.C297]=1));1;&quot;&quot;)" office:value-type="float" office:value="1">
            <text:p>1</text:p>
          </table:table-cell>
        </table:table-row>
        <table:table-row table:style-name="ro1">
          <table:table-cell office:value-type="float" office:value="7240">
            <text:p>7240</text:p>
          </table:table-cell>
          <table:table-cell office:value-type="float" office:value="2731">
            <text:p>2731</text:p>
          </table:table-cell>
          <table:table-cell office:value-type="float" office:value="0">
            <text:p>0</text:p>
          </table:table-cell>
          <table:table-cell office:value-type="float" office:value="2686">
            <text:p>2686</text:p>
          </table:table-cell>
          <table:table-cell office:value-type="float" office:value="2804">
            <text:p>2804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 office:value-type="float" office:value="1">
            <text:p>1</text:p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4.20827389443652">
            <text:p>-4.2082738944</text:p>
          </table:table-cell>
          <table:table-cell table:formula="of:=IF(OR(AND([.B298]&gt;[.E298];[.C298]=0);AND([.B298]&lt;=[.E298];[.C298]=1));1;&quot;&quot;)">
            <text:p/>
          </table:table-cell>
        </table:table-row>
        <table:table-row table:style-name="ro1">
          <table:table-cell office:value-type="float" office:value="7242">
            <text:p>7242</text:p>
          </table:table-cell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  <table:table-cell office:value-type="float" office:value="364">
            <text:p>364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-1.64835164835165">
            <text:p>-1.6483516484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1">
          <table:table-cell office:value-type="float" office:value="7245">
            <text:p>7245</text:p>
          </table:table-cell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office:value-type="float" office:value="1026">
            <text:p>1026</text:p>
          </table:table-cell>
          <table:table-cell office:value-type="float" office:value="1057">
            <text:p>1057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 office:value-type="float" office:value="1">
            <text:p>1</text:p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-2.93282876064333">
            <text:p>-2.9328287606</text:p>
          </table:table-cell>
          <table:table-cell table:formula="of:=IF(OR(AND([.B300]&gt;[.E300];[.C300]=0);AND([.B300]&lt;=[.E300];[.C300]=1));1;&quot;&quot;)">
            <text:p/>
          </table:table-cell>
        </table:table-row>
        <table:table-row table:style-name="ro1">
          <table:table-cell office:value-type="float" office:value="7248">
            <text:p>7248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60">
            <text:p>860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 office:value-type="float" office:value="1">
            <text:p>1</text:p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-3.95348837209303">
            <text:p>-3.9534883721</text:p>
          </table:table-cell>
          <table:table-cell table:formula="of:=IF(OR(AND([.B301]&gt;[.E301];[.C301]=0);AND([.B301]&lt;=[.E301];[.C301]=1));1;&quot;&quot;)">
            <text:p/>
          </table:table-cell>
        </table:table-row>
        <table:table-row table:style-name="ro1">
          <table:table-cell office:value-type="float" office:value="7259">
            <text:p>7259</text:p>
          </table:table-cell>
          <table:table-cell office:value-type="float" office:value="4220">
            <text:p>4220</text:p>
          </table:table-cell>
          <table:table-cell office:value-type="float" office:value="1">
            <text:p>1</text:p>
          </table:table-cell>
          <table:table-cell office:value-type="float" office:value="4103">
            <text:p>4103</text:p>
          </table:table-cell>
          <table:table-cell office:value-type="float" office:value="4290">
            <text:p>4290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4.35897435897435">
            <text:p>-4.358974359</text:p>
          </table:table-cell>
          <table:table-cell table:formula="of:=IF(OR(AND([.B302]&gt;[.E302];[.C302]=0);AND([.B302]&lt;=[.E302];[.C302]=1));1;&quot;&quot;)" office:value-type="float" office:value="1">
            <text:p>1</text:p>
          </table:table-cell>
        </table:table-row>
        <table:table-row table:style-name="ro1">
          <table:table-cell office:value-type="float" office:value="7261">
            <text:p>7261</text:p>
          </table:table-cell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office:value-type="float" office:value="1896">
            <text:p>1896</text:p>
          </table:table-cell>
          <table:table-cell office:value-type="float" office:value="1968">
            <text:p>1968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 office:value-type="float" office:value="1">
            <text:p>1</text:p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-3.65853658536585">
            <text:p>-3.6585365854</text:p>
          </table:table-cell>
          <table:table-cell table:formula="of:=IF(OR(AND([.B303]&gt;[.E303];[.C303]=0);AND([.B303]&lt;=[.E303];[.C303]=1));1;&quot;&quot;)">
            <text:p/>
          </table:table-cell>
        </table:table-row>
        <table:table-row table:style-name="ro1">
          <table:table-cell office:value-type="float" office:value="7262">
            <text:p>7262</text:p>
          </table:table-cell>
          <table:table-cell office:value-type="float" office:value="1483">
            <text:p>1483</text:p>
          </table:table-cell>
          <table:table-cell office:value-type="float" office:value="0">
            <text:p>0</text:p>
          </table:table-cell>
          <table:table-cell office:value-type="float" office:value="1464">
            <text:p>1464</text:p>
          </table:table-cell>
          <table:table-cell office:value-type="float" office:value="1498">
            <text:p>1498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 office:value-type="float" office:value="1">
            <text:p>1</text:p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2.26969292389853">
            <text:p>-2.2696929239</text:p>
          </table:table-cell>
          <table:table-cell table:formula="of:=IF(OR(AND([.B304]&gt;[.E304];[.C304]=0);AND([.B304]&lt;=[.E304];[.C304]=1));1;&quot;&quot;)">
            <text:p/>
          </table:table-cell>
        </table:table-row>
        <table:table-row table:style-name="ro1">
          <table:table-cell office:value-type="float" office:value="7267">
            <text:p>7267</text:p>
          </table:table-cell>
          <table:table-cell office:value-type="float" office:value="3830">
            <text:p>3830</text:p>
          </table:table-cell>
          <table:table-cell office:value-type="float" office:value="1">
            <text:p>1</text:p>
          </table:table-cell>
          <table:table-cell office:value-type="float" office:value="3765">
            <text:p>3765</text:p>
          </table:table-cell>
          <table:table-cell office:value-type="float" office:value="3853">
            <text:p>3853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-2.28393459641838">
            <text:p>-2.2839345964</text:p>
          </table:table-cell>
          <table:table-cell table:formula="of:=IF(OR(AND([.B305]&gt;[.E305];[.C305]=0);AND([.B305]&lt;=[.E305];[.C305]=1));1;&quot;&quot;)" office:value-type="float" office:value="1">
            <text:p>1</text:p>
          </table:table-cell>
        </table:table-row>
        <table:table-row table:style-name="ro1">
          <table:table-cell office:value-type="float" office:value="7269">
            <text:p>7269</text:p>
          </table:table-cell>
          <table:table-cell office:value-type="float" office:value="3842">
            <text:p>3842</text:p>
          </table:table-cell>
          <table:table-cell office:value-type="float" office:value="1">
            <text:p>1</text:p>
          </table:table-cell>
          <table:table-cell office:value-type="float" office:value="3813">
            <text:p>3813</text:p>
          </table:table-cell>
          <table:table-cell office:value-type="float" office:value="3846">
            <text:p>3846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0.858034321372855">
            <text:p>-0.8580343214</text:p>
          </table:table-cell>
          <table:table-cell table:formula="of:=IF(OR(AND([.B306]&gt;[.E306];[.C306]=0);AND([.B306]&lt;=[.E306];[.C306]=1));1;&quot;&quot;)" office:value-type="float" office:value="1">
            <text:p>1</text:p>
          </table:table-cell>
        </table:table-row>
        <table:table-row table:style-name="ro1">
          <table:table-cell office:value-type="float" office:value="7270">
            <text:p>7270</text:p>
          </table:table-cell>
          <table:table-cell office:value-type="float" office:value="4346">
            <text:p>4346</text:p>
          </table:table-cell>
          <table:table-cell office:value-type="float" office:value="0">
            <text:p>0</text:p>
          </table:table-cell>
          <table:table-cell office:value-type="float" office:value="4268">
            <text:p>4268</text:p>
          </table:table-cell>
          <table:table-cell office:value-type="float" office:value="4425">
            <text:p>4425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 office:value-type="float" office:value="1">
            <text:p>1</text:p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-3.54802259887006">
            <text:p>-3.5480225989</text:p>
          </table:table-cell>
          <table:table-cell table:formula="of:=IF(OR(AND([.B307]&gt;[.E307];[.C307]=0);AND([.B307]&lt;=[.E307];[.C307]=1));1;&quot;&quot;)">
            <text:p/>
          </table:table-cell>
        </table:table-row>
        <table:table-row table:style-name="ro1">
          <table:table-cell office:value-type="float" office:value="7272">
            <text:p>7272</text:p>
          </table:table-cell>
          <table:table-cell office:value-type="float" office:value="2415">
            <text:p>2415</text:p>
          </table:table-cell>
          <table:table-cell office:value-type="float" office:value="0">
            <text:p>0</text:p>
          </table:table-cell>
          <table:table-cell office:value-type="float" office:value="2362">
            <text:p>2362</text:p>
          </table:table-cell>
          <table:table-cell office:value-type="float" office:value="2467">
            <text:p>2467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 office:value-type="float" office:value="1">
            <text:p>1</text:p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4.25618159708148">
            <text:p>-4.2561815971</text:p>
          </table:table-cell>
          <table:table-cell table:formula="of:=IF(OR(AND([.B308]&gt;[.E308];[.C308]=0);AND([.B308]&lt;=[.E308];[.C308]=1));1;&quot;&quot;)">
            <text:p/>
          </table:table-cell>
        </table:table-row>
        <table:table-row table:style-name="ro1">
          <table:table-cell office:value-type="float" office:value="7276">
            <text:p>7276</text:p>
          </table:table-cell>
          <table:table-cell office:value-type="float" office:value="4040">
            <text:p>4040</text:p>
          </table:table-cell>
          <table:table-cell office:value-type="float" office:value="0">
            <text:p>0</text:p>
          </table:table-cell>
          <table:table-cell office:value-type="float" office:value="3973">
            <text:p>3973</text:p>
          </table:table-cell>
          <table:table-cell office:value-type="float" office:value="4115">
            <text:p>4115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-3.45078979343863">
            <text:p>-3.4507897934</text:p>
          </table:table-cell>
          <table:table-cell table:formula="of:=IF(OR(AND([.B309]&gt;[.E309];[.C309]=0);AND([.B309]&lt;=[.E309];[.C309]=1));1;&quot;&quot;)">
            <text:p/>
          </table:table-cell>
        </table:table-row>
        <table:table-row table:style-name="ro1">
          <table:table-cell office:value-type="float" office:value="7278">
            <text:p>7278</text:p>
          </table:table-cell>
          <table:table-cell office:value-type="float" office:value="2767">
            <text:p>2767</text:p>
          </table:table-cell>
          <table:table-cell office:value-type="float" office:value="1">
            <text:p>1</text:p>
          </table:table-cell>
          <table:table-cell office:value-type="float" office:value="2745">
            <text:p>2745</text:p>
          </table:table-cell>
          <table:table-cell office:value-type="float" office:value="2797">
            <text:p>2797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1.85913478727208">
            <text:p>-1.8591347873</text:p>
          </table:table-cell>
          <table:table-cell table:formula="of:=IF(OR(AND([.B310]&gt;[.E310];[.C310]=0);AND([.B310]&lt;=[.E310];[.C310]=1));1;&quot;&quot;)" office:value-type="float" office:value="1">
            <text:p>1</text:p>
          </table:table-cell>
        </table:table-row>
        <table:table-row table:style-name="ro1">
          <table:table-cell office:value-type="float" office:value="7279">
            <text:p>7279</text:p>
          </table:table-cell>
          <table:table-cell office:value-type="float" office:value="3440">
            <text:p>3440</text:p>
          </table:table-cell>
          <table:table-cell office:value-type="float" office:value="1">
            <text:p>1</text:p>
          </table:table-cell>
          <table:table-cell office:value-type="float" office:value="3494">
            <text:p>3494</text:p>
          </table:table-cell>
          <table:table-cell office:value-type="float" office:value="3550">
            <text:p>3550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 office:value-type="float" office:value="1">
            <text:p>1</text:p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 office:value-type="float" office:value="1">
            <text:p>1</text:p>
          </table:table-cell>
          <table:table-cell table:formula="of:=IF(OR(AND([.G311]=1;[.I311]=1);AND([.F311]=1;[.H311]=1));1;&quot;&quot;)" office:value-type="float" office:value="1">
            <text:p>1</text:p>
          </table:table-cell>
          <table:table-cell/>
          <table:table-cell table:formula="of:=([.D311]/[.E311]*100)-100" office:value-type="float" office:value="-1.5774647887324">
            <text:p>-1.5774647887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1">
          <table:table-cell office:value-type="float" office:value="7280">
            <text:p>7280</text:p>
          </table:table-cell>
          <table:table-cell office:value-type="float" office:value="1925">
            <text:p>1925</text:p>
          </table:table-cell>
          <table:table-cell office:value-type="float" office:value="0">
            <text:p>0</text:p>
          </table:table-cell>
          <table:table-cell office:value-type="float" office:value="1894">
            <text:p>1894</text:p>
          </table:table-cell>
          <table:table-cell office:value-type="float" office:value="1967">
            <text:p>1967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 office:value-type="float" office:value="1">
            <text:p>1</text:p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3.71123538383324">
            <text:p>-3.7112353838</text:p>
          </table:table-cell>
          <table:table-cell table:formula="of:=IF(OR(AND([.B312]&gt;[.E312];[.C312]=0);AND([.B312]&lt;=[.E312];[.C312]=1));1;&quot;&quot;)">
            <text:p/>
          </table:table-cell>
        </table:table-row>
        <table:table-row table:style-name="ro1">
          <table:table-cell office:value-type="float" office:value="7282">
            <text:p>7282</text:p>
          </table:table-cell>
          <table:table-cell office:value-type="float" office:value="2463">
            <text:p>2463</text:p>
          </table:table-cell>
          <table:table-cell office:value-type="float" office:value="1">
            <text:p>1</text:p>
          </table:table-cell>
          <table:table-cell office:value-type="float" office:value="2422">
            <text:p>2422</text:p>
          </table:table-cell>
          <table:table-cell office:value-type="float" office:value="2467">
            <text:p>2467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1.82407782732064">
            <text:p>-1.8240778273</text:p>
          </table:table-cell>
          <table:table-cell table:formula="of:=IF(OR(AND([.B313]&gt;[.E313];[.C313]=0);AND([.B313]&lt;=[.E313];[.C313]=1));1;&quot;&quot;)" office:value-type="float" office:value="1">
            <text:p>1</text:p>
          </table:table-cell>
        </table:table-row>
        <table:table-row table:style-name="ro1">
          <table:table-cell office:value-type="float" office:value="7296">
            <text:p>7296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float" office:value="1857">
            <text:p>1857</text:p>
          </table:table-cell>
          <table:table-cell office:value-type="float" office:value="1895">
            <text:p>1895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-2.00527704485488">
            <text:p>-2.0052770449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1">
          <table:table-cell office:value-type="float" office:value="7309">
            <text:p>7309</text:p>
          </table:table-cell>
          <table:table-cell office:value-type="float" office:value="16800">
            <text:p>16800</text:p>
          </table:table-cell>
          <table:table-cell office:value-type="float" office:value="1">
            <text:p>1</text:p>
          </table:table-cell>
          <table:table-cell office:value-type="float" office:value="16690">
            <text:p>16690</text:p>
          </table:table-cell>
          <table:table-cell office:value-type="float" office:value="17270">
            <text:p>17270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-3.35842501447597">
            <text:p>-3.3584250145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1">
          <table:table-cell office:value-type="float" office:value="7313">
            <text:p>7313</text:p>
          </table:table-cell>
          <table:table-cell office:value-type="float" office:value="3340">
            <text:p>3340</text:p>
          </table:table-cell>
          <table:table-cell office:value-type="float" office:value="1">
            <text:p>1</text:p>
          </table:table-cell>
          <table:table-cell office:value-type="float" office:value="3280">
            <text:p>3280</text:p>
          </table:table-cell>
          <table:table-cell office:value-type="float" office:value="3380">
            <text:p>338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2.9585798816568">
            <text:p>-2.9585798817</text:p>
          </table:table-cell>
          <table:table-cell table:formula="of:=IF(OR(AND([.B316]&gt;[.E316];[.C316]=0);AND([.B316]&lt;=[.E316];[.C316]=1));1;&quot;&quot;)" office:value-type="float" office:value="1">
            <text:p>1</text:p>
          </table:table-cell>
        </table:table-row>
        <table:table-row table:style-name="ro1">
          <table:table-cell office:value-type="float" office:value="7420">
            <text:p>7420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float" office:value="824">
            <text:p>824</text:p>
          </table:table-cell>
          <table:table-cell office:value-type="float" office:value="832">
            <text:p>832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-0.961538461538453">
            <text:p>-0.9615384615</text:p>
          </table:table-cell>
          <table:table-cell table:formula="of:=IF(OR(AND([.B317]&gt;[.E317];[.C317]=0);AND([.B317]&lt;=[.E317];[.C317]=1));1;&quot;&quot;)" office:value-type="float" office:value="1">
            <text:p>1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2771">
            <text:p>2771</text:p>
          </table:table-cell>
          <table:table-cell office:value-type="float" office:value="2818">
            <text:p>2818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 office:value-type="float" office:value="1">
            <text:p>1</text:p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 office:value-type="float" office:value="1">
            <text:p>1</text:p>
          </table:table-cell>
          <table:table-cell table:formula="of:=IF(OR(AND([.G318]=1;[.I318]=1);AND([.F318]=1;[.H318]=1));1;&quot;&quot;)" office:value-type="float" office:value="1">
            <text:p>1</text:p>
          </table:table-cell>
          <table:table-cell/>
          <table:table-cell table:formula="of:=([.D318]/[.E318]*100)-100" office:value-type="float" office:value="-1.66784953867992">
            <text:p>-1.6678495387</text:p>
          </table:table-cell>
          <table:table-cell table:formula="of:=IF(OR(AND([.B318]&gt;[.E318];[.C318]=0);AND([.B318]&lt;=[.E318];[.C318]=1));1;&quot;&quot;)" office:value-type="float" office:value="1">
            <text:p>1</text:p>
          </table:table-cell>
        </table:table-row>
        <table:table-row table:style-name="ro1">
          <table:table-cell office:value-type="float" office:value="7453">
            <text:p>7453</text:p>
          </table:table-cell>
          <table:table-cell office:value-type="float" office:value="23230">
            <text:p>23230</text:p>
          </table:table-cell>
          <table:table-cell office:value-type="float" office:value="1">
            <text:p>1</text:p>
          </table:table-cell>
          <table:table-cell office:value-type="float" office:value="23629">
            <text:p>23629</text:p>
          </table:table-cell>
          <table:table-cell office:value-type="float" office:value="23230">
            <text:p>2323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 office:value-type="float" office:value="1">
            <text:p>1</text:p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 office:value-type="float" office:value="1">
            <text:p>1</text:p>
          </table:table-cell>
          <table:table-cell table:formula="of:=IF(OR(AND([.G319]=1;[.I319]=1);AND([.F319]=1;[.H319]=1));1;&quot;&quot;)" office:value-type="float" office:value="1">
            <text:p>1</text:p>
          </table:table-cell>
          <table:table-cell/>
          <table:table-cell table:formula="of:=([.D319]/[.E319]*100)-100" office:value-type="float" office:value="1.71760654326303">
            <text:p>1.7176065433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1">
          <table:table-cell office:value-type="float" office:value="7458">
            <text:p>7458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407">
            <text:p>4407</text:p>
          </table:table-cell>
          <table:table-cell office:value-type="float" office:value="4370">
            <text:p>4370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 office:value-type="float" office:value="1">
            <text:p>1</text:p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0.846681922196794">
            <text:p>0.8466819222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1">
          <table:table-cell office:value-type="float" office:value="7459">
            <text:p>7459</text:p>
          </table:table-cell>
          <table:table-cell office:value-type="float" office:value="1990">
            <text:p>1990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1996">
            <text:p>1996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0.350701402805626">
            <text:p>0.3507014028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1">
          <table:table-cell office:value-type="float" office:value="7483">
            <text:p>7483</text:p>
          </table:table-cell>
          <table:table-cell office:value-type="float" office:value="2301">
            <text:p>2301</text:p>
          </table:table-cell>
          <table:table-cell office:value-type="float" office:value="1">
            <text:p>1</text:p>
          </table:table-cell>
          <table:table-cell office:value-type="float" office:value="2354">
            <text:p>2354</text:p>
          </table:table-cell>
          <table:table-cell office:value-type="float" office:value="2345">
            <text:p>2345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 office:value-type="float" office:value="1">
            <text:p>1</text:p>
          </table:table-cell>
          <table:table-cell table:formula="of:=IF(OR(AND([.G322]=1;[.I322]=1);AND([.F322]=1;[.H322]=1));1;&quot;&quot;)" office:value-type="float" office:value="1">
            <text:p>1</text:p>
          </table:table-cell>
          <table:table-cell/>
          <table:table-cell table:formula="of:=([.D322]/[.E322]*100)-100" office:value-type="float" office:value="0.383795309168434">
            <text:p>0.3837953092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1">
          <table:table-cell office:value-type="float" office:value="7518">
            <text:p>7518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float" office:value="732">
            <text:p>732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 office:value-type="float" office:value="1">
            <text:p>1</text:p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 office:value-type="float" office:value="1">
            <text:p>1</text:p>
          </table:table-cell>
          <table:table-cell table:formula="of:=IF(OR(AND([.G323]=1;[.I323]=1);AND([.F323]=1;[.H323]=1));1;&quot;&quot;)" office:value-type="float" office:value="1">
            <text:p>1</text:p>
          </table:table-cell>
          <table:table-cell/>
          <table:table-cell table:formula="of:=([.D323]/[.E323]*100)-100" office:value-type="float" office:value="-0.819672131147541">
            <text:p>-0.8196721311</text:p>
          </table:table-cell>
          <table:table-cell table:formula="of:=IF(OR(AND([.B323]&gt;[.E323];[.C323]=0);AND([.B323]&lt;=[.E323];[.C323]=1));1;&quot;&quot;)" office:value-type="float" office:value="1">
            <text:p>1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1130">
            <text:p>1130</text:p>
          </table:table-cell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  <table:table-cell office:value-type="float" office:value="1163">
            <text:p>1163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3.00945829750646">
            <text:p>-3.0094582975</text:p>
          </table:table-cell>
          <table:table-cell table:formula="of:=IF(OR(AND([.B324]&gt;[.E324];[.C324]=0);AND([.B324]&lt;=[.E324];[.C324]=1));1;&quot;&quot;)" office:value-type="float" office:value="1">
            <text:p>1</text:p>
          </table:table-cell>
        </table:table-row>
        <table:table-row table:style-name="ro1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61">
            <text:p>10261</text:p>
          </table:table-cell>
          <table:table-cell office:value-type="float" office:value="10500">
            <text:p>10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27619047619048">
            <text:p>-2.2761904762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1">
          <table:table-cell office:value-type="float" office:value="7593">
            <text:p>7593</text:p>
          </table:table-cell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office:value-type="float" office:value="673">
            <text:p>673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-0.594353640416045">
            <text:p>-0.5943536404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1">
          <table:table-cell office:value-type="float" office:value="7595">
            <text:p>7595</text:p>
          </table:table-cell>
          <table:table-cell office:value-type="float" office:value="1720">
            <text:p>1720</text:p>
          </table:table-cell>
          <table:table-cell office:value-type="float" office:value="1">
            <text:p>1</text:p>
          </table:table-cell>
          <table:table-cell office:value-type="float" office:value="1723">
            <text:p>1723</text:p>
          </table:table-cell>
          <table:table-cell office:value-type="float" office:value="1724">
            <text:p>1724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 office:value-type="float" office:value="1">
            <text:p>1</text:p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 office:value-type="float" office:value="1">
            <text:p>1</text:p>
          </table:table-cell>
          <table:table-cell table:formula="of:=IF(OR(AND([.G327]=1;[.I327]=1);AND([.F327]=1;[.H327]=1));1;&quot;&quot;)" office:value-type="float" office:value="1">
            <text:p>1</text:p>
          </table:table-cell>
          <table:table-cell/>
          <table:table-cell table:formula="of:=([.D327]/[.E327]*100)-100" office:value-type="float" office:value="-0.0580046403712373">
            <text:p>-0.0580046404</text:p>
          </table:table-cell>
          <table:table-cell table:formula="of:=IF(OR(AND([.B327]&gt;[.E327];[.C327]=0);AND([.B327]&lt;=[.E327];[.C327]=1));1;&quot;&quot;)" office:value-type="float" office:value="1">
            <text:p>1</text:p>
          </table:table-cell>
        </table:table-row>
        <table:table-row table:style-name="ro1">
          <table:table-cell office:value-type="float" office:value="7606">
            <text:p>7606</text:p>
          </table:table-cell>
          <table:table-cell office:value-type="float" office:value="4550">
            <text:p>4550</text:p>
          </table:table-cell>
          <table:table-cell office:value-type="float" office:value="0">
            <text:p>0</text:p>
          </table:table-cell>
          <table:table-cell office:value-type="float" office:value="4569">
            <text:p>4569</text:p>
          </table:table-cell>
          <table:table-cell office:value-type="float" office:value="4645">
            <text:p>4645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1.63616792249731">
            <text:p>-1.6361679225</text:p>
          </table:table-cell>
          <table:table-cell table:formula="of:=IF(OR(AND([.B328]&gt;[.E328];[.C328]=0);AND([.B328]&lt;=[.E328];[.C328]=1));1;&quot;&quot;)">
            <text:p/>
          </table:table-cell>
        </table:table-row>
        <table:table-row table:style-name="ro1">
          <table:table-cell office:value-type="float" office:value="7628">
            <text:p>7628</text:p>
          </table:table-cell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 office:value-type="float" office:value="1277">
            <text:p>1277</text:p>
          </table:table-cell>
          <table:table-cell office:value-type="float" office:value="1293">
            <text:p>1293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 office:value-type="float" office:value="1">
            <text:p>1</text:p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1.23743232791956">
            <text:p>-1.2374323279</text:p>
          </table:table-cell>
          <table:table-cell table:formula="of:=IF(OR(AND([.B329]&gt;[.E329];[.C329]=0);AND([.B329]&lt;=[.E329];[.C329]=1));1;&quot;&quot;)">
            <text:p/>
          </table:table-cell>
        </table:table-row>
        <table:table-row table:style-name="ro1">
          <table:table-cell office:value-type="float" office:value="7649">
            <text:p>7649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5400">
            <text:p>5400</text:p>
          </table:table-cell>
          <table:table-cell office:value-type="float" office:value="5430">
            <text:p>5430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 office:value-type="float" office:value="1">
            <text:p>1</text:p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 office:value-type="float" office:value="1">
            <text:p>1</text:p>
          </table:table-cell>
          <table:table-cell table:formula="of:=IF(OR(AND([.G330]=1;[.I330]=1);AND([.F330]=1;[.H330]=1));1;&quot;&quot;)" office:value-type="float" office:value="1">
            <text:p>1</text:p>
          </table:table-cell>
          <table:table-cell/>
          <table:table-cell table:formula="of:=([.D330]/[.E330]*100)-100" office:value-type="float" office:value="-0.552486187845304">
            <text:p>-0.5524861878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1">
          <table:table-cell office:value-type="float" office:value="7701">
            <text:p>7701</text:p>
          </table:table-cell>
          <table:table-cell office:value-type="float" office:value="1687">
            <text:p>1687</text:p>
          </table:table-cell>
          <table:table-cell office:value-type="float" office:value="0">
            <text:p>0</text:p>
          </table:table-cell>
          <table:table-cell office:value-type="float" office:value="1690">
            <text:p>1690</text:p>
          </table:table-cell>
          <table:table-cell office:value-type="float" office:value="1706">
            <text:p>1706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-0.937866354044544">
            <text:p>-0.937866354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1">
          <table:table-cell office:value-type="float" office:value="7731">
            <text:p>7731</text:p>
          </table:table-cell>
          <table:table-cell office:value-type="float" office:value="1490">
            <text:p>1490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497">
            <text:p>1497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 office:value-type="float" office:value="1">
            <text:p>1</text:p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0.801603206412821">
            <text:p>-0.8016032064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1">
          <table:table-cell office:value-type="float" office:value="7741">
            <text:p>7741</text:p>
          </table:table-cell>
          <table:table-cell office:value-type="float" office:value="4216">
            <text:p>4216</text:p>
          </table:table-cell>
          <table:table-cell office:value-type="float" office:value="1">
            <text:p>1</text:p>
          </table:table-cell>
          <table:table-cell office:value-type="float" office:value="4204">
            <text:p>4204</text:p>
          </table:table-cell>
          <table:table-cell office:value-type="float" office:value="4149">
            <text:p>4149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1.32562063147748">
            <text:p>1.3256206315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1">
          <table:table-cell office:value-type="float" office:value="7751">
            <text:p>7751</text:p>
          </table:table-cell>
          <table:table-cell office:value-type="float" office:value="3693">
            <text:p>3693</text:p>
          </table:table-cell>
          <table:table-cell office:value-type="float" office:value="0">
            <text:p>0</text:p>
          </table:table-cell>
          <table:table-cell office:value-type="float" office:value="3657">
            <text:p>3657</text:p>
          </table:table-cell>
          <table:table-cell office:value-type="float" office:value="3678">
            <text:p>3678</text:p>
          </table:table-cell>
          <table:table-cell table:formula="of:=IF(AND([.B334]&gt;[.E334];[.H334]=1);1;&quot;&quot;)" office:value-type="float" office:value="1">
            <text:p>1</text:p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 office:value-type="float" office:value="1">
            <text:p>1</text:p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 office:value-type="float" office:value="1">
            <text:p>1</text:p>
          </table:table-cell>
          <table:table-cell/>
          <table:table-cell table:formula="of:=([.D334]/[.E334]*100)-100" office:value-type="float" office:value="-0.570962479608482">
            <text:p>-0.5709624796</text:p>
          </table:table-cell>
          <table:table-cell table:formula="of:=IF(OR(AND([.B334]&gt;[.E334];[.C334]=0);AND([.B334]&lt;=[.E334];[.C334]=1));1;&quot;&quot;)" office:value-type="float" office:value="1">
            <text:p>1</text:p>
          </table:table-cell>
        </table:table-row>
        <table:table-row table:style-name="ro1">
          <table:table-cell office:value-type="float" office:value="7752">
            <text:p>7752</text:p>
          </table:table-cell>
          <table:table-cell office:value-type="float" office:value="1279">
            <text:p>1279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285">
            <text:p>1285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 office:value-type="float" office:value="1">
            <text:p>1</text:p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-1.55642023346303">
            <text:p>-1.5564202335</text:p>
          </table:table-cell>
          <table:table-cell table:formula="of:=IF(OR(AND([.B335]&gt;[.E335];[.C335]=0);AND([.B335]&lt;=[.E335];[.C335]=1));1;&quot;&quot;)">
            <text:p/>
          </table:table-cell>
        </table:table-row>
        <table:table-row table:style-name="ro1">
          <table:table-cell office:value-type="float" office:value="7832">
            <text:p>7832</text:p>
          </table:table-cell>
          <table:table-cell office:value-type="float" office:value="2880">
            <text:p>2880</text:p>
          </table:table-cell>
          <table:table-cell office:value-type="float" office:value="0">
            <text:p>0</text:p>
          </table:table-cell>
          <table:table-cell office:value-type="float" office:value="2913">
            <text:p>2913</text:p>
          </table:table-cell>
          <table:table-cell office:value-type="float" office:value="2941">
            <text:p>2941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-0.952057123427409">
            <text:p>-0.9520571234</text:p>
          </table:table-cell>
          <table:table-cell table:formula="of:=IF(OR(AND([.B336]&gt;[.E336];[.C336]=0);AND([.B336]&lt;=[.E336];[.C336]=1));1;&quot;&quot;)">
            <text:p/>
          </table:table-cell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1512">
            <text:p>1512</text:p>
          </table:table-cell>
          <table:table-cell office:value-type="float" office:value="1">
            <text:p>1</text:p>
          </table:table-cell>
          <table:table-cell office:value-type="float" office:value="1519">
            <text:p>1519</text:p>
          </table:table-cell>
          <table:table-cell office:value-type="float" office:value="1484">
            <text:p>1484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 office:value-type="float" office:value="1">
            <text:p>1</text:p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2.35849056603774">
            <text:p>2.358490566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1">
          <table:table-cell office:value-type="float" office:value="7936">
            <text:p>7936</text:p>
          </table:table-cell>
          <table:table-cell office:value-type="float" office:value="3195">
            <text:p>3195</text:p>
          </table:table-cell>
          <table:table-cell office:value-type="float" office:value="0">
            <text:p>0</text:p>
          </table:table-cell>
          <table:table-cell office:value-type="float" office:value="3214">
            <text:p>3214</text:p>
          </table:table-cell>
          <table:table-cell office:value-type="float" office:value="3240">
            <text:p>3240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-0.802469135802468">
            <text:p>-0.8024691358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1">
          <table:table-cell office:value-type="float" office:value="7947">
            <text:p>7947</text:p>
          </table:table-cell>
          <table:table-cell office:value-type="float" office:value="4390">
            <text:p>4390</text:p>
          </table:table-cell>
          <table:table-cell office:value-type="float" office:value="1">
            <text:p>1</text:p>
          </table:table-cell>
          <table:table-cell office:value-type="float" office:value="4375">
            <text:p>4375</text:p>
          </table:table-cell>
          <table:table-cell office:value-type="float" office:value="4575">
            <text:p>4575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-4.37158469945356">
            <text:p>-4.3715846995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1">
          <table:table-cell office:value-type="float" office:value="7974">
            <text:p>7974</text:p>
          </table:table-cell>
          <table:table-cell office:value-type="float" office:value="21645">
            <text:p>21645</text:p>
          </table:table-cell>
          <table:table-cell office:value-type="float" office:value="0">
            <text:p>0</text:p>
          </table:table-cell>
          <table:table-cell office:value-type="float" office:value="22125">
            <text:p>22125</text:p>
          </table:table-cell>
          <table:table-cell office:value-type="float" office:value="21295">
            <text:p>21295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3.89762855130313">
            <text:p>3.8976285513</text:p>
          </table:table-cell>
          <table:table-cell table:formula="of:=IF(OR(AND([.B340]&gt;[.E340];[.C340]=0);AND([.B340]&lt;=[.E340];[.C340]=1));1;&quot;&quot;)" office:value-type="float" office:value="1">
            <text:p>1</text:p>
          </table:table-cell>
        </table:table-row>
        <table:table-row table:style-name="ro1">
          <table:table-cell office:value-type="float" office:value="7988">
            <text:p>7988</text:p>
          </table:table-cell>
          <table:table-cell office:value-type="float" office:value="4190">
            <text:p>4190</text:p>
          </table:table-cell>
          <table:table-cell office:value-type="float" office:value="0">
            <text:p>0</text:p>
          </table:table-cell>
          <table:table-cell office:value-type="float" office:value="4162">
            <text:p>4162</text:p>
          </table:table-cell>
          <table:table-cell office:value-type="float" office:value="4370">
            <text:p>4370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 office:value-type="float" office:value="1">
            <text:p>1</text:p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4.75972540045767">
            <text:p>-4.7597254005</text:p>
          </table:table-cell>
          <table:table-cell table:formula="of:=IF(OR(AND([.B341]&gt;[.E341];[.C341]=0);AND([.B341]&lt;=[.E341];[.C341]=1));1;&quot;&quot;)">
            <text:p/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1413">
            <text:p>1413</text:p>
          </table:table-cell>
          <table:table-cell office:value-type="float" office:value="1">
            <text:p>1</text:p>
          </table:table-cell>
          <table:table-cell office:value-type="float" office:value="1405">
            <text:p>1405</text:p>
          </table:table-cell>
          <table:table-cell office:value-type="float" office:value="1455">
            <text:p>1455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-3.43642611683849">
            <text:p>-3.4364261168</text:p>
          </table:table-cell>
          <table:table-cell table:formula="of:=IF(OR(AND([.B342]&gt;[.E342];[.C342]=0);AND([.B342]&lt;=[.E342];[.C342]=1));1;&quot;&quot;)" office:value-type="float" office:value="1">
            <text:p>1</text:p>
          </table:table-cell>
        </table:table-row>
        <table:table-row table:style-name="ro1">
          <table:table-cell office:value-type="float" office:value="8002">
            <text:p>8002</text:p>
          </table:table-cell>
          <table:table-cell office:value-type="float" office:value="659">
            <text:p>659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667">
            <text:p>667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1.49925037481259">
            <text:p>-1.4992503748</text:p>
          </table:table-cell>
          <table:table-cell table:formula="of:=IF(OR(AND([.B343]&gt;[.E343];[.C343]=0);AND([.B343]&lt;=[.E343];[.C343]=1));1;&quot;&quot;)" office:value-type="float" office:value="1">
            <text:p>1</text:p>
          </table:table-cell>
        </table:table-row>
        <table:table-row table:style-name="ro1">
          <table:table-cell office:value-type="float" office:value="8012">
            <text:p>8012</text:p>
          </table:table-cell>
          <table:table-cell office:value-type="float" office:value="1457">
            <text:p>1457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1467">
            <text:p>1467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1.15882753919564">
            <text:p>-1.1588275392</text:p>
          </table:table-cell>
          <table:table-cell table:formula="of:=IF(OR(AND([.B344]&gt;[.E344];[.C344]=0);AND([.B344]&lt;=[.E344];[.C344]=1));1;&quot;&quot;)" office:value-type="float" office:value="1">
            <text:p>1</text:p>
          </table:table-cell>
        </table:table-row>
        <table:table-row table:style-name="ro1">
          <table:table-cell office:value-type="float" office:value="8015">
            <text:p>8015</text:p>
          </table:table-cell>
          <table:table-cell office:value-type="float" office:value="2777">
            <text:p>2777</text:p>
          </table:table-cell>
          <table:table-cell office:value-type="float" office:value="1">
            <text:p>1</text:p>
          </table:table-cell>
          <table:table-cell office:value-type="float" office:value="2758">
            <text:p>2758</text:p>
          </table:table-cell>
          <table:table-cell office:value-type="float" office:value="2754">
            <text:p>2754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0.145243282498186">
            <text:p>0.1452432825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1">
          <table:table-cell office:value-type="float" office:value="8020">
            <text:p>80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84">
            <text:p>184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 office:value-type="float" office:value="1">
            <text:p>1</text:p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-3.26086956521739">
            <text:p>-3.2608695652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1">
          <table:table-cell office:value-type="float" office:value="8028">
            <text:p>8028</text:p>
          </table:table-cell>
          <table:table-cell office:value-type="float" office:value="5420">
            <text:p>5420</text:p>
          </table:table-cell>
          <table:table-cell office:value-type="float" office:value="1">
            <text:p>1</text:p>
          </table:table-cell>
          <table:table-cell office:value-type="float" office:value="5499">
            <text:p>5499</text:p>
          </table:table-cell>
          <table:table-cell office:value-type="float" office:value="5450">
            <text:p>545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 office:value-type="float" office:value="1">
            <text:p>1</text:p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 office:value-type="float" office:value="1">
            <text:p>1</text:p>
          </table:table-cell>
          <table:table-cell table:formula="of:=IF(OR(AND([.G347]=1;[.I347]=1);AND([.F347]=1;[.H347]=1));1;&quot;&quot;)" office:value-type="float" office:value="1">
            <text:p>1</text:p>
          </table:table-cell>
          <table:table-cell/>
          <table:table-cell table:formula="of:=([.D347]/[.E347]*100)-100" office:value-type="float" office:value="0.89908256880733">
            <text:p>0.8990825688</text:p>
          </table:table-cell>
          <table:table-cell table:formula="of:=IF(OR(AND([.B347]&gt;[.E347];[.C347]=0);AND([.B347]&lt;=[.E347];[.C347]=1));1;&quot;&quot;)" office:value-type="float" office:value="1">
            <text:p>1</text:p>
          </table:table-cell>
        </table:table-row>
        <table:table-row table:style-name="ro1">
          <table:table-cell office:value-type="float" office:value="8031">
            <text:p>8031</text:p>
          </table:table-cell>
          <table:table-cell office:value-type="float" office:value="1543">
            <text:p>1543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office:value-type="float" office:value="1553">
            <text:p>1553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 office:value-type="float" office:value="1">
            <text:p>1</text:p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1.28783000643915">
            <text:p>-1.2878300064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1">
          <table:table-cell office:value-type="float" office:value="8036">
            <text:p>8036</text:p>
          </table:table-cell>
          <table:table-cell office:value-type="float" office:value="2739">
            <text:p>2739</text:p>
          </table:table-cell>
          <table:table-cell office:value-type="float" office:value="1">
            <text:p>1</text:p>
          </table:table-cell>
          <table:table-cell office:value-type="float" office:value="2713">
            <text:p>2713</text:p>
          </table:table-cell>
          <table:table-cell office:value-type="float" office:value="2776">
            <text:p>2776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2.26945244956772">
            <text:p>-2.2694524496</text:p>
          </table:table-cell>
          <table:table-cell table:formula="of:=IF(OR(AND([.B349]&gt;[.E349];[.C349]=0);AND([.B349]&lt;=[.E349];[.C349]=1));1;&quot;&quot;)" office:value-type="float" office:value="1">
            <text:p>1</text:p>
          </table:table-cell>
        </table:table-row>
        <table:table-row table:style-name="ro1">
          <table:table-cell office:value-type="float" office:value="8043">
            <text:p>8043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326">
            <text:p>326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 office:value-type="float" office:value="1">
            <text:p>1</text:p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 office:value-type="float" office:value="1">
            <text:p>1</text:p>
          </table:table-cell>
          <table:table-cell table:formula="of:=IF(OR(AND([.G350]=1;[.I350]=1);AND([.F350]=1;[.H350]=1));1;&quot;&quot;)" office:value-type="float" office:value="1">
            <text:p>1</text:p>
          </table:table-cell>
          <table:table-cell/>
          <table:table-cell table:formula="of:=([.D350]/[.E350]*100)-100" office:value-type="float" office:value="-0.306748466257673">
            <text:p>-0.3067484663</text:p>
          </table:table-cell>
          <table:table-cell table:formula="of:=IF(OR(AND([.B350]&gt;[.E350];[.C350]=0);AND([.B350]&lt;=[.E350];[.C350]=1));1;&quot;&quot;)" office:value-type="float" office:value="1">
            <text:p>1</text:p>
          </table:table-cell>
        </table:table-row>
        <table:table-row table:style-name="ro1">
          <table:table-cell office:value-type="float" office:value="8051">
            <text:p>8051</text:p>
          </table:table-cell>
          <table:table-cell office:value-type="float" office:value="1009">
            <text:p>1009</text:p>
          </table:table-cell>
          <table:table-cell office:value-type="float" office:value="1">
            <text:p>1</text:p>
          </table:table-cell>
          <table:table-cell office:value-type="float" office:value="1004">
            <text:p>1004</text:p>
          </table:table-cell>
          <table:table-cell office:value-type="float" office:value="1020">
            <text:p>1020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-1.5686274509804">
            <text:p>-1.568627451</text:p>
          </table:table-cell>
          <table:table-cell table:formula="of:=IF(OR(AND([.B351]&gt;[.E351];[.C351]=0);AND([.B351]&lt;=[.E351];[.C351]=1));1;&quot;&quot;)" office:value-type="float" office:value="1">
            <text:p>1</text:p>
          </table:table-cell>
        </table:table-row>
        <table:table-row table:style-name="ro1">
          <table:table-cell office:value-type="float" office:value="8053">
            <text:p>8053</text:p>
          </table:table-cell>
          <table:table-cell office:value-type="float" office:value="1296">
            <text:p>1296</text:p>
          </table:table-cell>
          <table:table-cell office:value-type="float" office:value="1">
            <text:p>1</text:p>
          </table:table-cell>
          <table:table-cell office:value-type="float" office:value="1290">
            <text:p>1290</text:p>
          </table:table-cell>
          <table:table-cell office:value-type="float" office:value="1296">
            <text:p>1296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0.462962962962962">
            <text:p>-0.462962963</text:p>
          </table:table-cell>
          <table:table-cell table:formula="of:=IF(OR(AND([.B352]&gt;[.E352];[.C352]=0);AND([.B352]&lt;=[.E352];[.C352]=1));1;&quot;&quot;)" office:value-type="float" office:value="1">
            <text:p>1</text:p>
          </table:table-cell>
        </table:table-row>
        <table:table-row table:style-name="ro1">
          <table:table-cell office:value-type="float" office:value="8056">
            <text:p>8056</text:p>
          </table:table-cell>
          <table:table-cell office:value-type="float" office:value="1253">
            <text:p>1253</text:p>
          </table:table-cell>
          <table:table-cell office:value-type="float" office:value="1">
            <text:p>1</text:p>
          </table:table-cell>
          <table:table-cell office:value-type="float" office:value="1250">
            <text:p>1250</text:p>
          </table:table-cell>
          <table:table-cell office:value-type="float" office:value="1265">
            <text:p>1265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-1.18577075098814">
            <text:p>-1.185770751</text:p>
          </table:table-cell>
          <table:table-cell table:formula="of:=IF(OR(AND([.B353]&gt;[.E353];[.C353]=0);AND([.B353]&lt;=[.E353];[.C353]=1));1;&quot;&quot;)" office:value-type="float" office:value="1">
            <text:p>1</text:p>
          </table:table-cell>
        </table:table-row>
        <table:table-row table:style-name="ro1">
          <table:table-cell office:value-type="float" office:value="8058">
            <text:p>8058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2144">
            <text:p>2144</text:p>
          </table:table-cell>
          <table:table-cell office:value-type="float" office:value="2208">
            <text:p>2208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 office:value-type="float" office:value="1">
            <text:p>1</text:p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2.89855072463769">
            <text:p>-2.8985507246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1">
          <table:table-cell office:value-type="float" office:value="8088">
            <text:p>8088</text:p>
          </table:table-cell>
          <table:table-cell office:value-type="float" office:value="702">
            <text:p>702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 office:value-type="float" office:value="1">
            <text:p>1</text:p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-1.69491525423729">
            <text:p>-1.6949152542</text:p>
          </table:table-cell>
          <table:table-cell table:formula="of:=IF(OR(AND([.B355]&gt;[.E355];[.C355]=0);AND([.B355]&lt;=[.E355];[.C355]=1));1;&quot;&quot;)">
            <text:p/>
          </table:table-cell>
        </table:table-row>
        <table:table-row table:style-name="ro1">
          <table:table-cell office:value-type="float" office:value="8113">
            <text:p>8113</text:p>
          </table:table-cell>
          <table:table-cell office:value-type="float" office:value="2224">
            <text:p>2224</text:p>
          </table:table-cell>
          <table:table-cell office:value-type="float" office:value="1">
            <text:p>1</text:p>
          </table:table-cell>
          <table:table-cell office:value-type="float" office:value="2238">
            <text:p>2238</text:p>
          </table:table-cell>
          <table:table-cell office:value-type="float" office:value="2263">
            <text:p>2263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 office:value-type="float" office:value="1">
            <text:p>1</text:p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 office:value-type="float" office:value="1">
            <text:p>1</text:p>
          </table:table-cell>
          <table:table-cell table:formula="of:=IF(OR(AND([.G356]=1;[.I356]=1);AND([.F356]=1;[.H356]=1));1;&quot;&quot;)" office:value-type="float" office:value="1">
            <text:p>1</text:p>
          </table:table-cell>
          <table:table-cell/>
          <table:table-cell table:formula="of:=([.D356]/[.E356]*100)-100" office:value-type="float" office:value="-1.10472823685373">
            <text:p>-1.1047282369</text:p>
          </table:table-cell>
          <table:table-cell table:formula="of:=IF(OR(AND([.B356]&gt;[.E356];[.C356]=0);AND([.B356]&lt;=[.E356];[.C356]=1));1;&quot;&quot;)" office:value-type="float" office:value="1">
            <text:p>1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1674">
            <text:p>1674</text:p>
          </table:table-cell>
          <table:table-cell office:value-type="float" office:value="0">
            <text:p>0</text:p>
          </table:table-cell>
          <table:table-cell office:value-type="float" office:value="1679">
            <text:p>1679</text:p>
          </table:table-cell>
          <table:table-cell office:value-type="float" office:value="1703">
            <text:p>1703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1.40927774515561">
            <text:p>-1.4092777452</text:p>
          </table:table-cell>
          <table:table-cell table:formula="of:=IF(OR(AND([.B357]&gt;[.E357];[.C357]=0);AND([.B357]&lt;=[.E357];[.C357]=1));1;&quot;&quot;)">
            <text:p/>
          </table:table-cell>
        </table:table-row>
        <table:table-row table:style-name="ro1">
          <table:table-cell office:value-type="float" office:value="8129">
            <text:p>8129</text:p>
          </table:table-cell>
          <table:table-cell office:value-type="float" office:value="2696">
            <text:p>2696</text:p>
          </table:table-cell>
          <table:table-cell office:value-type="float" office:value="1">
            <text:p>1</text:p>
          </table:table-cell>
          <table:table-cell office:value-type="float" office:value="2697">
            <text:p>2697</text:p>
          </table:table-cell>
          <table:table-cell office:value-type="float" office:value="2641">
            <text:p>2641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 office:value-type="float" office:value="1">
            <text:p>1</text:p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2.12040893600908">
            <text:p>2.120408936</text:p>
          </table:table-cell>
          <table:table-cell table:formula="of:=IF(OR(AND([.B358]&gt;[.E358];[.C358]=0);AND([.B358]&lt;=[.E358];[.C358]=1));1;&quot;&quot;)">
            <text:p/>
          </table:table-cell>
        </table:table-row>
        <table:table-row table:style-name="ro1">
          <table:table-cell office:value-type="float" office:value="8136">
            <text:p>8136</text:p>
          </table:table-cell>
          <table:table-cell office:value-type="float" office:value="3425">
            <text:p>3425</text:p>
          </table:table-cell>
          <table:table-cell office:value-type="float" office:value="0">
            <text:p>0</text:p>
          </table:table-cell>
          <table:table-cell office:value-type="float" office:value="3462">
            <text:p>3462</text:p>
          </table:table-cell>
          <table:table-cell office:value-type="float" office:value="3440">
            <text:p>3440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0.639534883720927">
            <text:p>0.6395348837</text:p>
          </table:table-cell>
          <table:table-cell table:formula="of:=IF(OR(AND([.B359]&gt;[.E359];[.C359]=0);AND([.B359]&lt;=[.E359];[.C359]=1));1;&quot;&quot;)">
            <text:p/>
          </table:table-cell>
        </table:table-row>
        <table:table-row table:style-name="ro1">
          <table:table-cell office:value-type="float" office:value="8137">
            <text:p>8137</text:p>
          </table:table-cell>
          <table:table-cell office:value-type="float" office:value="1066">
            <text:p>1066</text:p>
          </table:table-cell>
          <table:table-cell office:value-type="float" office:value="1">
            <text:p>1</text:p>
          </table:table-cell>
          <table:table-cell office:value-type="float" office:value="1062">
            <text:p>1062</text:p>
          </table:table-cell>
          <table:table-cell office:value-type="float" office:value="1100">
            <text:p>110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-3.45454545454545">
            <text:p>-3.4545454545</text:p>
          </table:table-cell>
          <table:table-cell table:formula="of:=IF(OR(AND([.B360]&gt;[.E360];[.C360]=0);AND([.B360]&lt;=[.E360];[.C360]=1));1;&quot;&quot;)" office:value-type="float" office:value="1">
            <text:p>1</text:p>
          </table:table-cell>
        </table:table-row>
        <table:table-row table:style-name="ro1">
          <table:table-cell office:value-type="float" office:value="8184">
            <text:p>8184</text:p>
          </table:table-cell>
          <table:table-cell office:value-type="float" office:value="2588">
            <text:p>2588</text:p>
          </table:table-cell>
          <table:table-cell office:value-type="float" office:value="1">
            <text:p>1</text:p>
          </table:table-cell>
          <table:table-cell office:value-type="float" office:value="2619">
            <text:p>2619</text:p>
          </table:table-cell>
          <table:table-cell office:value-type="float" office:value="2629">
            <text:p>2629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 office:value-type="float" office:value="1">
            <text:p>1</text:p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 office:value-type="float" office:value="1">
            <text:p>1</text:p>
          </table:table-cell>
          <table:table-cell table:formula="of:=IF(OR(AND([.G361]=1;[.I361]=1);AND([.F361]=1;[.H361]=1));1;&quot;&quot;)" office:value-type="float" office:value="1">
            <text:p>1</text:p>
          </table:table-cell>
          <table:table-cell/>
          <table:table-cell table:formula="of:=([.D361]/[.E361]*100)-100" office:value-type="float" office:value="-0.38037276531">
            <text:p>-0.3803727653</text:p>
          </table:table-cell>
          <table:table-cell table:formula="of:=IF(OR(AND([.B361]&gt;[.E361];[.C361]=0);AND([.B361]&lt;=[.E361];[.C361]=1));1;&quot;&quot;)" office:value-type="float" office:value="1">
            <text:p>1</text:p>
          </table:table-cell>
        </table:table-row>
        <table:table-row table:style-name="ro1">
          <table:table-cell office:value-type="float" office:value="8214">
            <text:p>8214</text:p>
          </table:table-cell>
          <table:table-cell office:value-type="float" office:value="1476">
            <text:p>1476</text:p>
          </table:table-cell>
          <table:table-cell office:value-type="float" office:value="1">
            <text:p>1</text:p>
          </table:table-cell>
          <table:table-cell office:value-type="float" office:value="1484">
            <text:p>1484</text:p>
          </table:table-cell>
          <table:table-cell office:value-type="float" office:value="1471">
            <text:p>1471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 office:value-type="float" office:value="1">
            <text:p>1</text:p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0.883752549286214">
            <text:p>0.8837525493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1">
          <table:table-cell office:value-type="float" office:value="8218">
            <text:p>8218</text:p>
          </table:table-cell>
          <table:table-cell office:value-type="float" office:value="2675">
            <text:p>2675</text:p>
          </table:table-cell>
          <table:table-cell office:value-type="float" office:value="1">
            <text:p>1</text:p>
          </table:table-cell>
          <table:table-cell office:value-type="float" office:value="2703">
            <text:p>2703</text:p>
          </table:table-cell>
          <table:table-cell office:value-type="float" office:value="2668">
            <text:p>2668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 office:value-type="float" office:value="1">
            <text:p>1</text:p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1.31184407796101">
            <text:p>1.311844078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1">
          <table:table-cell office:value-type="float" office:value="8227">
            <text:p>8227</text:p>
          </table:table-cell>
          <table:table-cell office:value-type="float" office:value="11360">
            <text:p>11360</text:p>
          </table:table-cell>
          <table:table-cell office:value-type="float" office:value="0">
            <text:p>0</text:p>
          </table:table-cell>
          <table:table-cell office:value-type="float" office:value="11583">
            <text:p>11583</text:p>
          </table:table-cell>
          <table:table-cell office:value-type="float" office:value="11730">
            <text:p>11730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-1.25319693094629">
            <text:p>-1.2531969309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945">
            <text:p>945</text:p>
          </table:table-cell>
          <table:table-cell office:value-type="float" office:value="1">
            <text:p>1</text:p>
          </table:table-cell>
          <table:table-cell office:value-type="float" office:value="948">
            <text:p>948</text:p>
          </table:table-cell>
          <table:table-cell office:value-type="float" office:value="956">
            <text:p>956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 office:value-type="float" office:value="1">
            <text:p>1</text:p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 office:value-type="float" office:value="1">
            <text:p>1</text:p>
          </table:table-cell>
          <table:table-cell table:formula="of:=IF(OR(AND([.G365]=1;[.I365]=1);AND([.F365]=1;[.H365]=1));1;&quot;&quot;)" office:value-type="float" office:value="1">
            <text:p>1</text:p>
          </table:table-cell>
          <table:table-cell/>
          <table:table-cell table:formula="of:=([.D365]/[.E365]*100)-100" office:value-type="float" office:value="-0.836820083682014">
            <text:p>-0.8368200837</text:p>
          </table:table-cell>
          <table:table-cell table:formula="of:=IF(OR(AND([.B365]&gt;[.E365];[.C365]=0);AND([.B365]&lt;=[.E365];[.C365]=1));1;&quot;&quot;)" office:value-type="float" office:value="1">
            <text:p>1</text:p>
          </table:table-cell>
        </table:table-row>
        <table:table-row table:style-name="ro1">
          <table:table-cell office:value-type="float" office:value="8253">
            <text:p>8253</text:p>
          </table:table-cell>
          <table:table-cell office:value-type="float" office:value="2235">
            <text:p>2235</text:p>
          </table:table-cell>
          <table:table-cell office:value-type="float" office:value="0">
            <text:p>0</text:p>
          </table:table-cell>
          <table:table-cell office:value-type="float" office:value="2231">
            <text:p>2231</text:p>
          </table:table-cell>
          <table:table-cell office:value-type="float" office:value="2269">
            <text:p>2269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 office:value-type="float" office:value="1">
            <text:p>1</text:p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-1.67474658439841">
            <text:p>-1.6747465844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1">
          <table:table-cell office:value-type="float" office:value="8267">
            <text:p>8267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office:value-type="float" office:value="1781">
            <text:p>1781</text:p>
          </table:table-cell>
          <table:table-cell office:value-type="float" office:value="1780">
            <text:p>1780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 office:value-type="float" office:value="1">
            <text:p>1</text:p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 office:value-type="float" office:value="1">
            <text:p>1</text:p>
          </table:table-cell>
          <table:table-cell table:formula="of:=IF(OR(AND([.G367]=1;[.I367]=1);AND([.F367]=1;[.H367]=1));1;&quot;&quot;)" office:value-type="float" office:value="1">
            <text:p>1</text:p>
          </table:table-cell>
          <table:table-cell/>
          <table:table-cell table:formula="of:=([.D367]/[.E367]*100)-100" office:value-type="float" office:value="0.0561797752808957">
            <text:p>0.0561797753</text:p>
          </table:table-cell>
          <table:table-cell table:formula="of:=IF(OR(AND([.B367]&gt;[.E367];[.C367]=0);AND([.B367]&lt;=[.E367];[.C367]=1));1;&quot;&quot;)" office:value-type="float" office:value="1">
            <text:p>1</text:p>
          </table:table-cell>
        </table:table-row>
        <table:table-row table:style-name="ro1">
          <table:table-cell office:value-type="float" office:value="8270">
            <text:p>8270</text:p>
          </table:table-cell>
          <table:table-cell office:value-type="float" office:value="753">
            <text:p>753</text:p>
          </table:table-cell>
          <table:table-cell office:value-type="float" office:value="1">
            <text:p>1</text:p>
          </table:table-cell>
          <table:table-cell office:value-type="float" office:value="748">
            <text:p>748</text:p>
          </table:table-cell>
          <table:table-cell office:value-type="float" office:value="746">
            <text:p>746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0.268096514745309">
            <text:p>0.2680965147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4775">
            <text:p>4775</text:p>
          </table:table-cell>
          <table:table-cell office:value-type="float" office:value="1">
            <text:p>1</text:p>
          </table:table-cell>
          <table:table-cell office:value-type="float" office:value="4817">
            <text:p>4817</text:p>
          </table:table-cell>
          <table:table-cell office:value-type="float" office:value="4765">
            <text:p>4765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 office:value-type="float" office:value="1">
            <text:p>1</text:p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1.0912906610703">
            <text:p>1.0912906611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1">
          <table:table-cell office:value-type="float" office:value="8282">
            <text:p>8282</text:p>
          </table:table-cell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3772">
            <text:p>3772</text:p>
          </table:table-cell>
          <table:table-cell office:value-type="float" office:value="3870">
            <text:p>387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2.53229974160206">
            <text:p>-2.5322997416</text:p>
          </table:table-cell>
          <table:table-cell table:formula="of:=IF(OR(AND([.B370]&gt;[.E370];[.C370]=0);AND([.B370]&lt;=[.E370];[.C370]=1));1;&quot;&quot;)" office:value-type="float" office:value="1">
            <text:p>1</text:p>
          </table:table-cell>
        </table:table-row>
        <table:table-row table:style-name="ro1">
          <table:table-cell office:value-type="float" office:value="8303">
            <text:p>8303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table:formula="of:=IF(AND([.B371]&gt;[.E371];[.H371]=1);1;&quot;&quot;)" office:value-type="float" office:value="1">
            <text:p>1</text:p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 office:value-type="float" office:value="1">
            <text:p>1</text:p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 office:value-type="float" office:value="1">
            <text:p>1</text:p>
          </table:table-cell>
          <table:table-cell/>
          <table:table-cell table:formula="of:=([.D371]/[.E371]*100)-100" office:value-type="float" office:value="-0.398406374501988">
            <text:p>-0.3984063745</text:p>
          </table:table-cell>
          <table:table-cell table:formula="of:=IF(OR(AND([.B371]&gt;[.E371];[.C371]=0);AND([.B371]&lt;=[.E371];[.C371]=1));1;&quot;&quot;)" office:value-type="float" office:value="1">
            <text:p>1</text:p>
          </table:table-cell>
        </table:table-row>
        <table:table-row table:style-name="ro1">
          <table:table-cell office:value-type="float" office:value="8304">
            <text:p>8304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436">
            <text:p>436</text:p>
          </table:table-cell>
          <table:table-cell office:value-type="float" office:value="434">
            <text:p>434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 office:value-type="float" office:value="1">
            <text:p>1</text:p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0.460829493087573">
            <text:p>0.4608294931</text:p>
          </table:table-cell>
          <table:table-cell table:formula="of:=IF(OR(AND([.B372]&gt;[.E372];[.C372]=0);AND([.B372]&lt;=[.E372];[.C372]=1));1;&quot;&quot;)">
            <text:p/>
          </table:table-cell>
        </table:table-row>
        <table:table-row table:style-name="ro1">
          <table:table-cell office:value-type="float" office:value="8306">
            <text:p>8306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768">
            <text:p>768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 office:value-type="float" office:value="1">
            <text:p>1</text:p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1.82291666666666">
            <text:p>-1.8229166667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1">
          <table:table-cell office:value-type="float" office:value="8308">
            <text:p>8308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616">
            <text:p>616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 office:value-type="float" office:value="1">
            <text:p>1</text:p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-2.59740259740259">
            <text:p>-2.5974025974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1">
          <table:table-cell office:value-type="float" office:value="8309">
            <text:p>8309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473">
            <text:p>473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 office:value-type="float" office:value="1">
            <text:p>1</text:p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1.4799154334038">
            <text:p>-1.4799154334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1">
          <table:table-cell office:value-type="float" office:value="8316">
            <text:p>8316</text:p>
          </table:table-cell>
          <table:table-cell office:value-type="float" office:value="4785">
            <text:p>4785</text:p>
          </table:table-cell>
          <table:table-cell office:value-type="float" office:value="0">
            <text:p>0</text:p>
          </table:table-cell>
          <table:table-cell office:value-type="float" office:value="4752">
            <text:p>4752</text:p>
          </table:table-cell>
          <table:table-cell office:value-type="float" office:value="4854">
            <text:p>4854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 office:value-type="float" office:value="1">
            <text:p>1</text:p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2.10135970333745">
            <text:p>-2.1013597033</text:p>
          </table:table-cell>
          <table:table-cell table:formula="of:=IF(OR(AND([.B376]&gt;[.E376];[.C376]=0);AND([.B376]&lt;=[.E376];[.C376]=1));1;&quot;&quot;)">
            <text:p/>
          </table:table-cell>
        </table:table-row>
        <table:table-row table:style-name="ro1">
          <table:table-cell office:value-type="float" office:value="8327">
            <text:p>8327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336">
            <text:p>336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 office:value-type="float" office:value="1">
            <text:p>1</text:p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1.78571428571429">
            <text:p>-1.7857142857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1">
          <table:table-cell office:value-type="float" office:value="8331">
            <text:p>8331</text:p>
          </table:table-cell>
          <table:table-cell office:value-type="float" office:value="890">
            <text:p>890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office:value-type="float" office:value="872">
            <text:p>872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1.72018348623853">
            <text:p>1.7201834862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1">
          <table:table-cell office:value-type="float" office:value="8332">
            <text:p>8332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44">
            <text:p>744</text:p>
          </table:table-cell>
          <table:table-cell office:value-type="float" office:value="735">
            <text:p>735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1.22448979591836">
            <text:p>1.2244897959</text:p>
          </table:table-cell>
          <table:table-cell table:formula="of:=IF(OR(AND([.B379]&gt;[.E379];[.C379]=0);AND([.B379]&lt;=[.E379];[.C379]=1));1;&quot;&quot;)" office:value-type="float" office:value="1">
            <text:p>1</text:p>
          </table:table-cell>
        </table:table-row>
        <table:table-row table:style-name="ro1">
          <table:table-cell office:value-type="float" office:value="8333">
            <text:p>8333</text:p>
          </table:table-cell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634">
            <text:p>634</text:p>
          </table:table-cell>
          <table:table-cell table:formula="of:=IF(AND([.B380]&gt;[.E380];[.H380]=1);1;&quot;&quot;)" office:value-type="float" office:value="1">
            <text:p>1</text:p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 office:value-type="float" office:value="1">
            <text:p>1</text:p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 office:value-type="float" office:value="1">
            <text:p>1</text:p>
          </table:table-cell>
          <table:table-cell/>
          <table:table-cell table:formula="of:=([.D380]/[.E380]*100)-100" office:value-type="float" office:value="0.946372239747632">
            <text:p>0.9463722397</text:p>
          </table:table-cell>
          <table:table-cell table:formula="of:=IF(OR(AND([.B380]&gt;[.E380];[.C380]=0);AND([.B380]&lt;=[.E380];[.C380]=1));1;&quot;&quot;)" office:value-type="float" office:value="1">
            <text:p>1</text:p>
          </table:table-cell>
        </table:table-row>
        <table:table-row table:style-name="ro1">
          <table:table-cell office:value-type="float" office:value="8334">
            <text:p>8334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3">
            <text:p>783</text:p>
          </table:table-cell>
          <table:table-cell office:value-type="float" office:value="775">
            <text:p>775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1.03225806451613">
            <text:p>1.0322580645</text:p>
          </table:table-cell>
          <table:table-cell table:formula="of:=IF(OR(AND([.B381]&gt;[.E381];[.C381]=0);AND([.B381]&lt;=[.E381];[.C381]=1));1;&quot;&quot;)" office:value-type="float" office:value="1">
            <text:p>1</text:p>
          </table:table-cell>
        </table:table-row>
        <table:table-row table:style-name="ro1">
          <table:table-cell office:value-type="float" office:value="8354">
            <text:p>8354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office:value-type="float" office:value="577">
            <text:p>577</text:p>
          </table:table-cell>
          <table:table-cell table:formula="of:=IF(AND([.B382]&gt;[.E382];[.H382]=1);1;&quot;&quot;)" office:value-type="float" office:value="1">
            <text:p>1</text:p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 office:value-type="float" office:value="1">
            <text:p>1</text:p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 office:value-type="float" office:value="1">
            <text:p>1</text:p>
          </table:table-cell>
          <table:table-cell/>
          <table:table-cell table:formula="of:=([.D382]/[.E382]*100)-100" office:value-type="float" office:value="2.4263431542461">
            <text:p>2.4263431542</text:p>
          </table:table-cell>
          <table:table-cell table:formula="of:=IF(OR(AND([.B382]&gt;[.E382];[.C382]=0);AND([.B382]&lt;=[.E382];[.C382]=1));1;&quot;&quot;)" office:value-type="float" office:value="1">
            <text:p>1</text:p>
          </table:table-cell>
        </table:table-row>
        <table:table-row table:style-name="ro1">
          <table:table-cell office:value-type="float" office:value="8355">
            <text:p>8355</text:p>
          </table:table-cell>
          <table:table-cell office:value-type="float" office:value="1298">
            <text:p>1298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float" office:value="1261">
            <text:p>1261</text:p>
          </table:table-cell>
          <table:table-cell table:formula="of:=IF(AND([.B383]&gt;[.E383];[.H383]=1);1;&quot;&quot;)" office:value-type="float" office:value="1">
            <text:p>1</text:p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 office:value-type="float" office:value="1">
            <text:p>1</text:p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 office:value-type="float" office:value="1">
            <text:p>1</text:p>
          </table:table-cell>
          <table:table-cell/>
          <table:table-cell table:formula="of:=([.D383]/[.E383]*100)-100" office:value-type="float" office:value="2.69627279936557">
            <text:p>2.6962727994</text:p>
          </table:table-cell>
          <table:table-cell table:formula="of:=IF(OR(AND([.B383]&gt;[.E383];[.C383]=0);AND([.B383]&lt;=[.E383];[.C383]=1));1;&quot;&quot;)" office:value-type="float" office:value="1">
            <text:p>1</text:p>
          </table:table-cell>
        </table:table-row>
        <table:table-row table:style-name="ro1">
          <table:table-cell office:value-type="float" office:value="8356">
            <text:p>835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1.93798449612403">
            <text:p>-1.9379844961</text:p>
          </table:table-cell>
          <table:table-cell table:formula="of:=IF(OR(AND([.B384]&gt;[.E384];[.C384]=0);AND([.B384]&lt;=[.E384];[.C384]=1));1;&quot;&quot;)" office:value-type="float" office:value="1">
            <text:p>1</text:p>
          </table:table-cell>
        </table:table-row>
        <table:table-row table:style-name="ro1">
          <table:table-cell office:value-type="float" office:value="8358">
            <text:p>8358</text:p>
          </table:table-cell>
          <table:table-cell office:value-type="float" office:value="2275">
            <text:p>2275</text:p>
          </table:table-cell>
          <table:table-cell office:value-type="float" office:value="0">
            <text:p>0</text:p>
          </table:table-cell>
          <table:table-cell office:value-type="float" office:value="2277">
            <text:p>2277</text:p>
          </table:table-cell>
          <table:table-cell office:value-type="float" office:value="2259">
            <text:p>2259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0.796812749003976">
            <text:p>0.796812749</text:p>
          </table:table-cell>
          <table:table-cell table:formula="of:=IF(OR(AND([.B385]&gt;[.E385];[.C385]=0);AND([.B385]&lt;=[.E385];[.C385]=1));1;&quot;&quot;)" office:value-type="float" office:value="1">
            <text:p>1</text:p>
          </table:table-cell>
        </table:table-row>
        <table:table-row table:style-name="ro1">
          <table:table-cell office:value-type="float" office:value="8359">
            <text:p>8359</text:p>
          </table:table-cell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table:number-columns-repeated="2" office:value-type="float" office:value="839">
            <text:p>839</text:p>
          </table:table-cell>
          <table:table-cell table:formula="of:=IF(AND([.B386]&gt;[.E386];[.H386]=1);1;&quot;&quot;)" office:value-type="float" office:value="1">
            <text:p>1</text:p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 office:value-type="float" office:value="1">
            <text:p>1</text:p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 office:value-type="float" office:value="1">
            <text:p>1</text:p>
          </table:table-cell>
          <table:table-cell/>
          <table:table-cell table:formula="of:=([.D386]/[.E386]*100)-100" office:value-type="float" office:value="0">
            <text:p>0</text:p>
          </table:table-cell>
          <table:table-cell table:formula="of:=IF(OR(AND([.B386]&gt;[.E386];[.C386]=0);AND([.B386]&lt;=[.E386];[.C386]=1));1;&quot;&quot;)" office:value-type="float" office:value="1">
            <text:p>1</text:p>
          </table:table-cell>
        </table:table-row>
        <table:table-row table:style-name="ro1">
          <table:table-cell office:value-type="float" office:value="8377">
            <text:p>8377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0.369003690036891">
            <text:p>0.36900369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1">
          <table:table-cell office:value-type="float" office:value="8379">
            <text:p>8379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683">
            <text:p>683</text:p>
          </table:table-cell>
          <table:table-cell office:value-type="float" office:value="675">
            <text:p>675</text:p>
          </table:table-cell>
          <table:table-cell table:formula="of:=IF(AND([.B388]&gt;[.E388];[.H388]=1);1;&quot;&quot;)" office:value-type="float" office:value="1">
            <text:p>1</text:p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 office:value-type="float" office:value="1">
            <text:p>1</text:p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 office:value-type="float" office:value="1">
            <text:p>1</text:p>
          </table:table-cell>
          <table:table-cell/>
          <table:table-cell table:formula="of:=([.D388]/[.E388]*100)-100" office:value-type="float" office:value="1.18518518518518">
            <text:p>1.1851851852</text:p>
          </table:table-cell>
          <table:table-cell table:formula="of:=IF(OR(AND([.B388]&gt;[.E388];[.C388]=0);AND([.B388]&lt;=[.E388];[.C388]=1));1;&quot;&quot;)" office:value-type="float" office:value="1">
            <text:p>1</text:p>
          </table:table-cell>
        </table:table-row>
        <table:table-row table:style-name="ro1">
          <table:table-cell office:value-type="float" office:value="8382">
            <text:p>8382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796">
            <text:p>1796</text:p>
          </table:table-cell>
          <table:table-cell office:value-type="float" office:value="1789">
            <text:p>1789</text:p>
          </table:table-cell>
          <table:table-cell table:formula="of:=IF(AND([.B389]&gt;[.E389];[.H389]=1);1;&quot;&quot;)" office:value-type="float" office:value="1">
            <text:p>1</text:p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  <table:table-cell table:formula="of:=([.D389]/[.E389]*100)-100" office:value-type="float" office:value="0.391280044717718">
            <text:p>0.3912800447</text:p>
          </table:table-cell>
          <table:table-cell table:formula="of:=IF(OR(AND([.B389]&gt;[.E389];[.C389]=0);AND([.B389]&lt;=[.E389];[.C389]=1));1;&quot;&quot;)" office:value-type="float" office:value="1">
            <text:p>1</text:p>
          </table:table-cell>
        </table:table-row>
        <table:table-row table:style-name="ro1">
          <table:table-cell office:value-type="float" office:value="8385">
            <text:p>8385</text:p>
          </table:table-cell>
          <table:table-cell office:value-type="float" office:value="1367">
            <text:p>1367</text:p>
          </table:table-cell>
          <table:table-cell office:value-type="float" office:value="0">
            <text:p>0</text:p>
          </table:table-cell>
          <table:table-cell office:value-type="float" office:value="1359">
            <text:p>1359</text:p>
          </table:table-cell>
          <table:table-cell office:value-type="float" office:value="1356">
            <text:p>1356</text:p>
          </table:table-cell>
          <table:table-cell table:formula="of:=IF(AND([.B390]&gt;[.E390];[.H390]=1);1;&quot;&quot;)" office:value-type="float" office:value="1">
            <text:p>1</text:p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 office:value-type="float" office:value="1">
            <text:p>1</text:p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 office:value-type="float" office:value="1">
            <text:p>1</text:p>
          </table:table-cell>
          <table:table-cell/>
          <table:table-cell table:formula="of:=([.D390]/[.E390]*100)-100" office:value-type="float" office:value="0.221238938053105">
            <text:p>0.2212389381</text:p>
          </table:table-cell>
          <table:table-cell table:formula="of:=IF(OR(AND([.B390]&gt;[.E390];[.C390]=0);AND([.B390]&lt;=[.E390];[.C390]=1));1;&quot;&quot;)" office:value-type="float" office:value="1">
            <text:p>1</text:p>
          </table:table-cell>
        </table:table-row>
        <table:table-row table:style-name="ro1">
          <table:table-cell office:value-type="float" office:value="8410">
            <text:p>8410</text:p>
          </table:table-cell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520">
            <text:p>520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 office:value-type="float" office:value="1">
            <text:p>1</text:p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0.961538461538453">
            <text:p>-0.9615384615</text:p>
          </table:table-cell>
          <table:table-cell table:formula="of:=IF(OR(AND([.B391]&gt;[.E391];[.C391]=0);AND([.B391]&lt;=[.E391];[.C391]=1));1;&quot;&quot;)">
            <text:p/>
          </table:table-cell>
        </table:table-row>
        <table:table-row table:style-name="ro1">
          <table:table-cell office:value-type="float" office:value="8411">
            <text:p>8411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 office:value-type="float" office:value="1">
            <text:p>1</text:p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-0.843881856540079">
            <text:p>-0.8438818565</text:p>
          </table:table-cell>
          <table:table-cell table:formula="of:=IF(OR(AND([.B392]&gt;[.E392];[.C392]=0);AND([.B392]&lt;=[.E392];[.C392]=1));1;&quot;&quot;)">
            <text:p/>
          </table:table-cell>
        </table:table-row>
        <table:table-row table:style-name="ro1">
          <table:table-cell office:value-type="float" office:value="8418">
            <text:p>8418</text:p>
          </table:table-cell>
          <table:table-cell office:value-type="float" office:value="1468">
            <text:p>1468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1459">
            <text:p>1459</text:p>
          </table:table-cell>
          <table:table-cell table:formula="of:=IF(AND([.B393]&gt;[.E393];[.H393]=1);1;&quot;&quot;)" office:value-type="float" office:value="1">
            <text:p>1</text:p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 office:value-type="float" office:value="1">
            <text:p>1</text:p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 office:value-type="float" office:value="1">
            <text:p>1</text:p>
          </table:table-cell>
          <table:table-cell/>
          <table:table-cell table:formula="of:=([.D393]/[.E393]*100)-100" office:value-type="float" office:value="0.274160383824523">
            <text:p>0.2741603838</text:p>
          </table:table-cell>
          <table:table-cell table:formula="of:=IF(OR(AND([.B393]&gt;[.E393];[.C393]=0);AND([.B393]&lt;=[.E393];[.C393]=1));1;&quot;&quot;)" office:value-type="float" office:value="1">
            <text:p>1</text:p>
          </table:table-cell>
        </table:table-row>
        <table:table-row table:style-name="ro1">
          <table:table-cell office:value-type="float" office:value="8424">
            <text:p>8424</text:p>
          </table:table-cell>
          <table:table-cell office:value-type="float" office:value="4340">
            <text:p>4340</text:p>
          </table:table-cell>
          <table:table-cell office:value-type="float" office:value="0">
            <text:p>0</text:p>
          </table:table-cell>
          <table:table-cell office:value-type="float" office:value="4406">
            <text:p>4406</text:p>
          </table:table-cell>
          <table:table-cell office:value-type="float" office:value="4480">
            <text:p>4480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1.65178571428571">
            <text:p>-1.6517857143</text:p>
          </table:table-cell>
          <table:table-cell table:formula="of:=IF(OR(AND([.B394]&gt;[.E394];[.C394]=0);AND([.B394]&lt;=[.E394];[.C394]=1));1;&quot;&quot;)">
            <text:p/>
          </table:table-cell>
        </table:table-row>
        <table:table-row table:style-name="ro1">
          <table:table-cell office:value-type="float" office:value="8425">
            <text:p>8425</text:p>
          </table:table-cell>
          <table:table-cell office:value-type="float" office:value="2422">
            <text:p>2422</text:p>
          </table:table-cell>
          <table:table-cell office:value-type="float" office:value="0">
            <text:p>0</text:p>
          </table:table-cell>
          <table:table-cell office:value-type="float" office:value="2437">
            <text:p>2437</text:p>
          </table:table-cell>
          <table:table-cell office:value-type="float" office:value="2457">
            <text:p>2457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0.814000814000821">
            <text:p>-0.814000814</text:p>
          </table:table-cell>
          <table:table-cell table:formula="of:=IF(OR(AND([.B395]&gt;[.E395];[.C395]=0);AND([.B395]&lt;=[.E395];[.C395]=1));1;&quot;&quot;)">
            <text:p/>
          </table:table-cell>
        </table:table-row>
        <table:table-row table:style-name="ro1">
          <table:table-cell office:value-type="float" office:value="8439">
            <text:p>8439</text:p>
          </table:table-cell>
          <table:table-cell office:value-type="float" office:value="3490">
            <text:p>3490</text:p>
          </table:table-cell>
          <table:table-cell office:value-type="float" office:value="0">
            <text:p>0</text:p>
          </table:table-cell>
          <table:table-cell office:value-type="float" office:value="3509">
            <text:p>3509</text:p>
          </table:table-cell>
          <table:table-cell office:value-type="float" office:value="3630">
            <text:p>3630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3.33333333333333">
            <text:p>-3.3333333333</text:p>
          </table:table-cell>
          <table:table-cell table:formula="of:=IF(OR(AND([.B396]&gt;[.E396];[.C396]=0);AND([.B396]&lt;=[.E396];[.C396]=1));1;&quot;&quot;)">
            <text:p/>
          </table:table-cell>
        </table:table-row>
        <table:table-row table:style-name="ro1">
          <table:table-cell office:value-type="float" office:value="8473">
            <text:p>8473</text:p>
          </table:table-cell>
          <table:table-cell office:value-type="float" office:value="1362">
            <text:p>1362</text:p>
          </table:table-cell>
          <table:table-cell office:value-type="float" office:value="0">
            <text:p>0</text:p>
          </table:table-cell>
          <table:table-cell office:value-type="float" office:value="1355">
            <text:p>1355</text:p>
          </table:table-cell>
          <table:table-cell office:value-type="float" office:value="1405">
            <text:p>1405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 office:value-type="float" office:value="1">
            <text:p>1</text:p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3.55871886120997">
            <text:p>-3.5587188612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1">
          <table:table-cell office:value-type="float" office:value="8508">
            <text:p>8508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108">
            <text:p>1108</text:p>
          </table:table-cell>
          <table:table-cell office:value-type="float" office:value="1107">
            <text:p>1107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0.0903342366757016">
            <text:p>0.0903342367</text:p>
          </table:table-cell>
          <table:table-cell table:formula="of:=IF(OR(AND([.B398]&gt;[.E398];[.C398]=0);AND([.B398]&lt;=[.E398];[.C398]=1));1;&quot;&quot;)">
            <text:p/>
          </table:table-cell>
        </table:table-row>
        <table:table-row table:style-name="ro1">
          <table:table-cell office:value-type="float" office:value="8515">
            <text:p>8515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409">
            <text:p>409</text:p>
          </table:table-cell>
          <table:table-cell office:value-type="float" office:value="423">
            <text:p>423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-3.3096926713948">
            <text:p>-3.3096926714</text:p>
          </table:table-cell>
          <table:table-cell table:formula="of:=IF(OR(AND([.B399]&gt;[.E399];[.C399]=0);AND([.B399]&lt;=[.E399];[.C399]=1));1;&quot;&quot;)">
            <text:p/>
          </table:table-cell>
        </table:table-row>
        <table:table-row table:style-name="ro1">
          <table:table-cell office:value-type="float" office:value="8524">
            <text:p>8524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87">
            <text:p>487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 office:value-type="float" office:value="1">
            <text:p>1</text:p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-1.64271047227926">
            <text:p>-1.6427104723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1">
          <table:table-cell office:value-type="float" office:value="8544">
            <text:p>8544</text:p>
          </table:table-cell>
          <table:table-cell office:value-type="float" office:value="644">
            <text:p>644</text:p>
          </table:table-cell>
          <table:table-cell office:value-type="float" office:value="1">
            <text:p>1</text:p>
          </table:table-cell>
          <table:table-cell office:value-type="float" office:value="643">
            <text:p>643</text:p>
          </table:table-cell>
          <table:table-cell office:value-type="float" office:value="620">
            <text:p>620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3.70967741935485">
            <text:p>3.7096774194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1">
          <table:table-cell office:value-type="float" office:value="8566">
            <text:p>8566</text:p>
          </table:table-cell>
          <table:table-cell office:value-type="float" office:value="3230">
            <text:p>3230</text:p>
          </table:table-cell>
          <table:table-cell office:value-type="float" office:value="0">
            <text:p>0</text:p>
          </table:table-cell>
          <table:table-cell office:value-type="float" office:value="3257">
            <text:p>3257</text:p>
          </table:table-cell>
          <table:table-cell office:value-type="float" office:value="3320">
            <text:p>3320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1.89759036144578">
            <text:p>-1.8975903614</text:p>
          </table:table-cell>
          <table:table-cell table:formula="of:=IF(OR(AND([.B402]&gt;[.E402];[.C402]=0);AND([.B402]&lt;=[.E402];[.C402]=1));1;&quot;&quot;)">
            <text:p/>
          </table:table-cell>
        </table:table-row>
        <table:table-row table:style-name="ro1">
          <table:table-cell office:value-type="float" office:value="8570">
            <text:p>8570</text:p>
          </table:table-cell>
          <table:table-cell office:value-type="float" office:value="2536">
            <text:p>2536</text:p>
          </table:table-cell>
          <table:table-cell office:value-type="float" office:value="0">
            <text:p>0</text:p>
          </table:table-cell>
          <table:table-cell office:value-type="float" office:value="2544">
            <text:p>2544</text:p>
          </table:table-cell>
          <table:table-cell office:value-type="float" office:value="2622">
            <text:p>2622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-2.97482837528604">
            <text:p>-2.9748283753</text:p>
          </table:table-cell>
          <table:table-cell table:formula="of:=IF(OR(AND([.B403]&gt;[.E403];[.C403]=0);AND([.B403]&lt;=[.E403];[.C403]=1));1;&quot;&quot;)">
            <text:p/>
          </table:table-cell>
        </table:table-row>
        <table:table-row table:style-name="ro1">
          <table:table-cell office:value-type="float" office:value="8572">
            <text:p>8572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36">
            <text:p>536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3.17164179104478">
            <text:p>-3.171641791</text:p>
          </table:table-cell>
          <table:table-cell table:formula="of:=IF(OR(AND([.B404]&gt;[.E404];[.C404]=0);AND([.B404]&lt;=[.E404];[.C404]=1));1;&quot;&quot;)">
            <text:p/>
          </table:table-cell>
        </table:table-row>
        <table:table-row table:style-name="ro1">
          <table:table-cell office:value-type="float" office:value="8586">
            <text:p>8586</text:p>
          </table:table-cell>
          <table:table-cell office:value-type="float" office:value="2853">
            <text:p>2853</text:p>
          </table:table-cell>
          <table:table-cell office:value-type="float" office:value="1">
            <text:p>1</text:p>
          </table:table-cell>
          <table:table-cell office:value-type="float" office:value="2875">
            <text:p>2875</text:p>
          </table:table-cell>
          <table:table-cell office:value-type="float" office:value="2983">
            <text:p>2983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 office:value-type="float" office:value="1">
            <text:p>1</text:p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 office:value-type="float" office:value="1">
            <text:p>1</text:p>
          </table:table-cell>
          <table:table-cell table:formula="of:=IF(OR(AND([.G405]=1;[.I405]=1);AND([.F405]=1;[.H405]=1));1;&quot;&quot;)" office:value-type="float" office:value="1">
            <text:p>1</text:p>
          </table:table-cell>
          <table:table-cell/>
          <table:table-cell table:formula="of:=([.D405]/[.E405]*100)-100" office:value-type="float" office:value="-3.62051625879987">
            <text:p>-3.6205162588</text:p>
          </table:table-cell>
          <table:table-cell table:formula="of:=IF(OR(AND([.B405]&gt;[.E405];[.C405]=0);AND([.B405]&lt;=[.E405];[.C405]=1));1;&quot;&quot;)" office:value-type="float" office:value="1">
            <text:p>1</text:p>
          </table:table-cell>
        </table:table-row>
        <table:table-row table:style-name="ro1">
          <table:table-cell office:value-type="float" office:value="8591">
            <text:p>8591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574">
            <text:p>1574</text:p>
          </table:table-cell>
          <table:table-cell office:value-type="float" office:value="1633">
            <text:p>1633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-3.61298224127373">
            <text:p>-3.6129822413</text:p>
          </table:table-cell>
          <table:table-cell table:formula="of:=IF(OR(AND([.B406]&gt;[.E406];[.C406]=0);AND([.B406]&lt;=[.E406];[.C406]=1));1;&quot;&quot;)">
            <text:p/>
          </table:table-cell>
        </table:table-row>
        <table:table-row table:style-name="ro1">
          <table:table-cell office:value-type="float" office:value="8593">
            <text:p>8593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45">
            <text:p>545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1.65137614678899">
            <text:p>-1.6513761468</text:p>
          </table:table-cell>
          <table:table-cell table:formula="of:=IF(OR(AND([.B407]&gt;[.E407];[.C407]=0);AND([.B407]&lt;=[.E407];[.C407]=1));1;&quot;&quot;)">
            <text:p/>
          </table:table-cell>
        </table:table-row>
        <table:table-row table:style-name="ro1">
          <table:table-cell office:value-type="float" office:value="8601">
            <text:p>8601</text:p>
          </table:table-cell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float" office:value="820">
            <text:p>820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 office:value-type="float" office:value="1">
            <text:p>1</text:p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1.95121951219512">
            <text:p>-1.9512195122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1">
          <table:table-cell office:value-type="float" office:value="8604">
            <text:p>8604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54">
            <text:p>754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3.18302387267904">
            <text:p>-3.1830238727</text:p>
          </table:table-cell>
          <table:table-cell table:formula="of:=IF(OR(AND([.B409]&gt;[.E409];[.C409]=0);AND([.B409]&lt;=[.E409];[.C409]=1));1;&quot;&quot;)">
            <text:p/>
          </table:table-cell>
        </table:table-row>
        <table:table-row table:style-name="ro1">
          <table:table-cell office:value-type="float" office:value="8609">
            <text:p>8609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751">
            <text:p>751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 office:value-type="float" office:value="1">
            <text:p>1</text:p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3.3288948069241">
            <text:p>-3.3288948069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1">
          <table:table-cell office:value-type="float" office:value="8616">
            <text:p>8616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781">
            <text:p>781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 office:value-type="float" office:value="1">
            <text:p>1</text:p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3.0729833546735">
            <text:p>-3.0729833547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1">
          <table:table-cell office:value-type="float" office:value="8628">
            <text:p>8628</text:p>
          </table:table-cell>
          <table:table-cell office:value-type="float" office:value="1075">
            <text:p>1075</text:p>
          </table:table-cell>
          <table:table-cell office:value-type="float" office:value="0">
            <text:p>0</text:p>
          </table:table-cell>
          <table:table-cell office:value-type="float" office:value="1070">
            <text:p>1070</text:p>
          </table:table-cell>
          <table:table-cell office:value-type="float" office:value="1085">
            <text:p>1085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 office:value-type="float" office:value="1">
            <text:p>1</text:p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1.38248847926268">
            <text:p>-1.3824884793</text:p>
          </table:table-cell>
          <table:table-cell table:formula="of:=IF(OR(AND([.B412]&gt;[.E412];[.C412]=0);AND([.B412]&lt;=[.E412];[.C412]=1));1;&quot;&quot;)">
            <text:p/>
          </table:table-cell>
        </table:table-row>
        <table:table-row table:style-name="ro1">
          <table:table-cell office:value-type="float" office:value="8697">
            <text:p>8697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454">
            <text:p>3454</text:p>
          </table:table-cell>
          <table:table-cell office:value-type="float" office:value="3460">
            <text:p>3460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0.173410404624278">
            <text:p>-0.1734104046</text:p>
          </table:table-cell>
          <table:table-cell table:formula="of:=IF(OR(AND([.B413]&gt;[.E413];[.C413]=0);AND([.B413]&lt;=[.E413];[.C413]=1));1;&quot;&quot;)">
            <text:p/>
          </table:table-cell>
        </table:table-row>
        <table:table-row table:style-name="ro1">
          <table:table-cell office:value-type="float" office:value="8729">
            <text:p>8729</text:p>
          </table:table-cell>
          <table:table-cell office:value-type="float" office:value="2075">
            <text:p>2075</text:p>
          </table:table-cell>
          <table:table-cell office:value-type="float" office:value="1">
            <text:p>1</text:p>
          </table:table-cell>
          <table:table-cell office:value-type="float" office:value="2087">
            <text:p>2087</text:p>
          </table:table-cell>
          <table:table-cell office:value-type="float" office:value="2081">
            <text:p>2081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 office:value-type="float" office:value="1">
            <text:p>1</text:p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 office:value-type="float" office:value="1">
            <text:p>1</text:p>
          </table:table-cell>
          <table:table-cell table:formula="of:=IF(OR(AND([.G414]=1;[.I414]=1);AND([.F414]=1;[.H414]=1));1;&quot;&quot;)" office:value-type="float" office:value="1">
            <text:p>1</text:p>
          </table:table-cell>
          <table:table-cell/>
          <table:table-cell table:formula="of:=([.D414]/[.E414]*100)-100" office:value-type="float" office:value="0.288322921672261">
            <text:p>0.2883229217</text:p>
          </table:table-cell>
          <table:table-cell table:formula="of:=IF(OR(AND([.B414]&gt;[.E414];[.C414]=0);AND([.B414]&lt;=[.E414];[.C414]=1));1;&quot;&quot;)" office:value-type="float" office:value="1">
            <text:p>1</text:p>
          </table:table-cell>
        </table:table-row>
        <table:table-row table:style-name="ro1">
          <table:table-cell office:value-type="float" office:value="8750">
            <text:p>8750</text:p>
          </table:table-cell>
          <table:table-cell office:value-type="float" office:value="1978">
            <text:p>1978</text:p>
          </table:table-cell>
          <table:table-cell office:value-type="float" office:value="0">
            <text:p>0</text:p>
          </table:table-cell>
          <table:table-cell office:value-type="float" office:value="1974">
            <text:p>1974</text:p>
          </table:table-cell>
          <table:table-cell office:value-type="float" office:value="2007">
            <text:p>2007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 office:value-type="float" office:value="1">
            <text:p>1</text:p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-1.64424514200299">
            <text:p>-1.644245142</text:p>
          </table:table-cell>
          <table:table-cell table:formula="of:=IF(OR(AND([.B415]&gt;[.E415];[.C415]=0);AND([.B415]&lt;=[.E415];[.C415]=1));1;&quot;&quot;)">
            <text:p/>
          </table:table-cell>
        </table:table-row>
        <table:table-row table:style-name="ro1">
          <table:table-cell office:value-type="float" office:value="8766">
            <text:p>8766</text:p>
          </table:table-cell>
          <table:table-cell office:value-type="float" office:value="4592">
            <text:p>4592</text:p>
          </table:table-cell>
          <table:table-cell office:value-type="float" office:value="1">
            <text:p>1</text:p>
          </table:table-cell>
          <table:table-cell office:value-type="float" office:value="4597">
            <text:p>4597</text:p>
          </table:table-cell>
          <table:table-cell office:value-type="float" office:value="4590">
            <text:p>4590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 office:value-type="float" office:value="1">
            <text:p>1</text:p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0.152505446623081">
            <text:p>0.1525054466</text:p>
          </table:table-cell>
          <table:table-cell table:formula="of:=IF(OR(AND([.B416]&gt;[.E416];[.C416]=0);AND([.B416]&lt;=[.E416];[.C416]=1));1;&quot;&quot;)">
            <text:p/>
          </table:table-cell>
        </table:table-row>
        <table:table-row table:style-name="ro1">
          <table:table-cell office:value-type="float" office:value="8795">
            <text:p>8795</text:p>
          </table:table-cell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508">
            <text:p>1508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0.530503978779834">
            <text:p>-0.5305039788</text:p>
          </table:table-cell>
          <table:table-cell table:formula="of:=IF(OR(AND([.B417]&gt;[.E417];[.C417]=0);AND([.B417]&lt;=[.E417];[.C417]=1));1;&quot;&quot;)">
            <text:p/>
          </table:table-cell>
        </table:table-row>
        <table:table-row table:style-name="ro1">
          <table:table-cell office:value-type="float" office:value="8801">
            <text:p>8801</text:p>
          </table:table-cell>
          <table:table-cell office:value-type="float" office:value="3243">
            <text:p>3243</text:p>
          </table:table-cell>
          <table:table-cell office:value-type="float" office:value="0">
            <text:p>0</text:p>
          </table:table-cell>
          <table:table-cell office:value-type="float" office:value="3253">
            <text:p>3253</text:p>
          </table:table-cell>
          <table:table-cell office:value-type="float" office:value="3248">
            <text:p>3248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0.153940886699516">
            <text:p>0.1539408867</text:p>
          </table:table-cell>
          <table:table-cell table:formula="of:=IF(OR(AND([.B418]&gt;[.E418];[.C418]=0);AND([.B418]&lt;=[.E418];[.C418]=1));1;&quot;&quot;)">
            <text:p/>
          </table:table-cell>
        </table:table-row>
        <table:table-row table:style-name="ro1">
          <table:table-cell office:value-type="float" office:value="8802">
            <text:p>8802</text:p>
          </table:table-cell>
          <table:table-cell office:value-type="float" office:value="2458">
            <text:p>2458</text:p>
          </table:table-cell>
          <table:table-cell office:value-type="float" office:value="0">
            <text:p>0</text:p>
          </table:table-cell>
          <table:table-cell office:value-type="float" office:value="2466">
            <text:p>2466</text:p>
          </table:table-cell>
          <table:table-cell office:value-type="float" office:value="2478">
            <text:p>2478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-0.484261501210654">
            <text:p>-0.4842615012</text:p>
          </table:table-cell>
          <table:table-cell table:formula="of:=IF(OR(AND([.B419]&gt;[.E419];[.C419]=0);AND([.B419]&lt;=[.E419];[.C419]=1));1;&quot;&quot;)">
            <text:p/>
          </table:table-cell>
        </table:table-row>
        <table:table-row table:style-name="ro1">
          <table:table-cell office:value-type="float" office:value="8830">
            <text:p>8830</text:p>
          </table:table-cell>
          <table:table-cell office:value-type="float" office:value="3885">
            <text:p>3885</text:p>
          </table:table-cell>
          <table:table-cell office:value-type="float" office:value="0">
            <text:p>0</text:p>
          </table:table-cell>
          <table:table-cell office:value-type="float" office:value="3890">
            <text:p>3890</text:p>
          </table:table-cell>
          <table:table-cell office:value-type="float" office:value="3941">
            <text:p>3941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1.29408779497589">
            <text:p>-1.294087795</text:p>
          </table:table-cell>
          <table:table-cell table:formula="of:=IF(OR(AND([.B420]&gt;[.E420];[.C420]=0);AND([.B420]&lt;=[.E420];[.C420]=1));1;&quot;&quot;)">
            <text:p/>
          </table:table-cell>
        </table:table-row>
        <table:table-row table:style-name="ro1">
          <table:table-cell office:value-type="float" office:value="8840">
            <text:p>8840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01">
            <text:p>201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1.99004975124379">
            <text:p>-1.9900497512</text:p>
          </table:table-cell>
          <table:table-cell table:formula="of:=IF(OR(AND([.B421]&gt;[.E421];[.C421]=0);AND([.B421]&lt;=[.E421];[.C421]=1));1;&quot;&quot;)">
            <text:p/>
          </table:table-cell>
        </table:table-row>
        <table:table-row table:style-name="ro1">
          <table:table-cell office:value-type="float" office:value="8848">
            <text:p>8848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544">
            <text:p>544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3.67647058823529">
            <text:p>-3.6764705882</text:p>
          </table:table-cell>
          <table:table-cell table:formula="of:=IF(OR(AND([.B422]&gt;[.E422];[.C422]=0);AND([.B422]&lt;=[.E422];[.C422]=1));1;&quot;&quot;)">
            <text:p/>
          </table:table-cell>
        </table:table-row>
        <table:table-row table:style-name="ro1">
          <table:table-cell office:value-type="float" office:value="8870">
            <text:p>8870</text:p>
          </table:table-cell>
          <table:table-cell office:value-type="float" office:value="2988">
            <text:p>2988</text:p>
          </table:table-cell>
          <table:table-cell office:value-type="float" office:value="0">
            <text:p>0</text:p>
          </table:table-cell>
          <table:table-cell office:value-type="float" office:value="3023">
            <text:p>3023</text:p>
          </table:table-cell>
          <table:table-cell office:value-type="float" office:value="3095">
            <text:p>3095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-2.32633279483038">
            <text:p>-2.3263327948</text:p>
          </table:table-cell>
          <table:table-cell table:formula="of:=IF(OR(AND([.B423]&gt;[.E423];[.C423]=0);AND([.B423]&lt;=[.E423];[.C423]=1));1;&quot;&quot;)">
            <text:p/>
          </table:table-cell>
        </table:table-row>
        <table:table-row table:style-name="ro1">
          <table:table-cell office:value-type="float" office:value="8876">
            <text:p>8876</text:p>
          </table:table-cell>
          <table:table-cell office:value-type="float" office:value="11260">
            <text:p>11260</text:p>
          </table:table-cell>
          <table:table-cell office:value-type="float" office:value="0">
            <text:p>0</text:p>
          </table:table-cell>
          <table:table-cell office:value-type="float" office:value="11348">
            <text:p>11348</text:p>
          </table:table-cell>
          <table:table-cell office:value-type="float" office:value="11620">
            <text:p>11620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2.34079173838209">
            <text:p>-2.3407917384</text:p>
          </table:table-cell>
          <table:table-cell table:formula="of:=IF(OR(AND([.B424]&gt;[.E424];[.C424]=0);AND([.B424]&lt;=[.E424];[.C424]=1));1;&quot;&quot;)">
            <text:p/>
          </table:table-cell>
        </table:table-row>
        <table:table-row table:style-name="ro1">
          <table:table-cell office:value-type="float" office:value="8897">
            <text:p>8897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558">
            <text:p>558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0.716845878136198">
            <text:p>-0.7168458781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1">
          <table:table-cell office:value-type="float" office:value="8905">
            <text:p>8905</text:p>
          </table:table-cell>
          <table:table-cell office:value-type="float" office:value="1806">
            <text:p>1806</text:p>
          </table:table-cell>
          <table:table-cell office:value-type="float" office:value="0">
            <text:p>0</text:p>
          </table:table-cell>
          <table:table-cell office:value-type="float" office:value="1849">
            <text:p>1849</text:p>
          </table:table-cell>
          <table:table-cell office:value-type="float" office:value="1820">
            <text:p>1820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1.59340659340658">
            <text:p>1.5934065934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1">
          <table:table-cell office:value-type="float" office:value="8933">
            <text:p>8933</text:p>
          </table:table-cell>
          <table:table-cell office:value-type="float" office:value="1105">
            <text:p>1105</text:p>
          </table:table-cell>
          <table:table-cell office:value-type="float" office:value="0">
            <text:p>0</text:p>
          </table:table-cell>
          <table:table-cell office:value-type="float" office:value="1111">
            <text:p>1111</text:p>
          </table:table-cell>
          <table:table-cell office:value-type="float" office:value="1119">
            <text:p>1119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0.71492403932082">
            <text:p>-0.7149240393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  <table:table-cell office:value-type="float" office:value="535">
            <text:p>535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-0.373831775700935">
            <text:p>-0.3738317757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1">
          <table:table-cell office:value-type="float" office:value="9003">
            <text:p>9003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658">
            <text:p>658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-0.455927051671736">
            <text:p>-0.4559270517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1">
          <table:table-cell office:value-type="float" office:value="9005">
            <text:p>9005</text:p>
          </table:table-cell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float" office:value="890">
            <text:p>890</text:p>
          </table:table-cell>
          <table:table-cell office:value-type="float" office:value="896">
            <text:p>896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0.669642857142861">
            <text:p>-0.6696428571</text:p>
          </table:table-cell>
          <table:table-cell table:formula="of:=IF(OR(AND([.B430]&gt;[.E430];[.C430]=0);AND([.B430]&lt;=[.E430];[.C430]=1));1;&quot;&quot;)" office:value-type="float" office:value="1">
            <text:p>1</text:p>
          </table:table-cell>
        </table:table-row>
        <table:table-row table:style-name="ro1">
          <table:table-cell office:value-type="float" office:value="9007">
            <text:p>9007</text:p>
          </table:table-cell>
          <table:table-cell office:value-type="float" office:value="1122">
            <text:p>1122</text:p>
          </table:table-cell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 office:value-type="float" office:value="1126">
            <text:p>1126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1.06571936056838">
            <text:p>-1.0657193606</text:p>
          </table:table-cell>
          <table:table-cell table:formula="of:=IF(OR(AND([.B431]&gt;[.E431];[.C431]=0);AND([.B431]&lt;=[.E431];[.C431]=1));1;&quot;&quot;)" office:value-type="float" office:value="1">
            <text:p>1</text:p>
          </table:table-cell>
        </table:table-row>
        <table:table-row table:style-name="ro1">
          <table:table-cell office:value-type="float" office:value="9008">
            <text:p>9008</text:p>
          </table:table-cell>
          <table:table-cell office:value-type="float" office:value="873">
            <text:p>873</text:p>
          </table:table-cell>
          <table:table-cell office:value-type="float" office:value="1">
            <text:p>1</text:p>
          </table:table-cell>
          <table:table-cell office:value-type="float" office:value="872">
            <text:p>872</text:p>
          </table:table-cell>
          <table:table-cell office:value-type="float" office:value="875">
            <text:p>875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0.342857142857142">
            <text:p>-0.3428571429</text:p>
          </table:table-cell>
          <table:table-cell table:formula="of:=IF(OR(AND([.B432]&gt;[.E432];[.C432]=0);AND([.B432]&lt;=[.E432];[.C432]=1));1;&quot;&quot;)" office:value-type="float" office:value="1">
            <text:p>1</text:p>
          </table:table-cell>
        </table:table-row>
        <table:table-row table:style-name="ro1">
          <table:table-cell office:value-type="float" office:value="9009">
            <text:p>9009</text:p>
          </table:table-cell>
          <table:table-cell office:value-type="float" office:value="1316">
            <text:p>1316</text:p>
          </table:table-cell>
          <table:table-cell office:value-type="float" office:value="1">
            <text:p>1</text:p>
          </table:table-cell>
          <table:table-cell office:value-type="float" office:value="1312">
            <text:p>1312</text:p>
          </table:table-cell>
          <table:table-cell office:value-type="float" office:value="1304">
            <text:p>1304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0.613496932515332">
            <text:p>0.6134969325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1">
          <table:table-cell office:value-type="float" office:value="9020">
            <text:p>9020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420">
            <text:p>10420</text:p>
          </table:table-cell>
          <table:table-cell office:value-type="float" office:value="10425">
            <text:p>10425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0.047961630695454">
            <text:p>-0.0479616307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1">
          <table:table-cell office:value-type="float" office:value="9021">
            <text:p>9021</text:p>
          </table:table-cell>
          <table:table-cell office:value-type="float" office:value="7747">
            <text:p>7747</text:p>
          </table:table-cell>
          <table:table-cell office:value-type="float" office:value="1">
            <text:p>1</text:p>
          </table:table-cell>
          <table:table-cell office:value-type="float" office:value="7796">
            <text:p>7796</text:p>
          </table:table-cell>
          <table:table-cell office:value-type="float" office:value="7690">
            <text:p>7690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 office:value-type="float" office:value="1">
            <text:p>1</text:p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1.37841352405721">
            <text:p>1.3784135241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1">
          <table:table-cell office:value-type="float" office:value="9022">
            <text:p>902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float" office:value="19580">
            <text:p>19580</text:p>
          </table:table-cell>
          <table:table-cell office:value-type="float" office:value="19585">
            <text:p>19585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0.025529742149601">
            <text:p>-0.0255297421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1">
          <table:table-cell office:value-type="float" office:value="9031">
            <text:p>9031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586">
            <text:p>586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0.341296928327651">
            <text:p>0.3412969283</text:p>
          </table:table-cell>
          <table:table-cell table:formula="of:=IF(OR(AND([.B437]&gt;[.E437];[.C437]=0);AND([.B437]&lt;=[.E437];[.C437]=1));1;&quot;&quot;)">
            <text:p/>
          </table:table-cell>
        </table:table-row>
        <table:table-row table:style-name="ro1">
          <table:table-cell office:value-type="float" office:value="9041">
            <text:p>9041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446">
            <text:p>446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-0.448430493273548">
            <text:p>-0.4484304933</text:p>
          </table:table-cell>
          <table:table-cell table:formula="of:=IF(OR(AND([.B438]&gt;[.E438];[.C438]=0);AND([.B438]&lt;=[.E438];[.C438]=1));1;&quot;&quot;)" office:value-type="float" office:value="1">
            <text:p>1</text:p>
          </table:table-cell>
        </table:table-row>
        <table:table-row table:style-name="ro1">
          <table:table-cell office:value-type="float" office:value="9042">
            <text:p>9042</text:p>
          </table:table-cell>
          <table:table-cell office:value-type="float" office:value="757">
            <text:p>757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office:value-type="float" office:value="757">
            <text:p>757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-0.132100396301198">
            <text:p>-0.1321003963</text:p>
          </table:table-cell>
          <table:table-cell table:formula="of:=IF(OR(AND([.B439]&gt;[.E439];[.C439]=0);AND([.B439]&lt;=[.E439];[.C439]=1));1;&quot;&quot;)" office:value-type="float" office:value="1">
            <text:p>1</text:p>
          </table:table-cell>
        </table:table-row>
        <table:table-row table:style-name="ro1">
          <table:table-cell office:value-type="float" office:value="9045">
            <text:p>9045</text:p>
          </table:table-cell>
          <table:table-cell office:value-type="float" office:value="788">
            <text:p>788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  <table:table-cell office:value-type="float" office:value="803">
            <text:p>803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1.99252801992527">
            <text:p>-1.9925280199</text:p>
          </table:table-cell>
          <table:table-cell table:formula="of:=IF(OR(AND([.B440]&gt;[.E440];[.C440]=0);AND([.B440]&lt;=[.E440];[.C440]=1));1;&quot;&quot;)" office:value-type="float" office:value="1">
            <text:p>1</text:p>
          </table:table-cell>
        </table:table-row>
        <table:table-row table:style-name="ro1">
          <table:table-cell office:value-type="float" office:value="9048">
            <text:p>9048</text:p>
          </table:table-cell>
          <table:table-cell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office:value-type="float" office:value="488">
            <text:p>488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-0.614754098360663">
            <text:p>-0.6147540984</text:p>
          </table:table-cell>
          <table:table-cell table:formula="of:=IF(OR(AND([.B441]&gt;[.E441];[.C441]=0);AND([.B441]&lt;=[.E441];[.C441]=1));1;&quot;&quot;)" office:value-type="float" office:value="1">
            <text:p>1</text:p>
          </table:table-cell>
        </table:table-row>
        <table:table-row table:style-name="ro1">
          <table:table-cell office:value-type="float" office:value="9062">
            <text:p>9062</text:p>
          </table:table-cell>
          <table:table-cell office:value-type="float" office:value="607">
            <text:p>607</text:p>
          </table:table-cell>
          <table:table-cell office:value-type="float" office:value="1">
            <text:p>1</text:p>
          </table:table-cell>
          <table:table-cell table:number-columns-repeated="2" office:value-type="float" office:value="605">
            <text:p>605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0">
            <text:p>0</text:p>
          </table:table-cell>
          <table:table-cell table:formula="of:=IF(OR(AND([.B442]&gt;[.E442];[.C442]=0);AND([.B442]&lt;=[.E442];[.C442]=1));1;&quot;&quot;)">
            <text:p/>
          </table:table-cell>
        </table:table-row>
        <table:table-row table:style-name="ro1">
          <table:table-cell office:value-type="float" office:value="9064">
            <text:p>9064</text:p>
          </table:table-cell>
          <table:table-cell office:value-type="float" office:value="2379">
            <text:p>2379</text:p>
          </table:table-cell>
          <table:table-cell office:value-type="float" office:value="0">
            <text:p>0</text:p>
          </table:table-cell>
          <table:table-cell office:value-type="float" office:value="2379">
            <text:p>2379</text:p>
          </table:table-cell>
          <table:table-cell office:value-type="float" office:value="2427">
            <text:p>2427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-1.97775030902349">
            <text:p>-1.977750309</text:p>
          </table:table-cell>
          <table:table-cell table:formula="of:=IF(OR(AND([.B443]&gt;[.E443];[.C443]=0);AND([.B443]&lt;=[.E443];[.C443]=1));1;&quot;&quot;)">
            <text:p/>
          </table:table-cell>
        </table:table-row>
        <table:table-row table:style-name="ro1">
          <table:table-cell office:value-type="float" office:value="9065">
            <text:p>9065</text:p>
          </table:table-cell>
          <table:table-cell office:value-type="float" office:value="596">
            <text:p>596</text:p>
          </table:table-cell>
          <table:table-cell office:value-type="float" office:value="1">
            <text:p>1</text:p>
          </table:table-cell>
          <table:table-cell office:value-type="float" office:value="593">
            <text:p>593</text:p>
          </table:table-cell>
          <table:table-cell office:value-type="float" office:value="596">
            <text:p>596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-0.503355704697981">
            <text:p>-0.5033557047</text:p>
          </table:table-cell>
          <table:table-cell table:formula="of:=IF(OR(AND([.B444]&gt;[.E444];[.C444]=0);AND([.B444]&lt;=[.E444];[.C444]=1));1;&quot;&quot;)" office:value-type="float" office:value="1">
            <text:p>1</text:p>
          </table:table-cell>
        </table:table-row>
        <table:table-row table:style-name="ro1">
          <table:table-cell office:value-type="float" office:value="9069">
            <text:p>9069</text:p>
          </table:table-cell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float" office:value="875">
            <text:p>875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0.114285714285714">
            <text:p>-0.1142857143</text:p>
          </table:table-cell>
          <table:table-cell table:formula="of:=IF(OR(AND([.B445]&gt;[.E445];[.C445]=0);AND([.B445]&lt;=[.E445];[.C445]=1));1;&quot;&quot;)">
            <text:p/>
          </table:table-cell>
        </table:table-row>
        <table:table-row table:style-name="ro1">
          <table:table-cell office:value-type="float" office:value="9076">
            <text:p>9076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383">
            <text:p>1383</text:p>
          </table:table-cell>
          <table:table-cell office:value-type="float" office:value="1372">
            <text:p>1372</text:p>
          </table:table-cell>
          <table:table-cell table:formula="of:=IF(AND([.B446]&gt;[.E446];[.H446]=1);1;&quot;&quot;)" office:value-type="float" office:value="1">
            <text:p>1</text:p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 office:value-type="float" office:value="1">
            <text:p>1</text:p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 office:value-type="float" office:value="1">
            <text:p>1</text:p>
          </table:table-cell>
          <table:table-cell/>
          <table:table-cell table:formula="of:=([.D446]/[.E446]*100)-100" office:value-type="float" office:value="0.801749271137027">
            <text:p>0.8017492711</text:p>
          </table:table-cell>
          <table:table-cell table:formula="of:=IF(OR(AND([.B446]&gt;[.E446];[.C446]=0);AND([.B446]&lt;=[.E446];[.C446]=1));1;&quot;&quot;)" office:value-type="float" office:value="1">
            <text:p>1</text:p>
          </table:table-cell>
        </table:table-row>
        <table:table-row table:style-name="ro1">
          <table:table-cell office:value-type="float" office:value="9086">
            <text:p>9086</text:p>
          </table:table-cell>
          <table:table-cell office:value-type="float" office:value="1907">
            <text:p>1907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float" office:value="1946">
            <text:p>1946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 office:value-type="float" office:value="1">
            <text:p>1</text:p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 office:value-type="float" office:value="1">
            <text:p>1</text:p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  <table:table-cell table:formula="of:=([.D447]/[.E447]*100)-100" office:value-type="float" office:value="-1.18191161356629">
            <text:p>-1.1819116136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1">
          <table:table-cell office:value-type="float" office:value="9202">
            <text:p>9202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349">
            <text:p>349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 office:value-type="float" office:value="1">
            <text:p>1</text:p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-2.29226361031519">
            <text:p>-2.2922636103</text:p>
          </table:table-cell>
          <table:table-cell table:formula="of:=IF(OR(AND([.B448]&gt;[.E448];[.C448]=0);AND([.B448]&lt;=[.E448];[.C448]=1));1;&quot;&quot;)">
            <text:p/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1522">
            <text:p>1522</text:p>
          </table:table-cell>
          <table:table-cell office:value-type="float" office:value="1">
            <text:p>1</text:p>
          </table:table-cell>
          <table:table-cell office:value-type="float" office:value="1518">
            <text:p>1518</text:p>
          </table:table-cell>
          <table:table-cell office:value-type="float" office:value="1530">
            <text:p>1530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-0.784313725490193">
            <text:p>-0.7843137255</text:p>
          </table:table-cell>
          <table:table-cell table:formula="of:=IF(OR(AND([.B449]&gt;[.E449];[.C449]=0);AND([.B449]&lt;=[.E449];[.C449]=1));1;&quot;&quot;)" office:value-type="float" office:value="1">
            <text:p>1</text:p>
          </table:table-cell>
        </table:table-row>
        <table:table-row table:style-name="ro1">
          <table:table-cell office:value-type="float" office:value="9364">
            <text:p>9364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1012">
            <text:p>1012</text:p>
          </table:table-cell>
          <table:table-cell office:value-type="float" office:value="1028">
            <text:p>1028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1.55642023346303">
            <text:p>-1.5564202335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1">
          <table:table-cell office:value-type="float" office:value="9375">
            <text:p>9375</text:p>
          </table:table-cell>
          <table:table-cell office:value-type="float" office:value="4335">
            <text:p>4335</text:p>
          </table:table-cell>
          <table:table-cell office:value-type="float" office:value="0">
            <text:p>0</text:p>
          </table:table-cell>
          <table:table-cell office:value-type="float" office:value="4379">
            <text:p>4379</text:p>
          </table:table-cell>
          <table:table-cell office:value-type="float" office:value="4360">
            <text:p>436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0.435779816513772">
            <text:p>0.4357798165</text:p>
          </table:table-cell>
          <table:table-cell table:formula="of:=IF(OR(AND([.B451]&gt;[.E451];[.C451]=0);AND([.B451]&lt;=[.E451];[.C451]=1));1;&quot;&quot;)">
            <text:p/>
          </table:table-cell>
        </table:table-row>
        <table:table-row table:style-name="ro1">
          <table:table-cell office:value-type="float" office:value="9404">
            <text:p>9404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1970">
            <text:p>1970</text:p>
          </table:table-cell>
          <table:table-cell office:value-type="float" office:value="2005">
            <text:p>2005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 office:value-type="float" office:value="1">
            <text:p>1</text:p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-1.74563591022444">
            <text:p>-1.7456359102</text:p>
          </table:table-cell>
          <table:table-cell table:formula="of:=IF(OR(AND([.B452]&gt;[.E452];[.C452]=0);AND([.B452]&lt;=[.E452];[.C452]=1));1;&quot;&quot;)">
            <text:p/>
          </table:table-cell>
        </table:table-row>
        <table:table-row table:style-name="ro1">
          <table:table-cell office:value-type="float" office:value="9422">
            <text:p>9422</text:p>
          </table:table-cell>
          <table:table-cell office:value-type="float" office:value="1231">
            <text:p>1231</text:p>
          </table:table-cell>
          <table:table-cell office:value-type="float" office:value="1">
            <text:p>1</text:p>
          </table:table-cell>
          <table:table-cell office:value-type="float" office:value="1235">
            <text:p>1235</text:p>
          </table:table-cell>
          <table:table-cell office:value-type="float" office:value="1251">
            <text:p>1251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 office:value-type="float" office:value="1">
            <text:p>1</text:p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  <table:table-cell table:formula="of:=([.D453]/[.E453]*100)-100" office:value-type="float" office:value="-1.27897681854516">
            <text:p>-1.2789768185</text:p>
          </table:table-cell>
          <table:table-cell table:formula="of:=IF(OR(AND([.B453]&gt;[.E453];[.C453]=0);AND([.B453]&lt;=[.E453];[.C453]=1));1;&quot;&quot;)" office:value-type="float" office:value="1">
            <text:p>1</text:p>
          </table:table-cell>
        </table:table-row>
        <table:table-row table:style-name="ro1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0">
            <text:p>0</text:p>
          </table:table-cell>
          <table:table-cell office:value-type="float" office:value="8821">
            <text:p>8821</text:p>
          </table:table-cell>
          <table:table-cell office:value-type="float" office:value="9075">
            <text:p>907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 office:value-type="float" office:value="1">
            <text:p>1</text:p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79889807162534">
            <text:p>-2.7988980716</text:p>
          </table:table-cell>
          <table:table-cell table:formula="of:=IF(OR(AND([.B454]&gt;[.E454];[.C454]=0);AND([.B454]&lt;=[.E454];[.C454]=1));1;&quot;&quot;)">
            <text:p/>
          </table:table-cell>
        </table:table-row>
        <table:table-row table:style-name="ro1">
          <table:table-cell office:value-type="float" office:value="9435">
            <text:p>9435</text:p>
          </table:table-cell>
          <table:table-cell office:value-type="float" office:value="8160">
            <text:p>8160</text:p>
          </table:table-cell>
          <table:table-cell office:value-type="float" office:value="1">
            <text:p>1</text:p>
          </table:table-cell>
          <table:table-cell office:value-type="float" office:value="8160">
            <text:p>8160</text:p>
          </table:table-cell>
          <table:table-cell office:value-type="float" office:value="8310">
            <text:p>8310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 office:value-type="float" office:value="1">
            <text:p>1</text:p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-1.80505415162455">
            <text:p>-1.8050541516</text:p>
          </table:table-cell>
          <table:table-cell table:formula="of:=IF(OR(AND([.B455]&gt;[.E455];[.C455]=0);AND([.B455]&lt;=[.E455];[.C455]=1));1;&quot;&quot;)" office:value-type="float" office:value="1">
            <text:p>1</text:p>
          </table:table-cell>
        </table:table-row>
        <table:table-row table:style-name="ro1">
          <table:table-cell office:value-type="float" office:value="9437">
            <text:p>9437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2121">
            <text:p>2121</text:p>
          </table:table-cell>
          <table:table-cell office:value-type="float" office:value="2217">
            <text:p>2217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 office:value-type="float" office:value="1">
            <text:p>1</text:p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-4.33017591339649">
            <text:p>-4.3301759134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1">
          <table:table-cell office:value-type="float" office:value="9449">
            <text:p>9449</text:p>
          </table:table-cell>
          <table:table-cell office:value-type="float" office:value="1506">
            <text:p>1506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554">
            <text:p>1554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2.50965250965251">
            <text:p>-2.5096525097</text:p>
          </table:table-cell>
          <table:table-cell table:formula="of:=IF(OR(AND([.B457]&gt;[.E457];[.C457]=0);AND([.B457]&lt;=[.E457];[.C457]=1));1;&quot;&quot;)">
            <text:p/>
          </table:table-cell>
        </table:table-row>
        <table:table-row table:style-name="ro1">
          <table:table-cell office:value-type="float" office:value="9468">
            <text:p>9468</text:p>
          </table:table-cell>
          <table:table-cell office:value-type="float" office:value="1505">
            <text:p>1505</text:p>
          </table:table-cell>
          <table:table-cell office:value-type="float" office:value="1">
            <text:p>1</text:p>
          </table:table-cell>
          <table:table-cell office:value-type="float" office:value="1488">
            <text:p>1488</text:p>
          </table:table-cell>
          <table:table-cell office:value-type="float" office:value="1546">
            <text:p>1546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3.751617076326">
            <text:p>-3.7516170763</text:p>
          </table:table-cell>
          <table:table-cell table:formula="of:=IF(OR(AND([.B458]&gt;[.E458];[.C458]=0);AND([.B458]&lt;=[.E458];[.C458]=1));1;&quot;&quot;)" office:value-type="float" office:value="1">
            <text:p>1</text:p>
          </table:table-cell>
        </table:table-row>
        <table:table-row table:style-name="ro1">
          <table:table-cell office:value-type="float" office:value="9501">
            <text:p>9501</text:p>
          </table:table-cell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818">
            <text:p>818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-1.22249388753056">
            <text:p>-1.2224938875</text:p>
          </table:table-cell>
          <table:table-cell table:formula="of:=IF(OR(AND([.B459]&gt;[.E459];[.C459]=0);AND([.B459]&lt;=[.E459];[.C459]=1));1;&quot;&quot;)">
            <text:p/>
          </table:table-cell>
        </table:table-row>
        <table:table-row table:style-name="ro1">
          <table:table-cell office:value-type="float" office:value="9503">
            <text:p>9503</text:p>
          </table:table-cell>
          <table:table-cell office:value-type="float" office:value="1353">
            <text:p>1353</text:p>
          </table:table-cell>
          <table:table-cell office:value-type="float" office:value="1">
            <text:p>1</text:p>
          </table:table-cell>
          <table:table-cell office:value-type="float" office:value="1397">
            <text:p>1397</text:p>
          </table:table-cell>
          <table:table-cell office:value-type="float" office:value="1338">
            <text:p>1338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 office:value-type="float" office:value="1">
            <text:p>1</text:p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4.40956651718984">
            <text:p>4.4095665172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1">
          <table:table-cell office:value-type="float" office:value="9513">
            <text:p>9513</text:p>
          </table:table-cell>
          <table:table-cell office:value-type="float" office:value="3690">
            <text:p>3690</text:p>
          </table:table-cell>
          <table:table-cell office:value-type="float" office:value="0">
            <text:p>0</text:p>
          </table:table-cell>
          <table:table-cell office:value-type="float" office:value="3724">
            <text:p>3724</text:p>
          </table:table-cell>
          <table:table-cell office:value-type="float" office:value="3770">
            <text:p>3770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-1.22015915119363">
            <text:p>-1.2201591512</text:p>
          </table:table-cell>
          <table:table-cell table:formula="of:=IF(OR(AND([.B461]&gt;[.E461];[.C461]=0);AND([.B461]&lt;=[.E461];[.C461]=1));1;&quot;&quot;)">
            <text:p/>
          </table:table-cell>
        </table:table-row>
        <table:table-row table:style-name="ro1">
          <table:table-cell office:value-type="float" office:value="9531">
            <text:p>9531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623">
            <text:p>623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-1.12359550561798">
            <text:p>-1.1235955056</text:p>
          </table:table-cell>
          <table:table-cell table:formula="of:=IF(OR(AND([.B462]&gt;[.E462];[.C462]=0);AND([.B462]&lt;=[.E462];[.C462]=1));1;&quot;&quot;)">
            <text:p/>
          </table:table-cell>
        </table:table-row>
        <table:table-row table:style-name="ro1">
          <table:table-cell office:value-type="float" office:value="9532">
            <text:p>953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  <table:table-cell office:value-type="float" office:value="475">
            <text:p>475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 office:value-type="float" office:value="1">
            <text:p>1</text:p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0.421052631578945">
            <text:p>0.4210526316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237">
            <text:p>1237</text:p>
          </table:table-cell>
          <table:table-cell office:value-type="float" office:value="0">
            <text:p>0</text:p>
          </table:table-cell>
          <table:table-cell office:value-type="float" office:value="1237">
            <text:p>1237</text:p>
          </table:table-cell>
          <table:table-cell office:value-type="float" office:value="1221">
            <text:p>1221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1.31040131040132">
            <text:p>1.3104013104</text:p>
          </table:table-cell>
          <table:table-cell table:formula="of:=IF(OR(AND([.B464]&gt;[.E464];[.C464]=0);AND([.B464]&lt;=[.E464];[.C464]=1));1;&quot;&quot;)" office:value-type="float" office:value="1">
            <text:p>1</text:p>
          </table:table-cell>
        </table:table-row>
        <table:table-row table:style-name="ro1">
          <table:table-cell office:value-type="float" office:value="9602">
            <text:p>9602</text:p>
          </table:table-cell>
          <table:table-cell office:value-type="float" office:value="2722">
            <text:p>2722</text:p>
          </table:table-cell>
          <table:table-cell office:value-type="float" office:value="1">
            <text:p>1</text:p>
          </table:table-cell>
          <table:table-cell office:value-type="float" office:value="2735">
            <text:p>2735</text:p>
          </table:table-cell>
          <table:table-cell office:value-type="float" office:value="2720">
            <text:p>2720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 office:value-type="float" office:value="1">
            <text:p>1</text:p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0.551470588235304">
            <text:p>0.5514705882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1">
          <table:table-cell office:value-type="float" office:value="9603">
            <text:p>9603</text:p>
          </table:table-cell>
          <table:table-cell office:value-type="float" office:value="3660">
            <text:p>3660</text:p>
          </table:table-cell>
          <table:table-cell office:value-type="float" office:value="1">
            <text:p>1</text:p>
          </table:table-cell>
          <table:table-cell office:value-type="float" office:value="3741">
            <text:p>3741</text:p>
          </table:table-cell>
          <table:table-cell office:value-type="float" office:value="3770">
            <text:p>3770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 office:value-type="float" office:value="1">
            <text:p>1</text:p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 office:value-type="float" office:value="1">
            <text:p>1</text:p>
          </table:table-cell>
          <table:table-cell table:formula="of:=IF(OR(AND([.G466]=1;[.I466]=1);AND([.F466]=1;[.H466]=1));1;&quot;&quot;)" office:value-type="float" office:value="1">
            <text:p>1</text:p>
          </table:table-cell>
          <table:table-cell/>
          <table:table-cell table:formula="of:=([.D466]/[.E466]*100)-100" office:value-type="float" office:value="-0.769230769230774">
            <text:p>-0.7692307692</text:p>
          </table:table-cell>
          <table:table-cell table:formula="of:=IF(OR(AND([.B466]&gt;[.E466];[.C466]=0);AND([.B466]&lt;=[.E466];[.C466]=1));1;&quot;&quot;)" office:value-type="float" office:value="1">
            <text:p>1</text:p>
          </table:table-cell>
        </table:table-row>
        <table:table-row table:style-name="ro1">
          <table:table-cell office:value-type="float" office:value="9613">
            <text:p>9613</text:p>
          </table:table-cell>
          <table:table-cell office:value-type="float" office:value="6060">
            <text:p>6060</text:p>
          </table:table-cell>
          <table:table-cell office:value-type="float" office:value="1">
            <text:p>1</text:p>
          </table:table-cell>
          <table:table-cell office:value-type="float" office:value="5965">
            <text:p>5965</text:p>
          </table:table-cell>
          <table:table-cell office:value-type="float" office:value="6070">
            <text:p>607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1.72981878088963">
            <text:p>-1.7298187809</text:p>
          </table:table-cell>
          <table:table-cell table:formula="of:=IF(OR(AND([.B467]&gt;[.E467];[.C467]=0);AND([.B467]&lt;=[.E467];[.C467]=1));1;&quot;&quot;)" office:value-type="float" office:value="1">
            <text:p>1</text:p>
          </table:table-cell>
        </table:table-row>
        <table:table-row table:style-name="ro1">
          <table:table-cell office:value-type="float" office:value="9627">
            <text:p>9627</text:p>
          </table:table-cell>
          <table:table-cell office:value-type="float" office:value="5120">
            <text:p>5120</text:p>
          </table:table-cell>
          <table:table-cell office:value-type="float" office:value="1">
            <text:p>1</text:p>
          </table:table-cell>
          <table:table-cell office:value-type="float" office:value="5110">
            <text:p>5110</text:p>
          </table:table-cell>
          <table:table-cell office:value-type="float" office:value="5470">
            <text:p>5470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6.58135283363802">
            <text:p>-6.5813528336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1">
          <table:table-cell office:value-type="float" office:value="9640">
            <text:p>9640</text:p>
          </table:table-cell>
          <table:table-cell office:value-type="float" office:value="1245">
            <text:p>1245</text:p>
          </table:table-cell>
          <table:table-cell office:value-type="float" office:value="1">
            <text:p>1</text:p>
          </table:table-cell>
          <table:table-cell office:value-type="float" office:value="1242">
            <text:p>1242</text:p>
          </table:table-cell>
          <table:table-cell office:value-type="float" office:value="1235">
            <text:p>1235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0.566801619433193">
            <text:p>0.5668016194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1">
          <table:table-cell office:value-type="float" office:value="9682">
            <text:p>9682</text:p>
          </table:table-cell>
          <table:table-cell office:value-type="float" office:value="2847">
            <text:p>2847</text:p>
          </table:table-cell>
          <table:table-cell office:value-type="float" office:value="1">
            <text:p>1</text:p>
          </table:table-cell>
          <table:table-cell office:value-type="float" office:value="2842">
            <text:p>2842</text:p>
          </table:table-cell>
          <table:table-cell office:value-type="float" office:value="2859">
            <text:p>2859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0.594613501224202">
            <text:p>-0.5946135012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1">
          <table:table-cell office:value-type="float" office:value="9684">
            <text:p>9684</text:p>
          </table:table-cell>
          <table:table-cell office:value-type="float" office:value="3050">
            <text:p>3050</text:p>
          </table:table-cell>
          <table:table-cell office:value-type="float" office:value="0">
            <text:p>0</text:p>
          </table:table-cell>
          <table:table-cell office:value-type="float" office:value="3117">
            <text:p>3117</text:p>
          </table:table-cell>
          <table:table-cell office:value-type="float" office:value="3035">
            <text:p>3035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2.7018121911038">
            <text:p>2.7018121911</text:p>
          </table:table-cell>
          <table:table-cell table:formula="of:=IF(OR(AND([.B471]&gt;[.E471];[.C471]=0);AND([.B471]&lt;=[.E471];[.C471]=1));1;&quot;&quot;)" office:value-type="float" office:value="1">
            <text:p>1</text:p>
          </table:table-cell>
        </table:table-row>
        <table:table-row table:style-name="ro1">
          <table:table-cell office:value-type="float" office:value="9719">
            <text:p>9719</text:p>
          </table:table-cell>
          <table:table-cell office:value-type="float" office:value="4230">
            <text:p>4230</text:p>
          </table:table-cell>
          <table:table-cell office:value-type="float" office:value="1">
            <text:p>1</text:p>
          </table:table-cell>
          <table:table-cell office:value-type="float" office:value="4200">
            <text:p>4200</text:p>
          </table:table-cell>
          <table:table-cell office:value-type="float" office:value="4165">
            <text:p>4165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0.840336134453779">
            <text:p>0.8403361345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1">
          <table:table-cell office:value-type="float" office:value="9735">
            <text:p>9735</text:p>
          </table:table-cell>
          <table:table-cell office:value-type="float" office:value="7700">
            <text:p>7700</text:p>
          </table:table-cell>
          <table:table-cell office:value-type="float" office:value="1">
            <text:p>1</text:p>
          </table:table-cell>
          <table:table-cell office:value-type="float" office:value="7690">
            <text:p>7690</text:p>
          </table:table-cell>
          <table:table-cell office:value-type="float" office:value="7735">
            <text:p>773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-0.581771170006462">
            <text:p>-0.58177117</text:p>
          </table:table-cell>
          <table:table-cell table:formula="of:=IF(OR(AND([.B473]&gt;[.E473];[.C473]=0);AND([.B473]&lt;=[.E473];[.C473]=1));1;&quot;&quot;)" office:value-type="float" office:value="1">
            <text:p>1</text:p>
          </table:table-cell>
        </table:table-row>
        <table:table-row table:style-name="ro1">
          <table:table-cell office:value-type="float" office:value="9739">
            <text:p>9739</text:p>
          </table:table-cell>
          <table:table-cell office:value-type="float" office:value="915">
            <text:p>915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office:value-type="float" office:value="942">
            <text:p>942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 office:value-type="float" office:value="1">
            <text:p>1</text:p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 office:value-type="float" office:value="1">
            <text:p>1</text:p>
          </table:table-cell>
          <table:table-cell table:formula="of:=IF(OR(AND([.G474]=1;[.I474]=1);AND([.F474]=1;[.H474]=1));1;&quot;&quot;)" office:value-type="float" office:value="1">
            <text:p>1</text:p>
          </table:table-cell>
          <table:table-cell/>
          <table:table-cell table:formula="of:=([.D474]/[.E474]*100)-100" office:value-type="float" office:value="-2.4416135881104">
            <text:p>-2.4416135881</text:p>
          </table:table-cell>
          <table:table-cell table:formula="of:=IF(OR(AND([.B474]&gt;[.E474];[.C474]=0);AND([.B474]&lt;=[.E474];[.C474]=1));1;&quot;&quot;)" office:value-type="float" office:value="1">
            <text:p>1</text:p>
          </table:table-cell>
        </table:table-row>
        <table:table-row table:style-name="ro1">
          <table:table-cell office:value-type="float" office:value="9742">
            <text:p>9742</text:p>
          </table:table-cell>
          <table:table-cell office:value-type="float" office:value="1075">
            <text:p>1075</text:p>
          </table:table-cell>
          <table:table-cell office:value-type="float" office:value="0">
            <text:p>0</text:p>
          </table:table-cell>
          <table:table-cell office:value-type="float" office:value="1065">
            <text:p>1065</text:p>
          </table:table-cell>
          <table:table-cell office:value-type="float" office:value="1120">
            <text:p>1120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 office:value-type="float" office:value="1">
            <text:p>1</text:p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4.91071428571429">
            <text:p>-4.9107142857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1">
          <table:table-cell office:value-type="float" office:value="9766">
            <text:p>9766</text:p>
          </table:table-cell>
          <table:table-cell office:value-type="float" office:value="2591">
            <text:p>2591</text:p>
          </table:table-cell>
          <table:table-cell office:value-type="float" office:value="0">
            <text:p>0</text:p>
          </table:table-cell>
          <table:table-cell office:value-type="float" office:value="2601">
            <text:p>2601</text:p>
          </table:table-cell>
          <table:table-cell office:value-type="float" office:value="2599">
            <text:p>2599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0.0769526741054278">
            <text:p>0.0769526741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1">
          <table:table-cell office:value-type="float" office:value="9783">
            <text:p>9783</text:p>
          </table:table-cell>
          <table:table-cell office:value-type="float" office:value="3205">
            <text:p>3205</text:p>
          </table:table-cell>
          <table:table-cell office:value-type="float" office:value="1">
            <text:p>1</text:p>
          </table:table-cell>
          <table:table-cell office:value-type="float" office:value="3195">
            <text:p>3195</text:p>
          </table:table-cell>
          <table:table-cell office:value-type="float" office:value="3210">
            <text:p>3210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0.467289719626166">
            <text:p>-0.4672897196</text:p>
          </table:table-cell>
          <table:table-cell table:formula="of:=IF(OR(AND([.B477]&gt;[.E477];[.C477]=0);AND([.B477]&lt;=[.E477];[.C477]=1));1;&quot;&quot;)" office:value-type="float" office:value="1">
            <text:p>1</text:p>
          </table:table-cell>
        </table:table-row>
        <table:table-row table:style-name="ro1">
          <table:table-cell office:value-type="float" office:value="9787">
            <text:p>9787</text:p>
          </table:table-cell>
          <table:table-cell office:value-type="float" office:value="3540">
            <text:p>3540</text:p>
          </table:table-cell>
          <table:table-cell office:value-type="float" office:value="1">
            <text:p>1</text:p>
          </table:table-cell>
          <table:table-cell office:value-type="float" office:value="3564">
            <text:p>3564</text:p>
          </table:table-cell>
          <table:table-cell office:value-type="float" office:value="3575">
            <text:p>3575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 office:value-type="float" office:value="1">
            <text:p>1</text:p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 office:value-type="float" office:value="1">
            <text:p>1</text:p>
          </table:table-cell>
          <table:table-cell table:formula="of:=IF(OR(AND([.G478]=1;[.I478]=1);AND([.F478]=1;[.H478]=1));1;&quot;&quot;)" office:value-type="float" office:value="1">
            <text:p>1</text:p>
          </table:table-cell>
          <table:table-cell/>
          <table:table-cell table:formula="of:=([.D478]/[.E478]*100)-100" office:value-type="float" office:value="-0.307692307692307">
            <text:p>-0.3076923077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1">
          <table:table-cell office:value-type="float" office:value="9810">
            <text:p>981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404">
            <text:p>404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-1.98019801980198">
            <text:p>-1.9801980198</text:p>
          </table:table-cell>
          <table:table-cell table:formula="of:=IF(OR(AND([.B479]&gt;[.E479];[.C479]=0);AND([.B479]&lt;=[.E479];[.C479]=1));1;&quot;&quot;)">
            <text:p/>
          </table:table-cell>
        </table:table-row>
        <table:table-row table:style-name="ro1">
          <table:table-cell office:value-type="float" office:value="9831">
            <text:p>9831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float" office:value="479">
            <text:p>479</text:p>
          </table:table-cell>
          <table:table-cell office:value-type="float" office:value="483">
            <text:p>483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 office:value-type="float" office:value="1">
            <text:p>1</text:p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  <table:table-cell table:formula="of:=([.D480]/[.E480]*100)-100" office:value-type="float" office:value="-0.828157349896486">
            <text:p>-0.8281573499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1">
          <table:table-cell office:value-type="float" office:value="9843">
            <text:p>9843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9839">
            <text:p>9839</text:p>
          </table:table-cell>
          <table:table-cell office:value-type="float" office:value="9720">
            <text:p>972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1.22427983539095">
            <text:p>1.2242798354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3775">
            <text:p>3775</text:p>
          </table:table-cell>
          <table:table-cell office:value-type="float" office:value="3855">
            <text:p>3855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 office:value-type="float" office:value="1">
            <text:p>1</text:p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-2.07522697795072">
            <text:p>-2.075226978</text:p>
          </table:table-cell>
          <table:table-cell table:formula="of:=IF(OR(AND([.B482]&gt;[.E482];[.C482]=0);AND([.B482]&lt;=[.E482];[.C482]=1));1;&quot;&quot;)" office:value-type="float" office:value="1">
            <text:p>1</text:p>
          </table:table-cell>
        </table:table-row>
        <table:table-row table:style-name="ro1">
          <table:table-cell office:value-type="float" office:value="9936">
            <text:p>9936</text:p>
          </table:table-cell>
          <table:table-cell office:value-type="float" office:value="4085">
            <text:p>4085</text:p>
          </table:table-cell>
          <table:table-cell office:value-type="float" office:value="1">
            <text:p>1</text:p>
          </table:table-cell>
          <table:table-cell office:value-type="float" office:value="4094">
            <text:p>4094</text:p>
          </table:table-cell>
          <table:table-cell office:value-type="float" office:value="4080">
            <text:p>4080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 office:value-type="float" office:value="1">
            <text:p>1</text:p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0.343137254901961">
            <text:p>0.3431372549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1">
          <table:table-cell office:value-type="float" office:value="9948">
            <text:p>9948</text:p>
          </table:table-cell>
          <table:table-cell office:value-type="float" office:value="2228">
            <text:p>2228</text:p>
          </table:table-cell>
          <table:table-cell office:value-type="float" office:value="1">
            <text:p>1</text:p>
          </table:table-cell>
          <table:table-cell office:value-type="float" office:value="2237">
            <text:p>2237</text:p>
          </table:table-cell>
          <table:table-cell office:value-type="float" office:value="2275">
            <text:p>2275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 office:value-type="float" office:value="1">
            <text:p>1</text:p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  <table:table-cell table:formula="of:=([.D484]/[.E484]*100)-100" office:value-type="float" office:value="-1.67032967032968">
            <text:p>-1.6703296703</text:p>
          </table:table-cell>
          <table:table-cell table:formula="of:=IF(OR(AND([.B484]&gt;[.E484];[.C484]=0);AND([.B484]&lt;=[.E484];[.C484]=1));1;&quot;&quot;)" office:value-type="float" office:value="1">
            <text:p>1</text:p>
          </table:table-cell>
        </table:table-row>
        <table:table-row table:style-name="ro1">
          <table:table-cell office:value-type="float" office:value="9956">
            <text:p>9956</text:p>
          </table:table-cell>
          <table:table-cell office:value-type="float" office:value="2867">
            <text:p>2867</text:p>
          </table:table-cell>
          <table:table-cell office:value-type="float" office:value="1">
            <text:p>1</text:p>
          </table:table-cell>
          <table:table-cell office:value-type="float" office:value="2888">
            <text:p>2888</text:p>
          </table:table-cell>
          <table:table-cell office:value-type="float" office:value="2910">
            <text:p>2910</text:p>
          </table:table-cell>
          <table:table-cell table:formula="of:=IF(AND([.B485]&gt;[.E485];[.H485]=1);1;&quot;&quot;)">
            <text:p/>
          </table:table-cell>
          <table:table-cell table:formula="of:=IF(AND([.B485]&lt;=[.E485];[.I485]=1);1;&quot;&quot;)" office:value-type="float" office:value="1">
            <text:p>1</text:p>
          </table:table-cell>
          <table:table-cell table:formula="of:=IF(AND([.B485]&gt;[.D485];[.C485]=0);1;&quot;&quot;)">
            <text:p/>
          </table:table-cell>
          <table:table-cell table:formula="of:=IF(AND([.B485]&lt;=[.D485];[.C485]=1);1;&quot;&quot;)" office:value-type="float" office:value="1">
            <text:p>1</text:p>
          </table:table-cell>
          <table:table-cell table:formula="of:=IF(OR(AND([.G485]=1;[.I485]=1);AND([.F485]=1;[.H485]=1));1;&quot;&quot;)" office:value-type="float" office:value="1">
            <text:p>1</text:p>
          </table:table-cell>
          <table:table-cell/>
          <table:table-cell table:formula="of:=([.D485]/[.E485]*100)-100" office:value-type="float" office:value="-0.756013745704465">
            <text:p>-0.7560137457</text:p>
          </table:table-cell>
          <table:table-cell table:formula="of:=IF(OR(AND([.B485]&gt;[.E485];[.C485]=0);AND([.B485]&lt;=[.E485];[.C485]=1));1;&quot;&quot;)" office:value-type="float" office:value="1">
            <text:p>1</text:p>
          </table:table-cell>
        </table:table-row>
        <table:table-row table:style-name="ro1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6]&gt;[.E486];[.H486]=1);1;&quot;&quot;)">
            <text:p/>
          </table:table-cell>
          <table:table-cell table:formula="of:=IF(AND([.B486]&lt;=[.E486];[.I486]=1);1;&quot;&quot;)">
            <text:p/>
          </table:table-cell>
          <table:table-cell table:formula="of:=IF(AND([.B486]&gt;[.D486];[.C486]=0);1;&quot;&quot;)">
            <text:p/>
          </table:table-cell>
          <table:table-cell table:formula="of:=IF(AND([.B486]&lt;=[.D486];[.C486]=1);1;&quot;&quot;)">
            <text:p/>
          </table:table-cell>
          <table:table-cell table:formula="of:=IF(OR(AND([.G486]=1;[.I486]=1);AND([.F486]=1;[.H486]=1));1;&quot;&quot;)">
            <text:p/>
          </table:table-cell>
          <table:table-cell/>
          <table:table-cell table:formula="of:=([.D486]/[.E486]*100)-100" office:value-type="float" office:value="-0.091240875912419">
            <text:p>-0.0912408759</text:p>
          </table:table-cell>
          <table:table-cell table:formula="of:=IF(OR(AND([.B486]&gt;[.E486];[.C486]=0);AND([.B486]&lt;=[.E486];[.C486]=1));1;&quot;&quot;)" office:value-type="float" office:value="1">
            <text:p>1</text:p>
          </table:table-cell>
        </table:table-row>
        <table:table-row table:style-name="ro1">
          <table:table-cell office:value-type="float" office:value="9983">
            <text:p>9983</text:p>
          </table:table-cell>
          <table:table-cell office:value-type="float" office:value="46375">
            <text:p>46375</text:p>
          </table:table-cell>
          <table:table-cell office:value-type="float" office:value="1">
            <text:p>1</text:p>
          </table:table-cell>
          <table:table-cell office:value-type="float" office:value="46763">
            <text:p>46763</text:p>
          </table:table-cell>
          <table:table-cell office:value-type="float" office:value="47405">
            <text:p>47405</text:p>
          </table:table-cell>
          <table:table-cell table:formula="of:=IF(AND([.B487]&gt;[.E487];[.H487]=1);1;&quot;&quot;)">
            <text:p/>
          </table:table-cell>
          <table:table-cell table:formula="of:=IF(AND([.B487]&lt;=[.E487];[.I487]=1);1;&quot;&quot;)" office:value-type="float" office:value="1">
            <text:p>1</text:p>
          </table:table-cell>
          <table:table-cell table:formula="of:=IF(AND([.B487]&gt;[.D487];[.C487]=0);1;&quot;&quot;)">
            <text:p/>
          </table:table-cell>
          <table:table-cell table:formula="of:=IF(AND([.B487]&lt;=[.D487];[.C487]=1);1;&quot;&quot;)" office:value-type="float" office:value="1">
            <text:p>1</text:p>
          </table:table-cell>
          <table:table-cell table:formula="of:=IF(OR(AND([.G487]=1;[.I487]=1);AND([.F487]=1;[.H487]=1));1;&quot;&quot;)" office:value-type="float" office:value="1">
            <text:p>1</text:p>
          </table:table-cell>
          <table:table-cell/>
          <table:table-cell table:formula="of:=([.D487]/[.E487]*100)-100" office:value-type="float" office:value="-1.35428752241324">
            <text:p>-1.3542875224</text:p>
          </table:table-cell>
          <table:table-cell table:formula="of:=IF(OR(AND([.B487]&gt;[.E487];[.C487]=0);AND([.B487]&lt;=[.E487];[.C487]=1));1;&quot;&quot;)" office:value-type="float" office:value="1">
            <text:p>1</text:p>
          </table:table-cell>
        </table:table-row>
        <table:table-row table:style-name="ro1">
          <table:table-cell office:value-type="float" office:value="9984">
            <text:p>9984</text:p>
          </table:table-cell>
          <table:table-cell office:value-type="float" office:value="6129">
            <text:p>6129</text:p>
          </table:table-cell>
          <table:table-cell office:value-type="float" office:value="0">
            <text:p>0</text:p>
          </table:table-cell>
          <table:table-cell office:value-type="float" office:value="6073">
            <text:p>6073</text:p>
          </table:table-cell>
          <table:table-cell office:value-type="float" office:value="6244">
            <text:p>6244</text:p>
          </table:table-cell>
          <table:table-cell table:formula="of:=IF(AND([.B488]&gt;[.E488];[.H488]=1);1;&quot;&quot;)">
            <text:p/>
          </table:table-cell>
          <table:table-cell table:formula="of:=IF(AND([.B488]&lt;=[.E488];[.I488]=1);1;&quot;&quot;)">
            <text:p/>
          </table:table-cell>
          <table:table-cell table:formula="of:=IF(AND([.B488]&gt;[.D488];[.C488]=0);1;&quot;&quot;)" office:value-type="float" office:value="1">
            <text:p>1</text:p>
          </table:table-cell>
          <table:table-cell table:formula="of:=IF(AND([.B488]&lt;=[.D488];[.C488]=1);1;&quot;&quot;)">
            <text:p/>
          </table:table-cell>
          <table:table-cell table:formula="of:=IF(OR(AND([.G488]=1;[.I488]=1);AND([.F488]=1;[.H488]=1));1;&quot;&quot;)">
            <text:p/>
          </table:table-cell>
          <table:table-cell/>
          <table:table-cell table:formula="of:=([.D488]/[.E488]*100)-100" office:value-type="float" office:value="-2.73862908392056">
            <text:p>-2.7386290839</text:p>
          </table:table-cell>
          <table:table-cell table:formula="of:=IF(OR(AND([.B488]&gt;[.E488];[.C488]=0);AND([.B488]&lt;=[.E488];[.C488]=1));1;&quot;&quot;)">
            <text:p/>
          </table:table-cell>
        </table:table-row>
        <table:table-row table:style-name="ro1">
          <table:table-cell office:value-type="float" office:value="9989">
            <text:p>9989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6265">
            <text:p>6265</text:p>
          </table:table-cell>
          <table:table-cell office:value-type="float" office:value="6410">
            <text:p>6410</text:p>
          </table:table-cell>
          <table:table-cell table:formula="of:=IF(AND([.B489]&gt;[.E489];[.H489]=1);1;&quot;&quot;)">
            <text:p/>
          </table:table-cell>
          <table:table-cell table:formula="of:=IF(AND([.B489]&lt;=[.E489];[.I489]=1);1;&quot;&quot;)">
            <text:p/>
          </table:table-cell>
          <table:table-cell table:formula="of:=IF(AND([.B489]&gt;[.D489];[.C489]=0);1;&quot;&quot;)" office:value-type="float" office:value="1">
            <text:p>1</text:p>
          </table:table-cell>
          <table:table-cell table:formula="of:=IF(AND([.B489]&lt;=[.D489];[.C489]=1);1;&quot;&quot;)">
            <text:p/>
          </table:table-cell>
          <table:table-cell table:formula="of:=IF(OR(AND([.G489]=1;[.I489]=1);AND([.F489]=1;[.H489]=1));1;&quot;&quot;)">
            <text:p/>
          </table:table-cell>
          <table:table-cell/>
          <table:table-cell table:formula="of:=([.D489]/[.E489]*100)-100" office:value-type="float" office:value="-2.26209048361935">
            <text:p>-2.2620904836</text:p>
          </table:table-cell>
          <table:table-cell table:formula="of:=IF(OR(AND([.B489]&gt;[.E489];[.C489]=0);AND([.B489]&lt;=[.E489];[.C489]=1));1;&quot;&quot;)">
            <text:p/>
          </table:table-cell>
        </table:table-row>
        <table:table-row table:style-name="ro1">
          <table:table-cell table:number-columns-repeated="5"/>
          <table:table-cell table:formula="of:=SUM([.F2:.F489])" office:value-type="float" office:value="26">
            <text:p>26</text:p>
          </table:table-cell>
          <table:table-cell table:formula="of:=SUM([.G2:.G489])" office:value-type="float" office:value="73">
            <text:p>73</text:p>
          </table:table-cell>
          <table:table-cell table:formula="of:=SUM([.H2:.H489])" office:value-type="float" office:value="152">
            <text:p>152</text:p>
          </table:table-cell>
          <table:table-cell table:formula="of:=SUM([.I2:.I489])" office:value-type="float" office:value="97">
            <text:p>97</text:p>
          </table:table-cell>
          <table:table-cell table:formula="of:=SUM([.J2:.J489])" office:value-type="float" office:value="99">
            <text:p>99</text:p>
          </table:table-cell>
          <table:table-cell table:formula="of:=([.J490]/([.H490]+[.I490]))*100" office:value-type="float" office:value="39.7590361445783">
            <text:p>39.7590361446</text:p>
          </table:table-cell>
          <table:table-cell table:formula="of:=AVERAGE([.L2:.L489])" office:value-type="float" office:value="-1.46849886320737">
            <text:p>-1.4684988632</text:p>
          </table:table-cell>
          <table:table-cell table:formula="of:=SUM([.M2:.M489])" office:value-type="float" office:value="219">
            <text:p>219</text:p>
          </table:table-cell>
        </table:table-row>
        <table:table-row table:style-name="ro1">
          <table:table-cell table:number-columns-repeated="11"/>
          <table:table-cell table:formula="of:=MIN([.L2:.L489])" office:value-type="float" office:value="-15.5339805825243">
            <text:p>-15.5339805825</text:p>
          </table:table-cell>
          <table:table-cell table:formula="of:=[.M490]/488" office:value-type="float" office:value="0.448770491803279">
            <text:p>0.4487704918</text:p>
          </table:table-cell>
        </table:table-row>
        <table:table-row table:style-name="ro1">
          <table:table-cell table:number-columns-repeated="11"/>
          <table:table-cell table:formula="of:=MAX([.L2:.L489])" office:value-type="float" office:value="11.1225806451613">
            <text:p>11.1225806452</text:p>
          </table:table-cell>
          <table:table-cell table:formula="of:=SUM([.C2:.C489])" office:value-type="float" office:value="226">
            <text:p>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1:43:09</dc:date>
    <dc:creator>debian </dc:creator>
    <meta:generator>LibreOffice/3.5$Linux_x86 LibreOffice_project/350m1$Build-2</meta:generator>
    <meta:editing-duration>P0D</meta:editing-duration>
    <meta:editing-cycles>3</meta:editing-cycles>
    <meta:document-statistic meta:table-count="1" meta:cell-count="5881" meta:object-count="0"/>
  </office:meta>
</office:document-meta>
</file>